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45816267" calcext:value-type="float">
            <text:p>0.04458162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93419333" calcext:value-type="float">
            <text:p>0.0893419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43082333" calcext:value-type="float">
            <text:p>0.1343082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794824" calcext:value-type="float">
            <text:p>0.17948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48382267" calcext:value-type="float">
            <text:p>0.22483822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703241133" calcext:value-type="float">
            <text:p>0.27032411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58710933" calcext:value-type="float">
            <text:p>0.31587109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140492" calcext:value-type="float">
            <text:p>0.361404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068599467" calcext:value-type="float">
            <text:p>0.40685994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521916467" calcext:value-type="float">
            <text:p>0.45219164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738486" calcext:value-type="float">
            <text:p>0.497384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4245546" calcext:value-type="float">
            <text:p>0.5424554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874450467" calcext:value-type="float">
            <text:p>0.58744504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324100667" calcext:value-type="float">
            <text:p>0.63241006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774085133" calcext:value-type="float">
            <text:p>0.67740851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2248796" calcext:value-type="float">
            <text:p>0.722487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676779333" calcext:value-type="float">
            <text:p>0.7676779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129878933" calcext:value-type="float">
            <text:p>0.81298789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5841036" calcext:value-type="float">
            <text:p>0.8584103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039271533" calcext:value-type="float">
            <text:p>0.90392715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495163267" calcext:value-type="float">
            <text:p>0.94951632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51575733" calcext:value-type="float">
            <text:p>0.99515757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408347933" calcext:value-type="float">
            <text:p>1.04083479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0865355267" calcext:value-type="float">
            <text:p>1.08653552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322481067" calcext:value-type="float">
            <text:p>1.13224810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7795806" calcext:value-type="float">
            <text:p>1.177958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236455333" calcext:value-type="float">
            <text:p>1.2236455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692852533" calcext:value-type="float">
            <text:p>1.26928525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3148496067" calcext:value-type="float">
            <text:p>1.31484960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603143933" calcext:value-type="float">
            <text:p>1.36031439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4056655933" calcext:value-type="float">
            <text:p>1.40566559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5090494" calcext:value-type="float">
            <text:p>1.4509049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49605194" calcext:value-type="float">
            <text:p>1.4960519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411411133" calcext:value-type="float">
            <text:p>1.54114111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862146267" calcext:value-type="float">
            <text:p>1.58621462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313123333" calcext:value-type="float">
            <text:p>1.6313123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7646242" calcext:value-type="float">
            <text:p>1.6764624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216759067" calcext:value-type="float">
            <text:p>1.72167590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6694698" calcext:value-type="float">
            <text:p>1.7669469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122593133" calcext:value-type="float">
            <text:p>1.81225931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575964267" calcext:value-type="float">
            <text:p>1.85759642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9029526067" calcext:value-type="float">
            <text:p>1.90295260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4834062" calcext:value-type="float">
            <text:p>1.948340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9379306" calcext:value-type="float">
            <text:p>1.993793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393560867" calcext:value-type="float">
            <text:p>2.03935608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0850767733" calcext:value-type="float">
            <text:p>2.085076773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1309874533" calcext:value-type="float">
            <text:p>2.13098745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7709178" calcext:value-type="float">
            <text:p>2.1770917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2233567333" calcext:value-type="float">
            <text:p>2.22335673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6971328" calcext:value-type="float">
            <text:p>2.2697132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31606592" calcext:value-type="float">
            <text:p>2.3160659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623092667" calcext:value-type="float">
            <text:p>2.36230926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4083480267" calcext:value-type="float">
            <text:p>2.40834802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4541160333" calcext:value-type="float">
            <text:p>2.45411603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4995899467" calcext:value-type="float">
            <text:p>2.499589946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5447941667" calcext:value-type="float">
            <text:p>2.54479416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5897952667" calcext:value-type="float">
            <text:p>2.58979526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6346869933" calcext:value-type="float">
            <text:p>2.63468699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67956936" calcext:value-type="float">
            <text:p>2.679569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7245272933" calcext:value-type="float">
            <text:p>2.724527293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696143733" calcext:value-type="float">
            <text:p>2.769614373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81484542" calcext:value-type="float">
            <text:p>2.8148454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8601991533" calcext:value-type="float">
            <text:p>2.86019915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9056292267" calcext:value-type="float">
            <text:p>2.90562922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9510801" calcext:value-type="float">
            <text:p>2.95108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9965032933" calcext:value-type="float">
            <text:p>2.996503293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0418698933" calcext:value-type="float">
            <text:p>3.04186989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871763133" calcext:value-type="float">
            <text:p>3.08717631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1324423" calcext:value-type="float">
            <text:p>3.132442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777023867" calcext:value-type="float">
            <text:p>3.17770238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2229937533" calcext:value-type="float">
            <text:p>3.222993753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683442267" calcext:value-type="float">
            <text:p>3.268344226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3137637667" calcext:value-type="float">
            <text:p>3.3137637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592411133" calcext:value-type="float">
            <text:p>3.35924111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4047456267" calcext:value-type="float">
            <text:p>3.40474562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4502329" calcext:value-type="float">
            <text:p>3.450232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9565202" calcext:value-type="float">
            <text:p>3.495652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5409527133" calcext:value-type="float">
            <text:p>3.54095271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5860912533" calcext:value-type="float">
            <text:p>3.58609125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63103486" calcext:value-type="float">
            <text:p>3.6310348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6757649533" calcext:value-type="float">
            <text:p>3.675764953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7202797867" calcext:value-type="float">
            <text:p>3.720279786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7645964733" calcext:value-type="float">
            <text:p>3.76459647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80875186" calcext:value-type="float">
            <text:p>3.808751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8528011933" calcext:value-type="float">
            <text:p>3.852801193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8968135467" calcext:value-type="float">
            <text:p>3.896813546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9408636733" calcext:value-type="float">
            <text:p>3.94086367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9850212" calcext:value-type="float">
            <text:p>3.985021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.0293392333" calcext:value-type="float">
            <text:p>4.029339233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0738450467" calcext:value-type="float">
            <text:p>4.073845046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1185351733" calcext:value-type="float">
            <text:p>4.118535173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633761" calcext:value-type="float">
            <text:p>4.163376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2083102733" calcext:value-type="float">
            <text:p>4.20831027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2532658733" calcext:value-type="float">
            <text:p>4.25326587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2981679733" calcext:value-type="float">
            <text:p>4.298167973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3429486933" calcext:value-type="float">
            <text:p>4.34294869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3875544667" calcext:value-type="float">
            <text:p>4.38755446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4319494667" calcext:value-type="float">
            <text:p>4.431949466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4761154533" calcext:value-type="float">
            <text:p>4.47611545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5200493067" calcext:value-type="float">
            <text:p>4.52004930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56376006" calcext:value-type="float">
            <text:p>4.563760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6072671867" calcext:value-type="float">
            <text:p>4.607267186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6506009867" calcext:value-type="float">
            <text:p>4.650600986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6938045867" calcext:value-type="float">
            <text:p>4.693804586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7369356" calcext:value-type="float">
            <text:p>4.736935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7800646933" calcext:value-type="float">
            <text:p>4.780064693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82326838" calcext:value-type="float">
            <text:p>4.8232683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8666148467" calcext:value-type="float">
            <text:p>4.866614846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9101441467" calcext:value-type="float">
            <text:p>4.910144146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9538467" calcext:value-type="float">
            <text:p>4.953846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9976458733" calcext:value-type="float">
            <text:p>4.99764587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.0413908067" calcext:value-type="float">
            <text:p>5.041390806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08486458" calcext:value-type="float">
            <text:p>5.0848645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12781082" calcext:value-type="float">
            <text:p>5.1278108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1699796133" calcext:value-type="float">
            <text:p>5.169979613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21119012" calcext:value-type="float">
            <text:p>5.2111901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2514024" calcext:value-type="float">
            <text:p>5.251402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2907822933" calcext:value-type="float">
            <text:p>5.29078229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3297326467" calcext:value-type="float">
            <text:p>5.329732646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3688603267" calcext:value-type="float">
            <text:p>5.36886032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4088664933" calcext:value-type="float">
            <text:p>5.40886649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4503887867" calcext:value-type="float">
            <text:p>5.450388786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4938555467" calcext:value-type="float">
            <text:p>5.493855546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5394016667" calcext:value-type="float">
            <text:p>5.53940166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5868580267" calcext:value-type="float">
            <text:p>5.586858026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6357983467" calcext:value-type="float">
            <text:p>5.63579834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6856202467" calcext:value-type="float">
            <text:p>5.68562024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73564118" calcext:value-type="float">
            <text:p>5.7356411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7851947533" calcext:value-type="float">
            <text:p>5.78519475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8337162067" calcext:value-type="float">
            <text:p>5.83371620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8808072133" calcext:value-type="float">
            <text:p>5.880807213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9262717333" calcext:value-type="float">
            <text:p>5.926271733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9701173467" calcext:value-type="float">
            <text:p>5.970117346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.0125219" calcext:value-type="float">
            <text:p>6.012521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0537737867" calcext:value-type="float">
            <text:p>6.053773786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09420298" calcext:value-type="float">
            <text:p>6.0942029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1341231467" calcext:value-type="float">
            <text:p>6.134123146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1737989467" calcext:value-type="float">
            <text:p>6.17379894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2134399933" calcext:value-type="float">
            <text:p>6.21343999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2532112933" calcext:value-type="float">
            <text:p>6.25321129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2932452" calcext:value-type="float">
            <text:p>6.293245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3336423867" calcext:value-type="float">
            <text:p>6.333642386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3744564467" calcext:value-type="float">
            <text:p>6.37445644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41566496" calcext:value-type="float">
            <text:p>6.4156649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4571359733" calcext:value-type="float">
            <text:p>6.457135973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4986006867" calcext:value-type="float">
            <text:p>6.498600686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53964092" calcext:value-type="float">
            <text:p>6.5396409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57969576" calcext:value-type="float">
            <text:p>6.579695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6180878067" calcext:value-type="float">
            <text:p>6.618087806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87244" calcext:value-type="float">
            <text:p>6.687244</text:p>
          </table:table-cell>
          <table:table-cell table:formula="of:=AVERAGE([.B151:.B200])" office:value-type="float" office:value="6.80913984" calcext:value-type="float">
            <text:p>6.80913984</text:p>
          </table:table-cell>
          <table:table-cell table:formula="of:=POWER([.C151]-6.75;2)" office:value-type="float" office:value="0.00349752067522553" calcext:value-type="float">
            <text:p>0.0034975207</text:p>
          </table:table-cell>
          <table:table-cell table:formula="of:=SQRT(SUM([.D151:.D250])/100)" office:value-type="float" office:value="0.127358202802726" calcext:value-type="float">
            <text:p>0.12735820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14046" calcext:value-type="float">
            <text:p>6.714046</text:p>
          </table:table-cell>
          <table:table-cell table:formula="of:=AVERAGE([.B152:.B201])" office:value-type="float" office:value="6.81445288" calcext:value-type="float">
            <text:p>6.81445288</text:p>
          </table:table-cell>
          <table:table-cell table:formula="of:=POWER([.C152]-6.75;2)" office:value-type="float" office:value="0.00415417374029442" calcext:value-type="float">
            <text:p>0.004154173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44945" calcext:value-type="float">
            <text:p>6.744945</text:p>
          </table:table-cell>
          <table:table-cell table:formula="of:=AVERAGE([.B153:.B202])" office:value-type="float" office:value="6.818902" calcext:value-type="float">
            <text:p>6.818902</text:p>
          </table:table-cell>
          <table:table-cell table:formula="of:=POWER([.C153]-6.75;2)" office:value-type="float" office:value="0.00474748560399994" calcext:value-type="float">
            <text:p>0.004747485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76125" calcext:value-type="float">
            <text:p>6.776125</text:p>
          </table:table-cell>
          <table:table-cell table:formula="of:=AVERAGE([.B154:.B203])" office:value-type="float" office:value="6.82211938" calcext:value-type="float">
            <text:p>6.82211938</text:p>
          </table:table-cell>
          <table:table-cell table:formula="of:=POWER([.C154]-6.75;2)" office:value-type="float" office:value="0.00520120497158443" calcext:value-type="float">
            <text:p>0.00520120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03374" calcext:value-type="float">
            <text:p>6.803374</text:p>
          </table:table-cell>
          <table:table-cell table:formula="of:=AVERAGE([.B155:.B204])" office:value-type="float" office:value="6.8239009" calcext:value-type="float">
            <text:p>6.8239009</text:p>
          </table:table-cell>
          <table:table-cell table:formula="of:=POWER([.C155]-6.75;2)" office:value-type="float" office:value="0.00546134302081025" calcext:value-type="float">
            <text:p>0.00546134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22883" calcext:value-type="float">
            <text:p>6.822883</text:p>
          </table:table-cell>
          <table:table-cell table:formula="of:=AVERAGE([.B156:.B205])" office:value-type="float" office:value="6.82425516" calcext:value-type="float">
            <text:p>6.82425516</text:p>
          </table:table-cell>
          <table:table-cell table:formula="of:=POWER([.C156]-6.75;2)" office:value-type="float" office:value="0.00551382878662558" calcext:value-type="float">
            <text:p>0.005513828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32047" calcext:value-type="float">
            <text:p>6.832047</text:p>
          </table:table-cell>
          <table:table-cell table:formula="of:=AVERAGE([.B157:.B206])" office:value-type="float" office:value="6.82341016" calcext:value-type="float">
            <text:p>6.82341016</text:p>
          </table:table-cell>
          <table:table-cell table:formula="of:=POWER([.C157]-6.75;2)" office:value-type="float" office:value="0.00538905159122572" calcext:value-type="float">
            <text:p>0.00538905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830074" calcext:value-type="float">
            <text:p>6.830074</text:p>
          </table:table-cell>
          <table:table-cell table:formula="of:=AVERAGE([.B158:.B207])" office:value-type="float" office:value="6.82177252" calcext:value-type="float">
            <text:p>6.82177252</text:p>
          </table:table-cell>
          <table:table-cell table:formula="of:=POWER([.C158]-6.75;2)" office:value-type="float" office:value="0.00515129462715061" calcext:value-type="float">
            <text:p>0.005151294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18254" calcext:value-type="float">
            <text:p>6.818254</text:p>
          </table:table-cell>
          <table:table-cell table:formula="of:=AVERAGE([.B159:.B208])" office:value-type="float" office:value="6.81984622" calcext:value-type="float">
            <text:p>6.81984622</text:p>
          </table:table-cell>
          <table:table-cell table:formula="of:=POWER([.C159]-6.75;2)" office:value-type="float" office:value="0.00487849444828884" calcext:value-type="float">
            <text:p>0.004878494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99755" calcext:value-type="float">
            <text:p>6.799755</text:p>
          </table:table-cell>
          <table:table-cell table:formula="of:=AVERAGE([.B160:.B209])" office:value-type="float" office:value="6.81812824" calcext:value-type="float">
            <text:p>6.81812824</text:p>
          </table:table-cell>
          <table:table-cell table:formula="of:=POWER([.C160]-6.75;2)" office:value-type="float" office:value="0.00464145708549785" calcext:value-type="float">
            <text:p>0.00464145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78982" calcext:value-type="float">
            <text:p>6.778982</text:p>
          </table:table-cell>
          <table:table-cell table:formula="of:=AVERAGE([.B161:.B210])" office:value-type="float" office:value="6.81700694" calcext:value-type="float">
            <text:p>6.81700694</text:p>
          </table:table-cell>
          <table:table-cell table:formula="of:=POWER([.C161]-6.75;2)" office:value-type="float" office:value="0.00448993000816392" calcext:value-type="float">
            <text:p>0.0044899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6059" calcext:value-type="float">
            <text:p>6.76059</text:p>
          </table:table-cell>
          <table:table-cell table:formula="of:=AVERAGE([.B162:.B211])" office:value-type="float" office:value="6.81668854" calcext:value-type="float">
            <text:p>6.81668854</text:p>
          </table:table-cell>
          <table:table-cell table:formula="of:=POWER([.C162]-6.75;2)" office:value-type="float" office:value="0.00444736136733177" calcext:value-type="float">
            <text:p>0.004447361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48438" calcext:value-type="float">
            <text:p>6.748438</text:p>
          </table:table-cell>
          <table:table-cell table:formula="of:=AVERAGE([.B163:.B212])" office:value-type="float" office:value="6.81716988" calcext:value-type="float">
            <text:p>6.81716988</text:p>
          </table:table-cell>
          <table:table-cell table:formula="of:=POWER([.C163]-6.75;2)" office:value-type="float" office:value="0.00451179277921461" calcext:value-type="float">
            <text:p>0.004511792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44753" calcext:value-type="float">
            <text:p>6.744753</text:p>
          </table:table-cell>
          <table:table-cell table:formula="of:=AVERAGE([.B164:.B213])" office:value-type="float" office:value="6.81826232" calcext:value-type="float">
            <text:p>6.81826232</text:p>
          </table:table-cell>
          <table:table-cell table:formula="of:=POWER([.C164]-6.75;2)" office:value-type="float" office:value="0.0046597443317826" calcext:value-type="float">
            <text:p>0.004659744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49767" calcext:value-type="float">
            <text:p>6.749767</text:p>
          </table:table-cell>
          <table:table-cell table:formula="of:=AVERAGE([.B165:.B214])" office:value-type="float" office:value="6.81965748" calcext:value-type="float">
            <text:p>6.81965748</text:p>
          </table:table-cell>
          <table:table-cell table:formula="of:=POWER([.C165]-6.75;2)" office:value-type="float" office:value="0.00485216451995053" calcext:value-type="float">
            <text:p>0.004852164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61917" calcext:value-type="float">
            <text:p>6.761917</text:p>
          </table:table-cell>
          <table:table-cell table:formula="of:=AVERAGE([.B166:.B215])" office:value-type="float" office:value="6.82101476" calcext:value-type="float">
            <text:p>6.82101476</text:p>
          </table:table-cell>
          <table:table-cell table:formula="of:=POWER([.C166]-6.75;2)" office:value-type="float" office:value="0.00504309613785756" calcext:value-type="float">
            <text:p>0.005043096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78496" calcext:value-type="float">
            <text:p>6.778496</text:p>
          </table:table-cell>
          <table:table-cell table:formula="of:=AVERAGE([.B167:.B216])" office:value-type="float" office:value="6.822046" calcext:value-type="float">
            <text:p>6.822046</text:p>
          </table:table-cell>
          <table:table-cell table:formula="of:=POWER([.C167]-6.75;2)" office:value-type="float" office:value="0.00519062611600004" calcext:value-type="float">
            <text:p>0.005190626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96494" calcext:value-type="float">
            <text:p>6.796494</text:p>
          </table:table-cell>
          <table:table-cell table:formula="of:=AVERAGE([.B168:.B217])" office:value-type="float" office:value="6.82257588" calcext:value-type="float">
            <text:p>6.82257588</text:p>
          </table:table-cell>
          <table:table-cell table:formula="of:=POWER([.C168]-6.75;2)" office:value-type="float" office:value="0.00526725835777434" calcext:value-type="float">
            <text:p>0.005267258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1337" calcext:value-type="float">
            <text:p>6.81337</text:p>
          </table:table-cell>
          <table:table-cell table:formula="of:=AVERAGE([.B169:.B218])" office:value-type="float" office:value="6.82256526" calcext:value-type="float">
            <text:p>6.82256526</text:p>
          </table:table-cell>
          <table:table-cell table:formula="of:=POWER([.C169]-6.75;2)" office:value-type="float" office:value="0.00526571695886763" calcext:value-type="float">
            <text:p>0.00526571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27519" calcext:value-type="float">
            <text:p>6.827519</text:p>
          </table:table-cell>
          <table:table-cell table:formula="of:=AVERAGE([.B170:.B219])" office:value-type="float" office:value="6.82209582" calcext:value-type="float">
            <text:p>6.82209582</text:p>
          </table:table-cell>
          <table:table-cell table:formula="of:=POWER([.C170]-6.75;2)" office:value-type="float" office:value="0.0051978072614722" calcext:value-type="float">
            <text:p>0.005197807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38376" calcext:value-type="float">
            <text:p>6.838376</text:p>
          </table:table-cell>
          <table:table-cell table:formula="of:=AVERAGE([.B171:.B220])" office:value-type="float" office:value="6.8213257" calcext:value-type="float">
            <text:p>6.8213257</text:p>
          </table:table-cell>
          <table:table-cell table:formula="of:=POWER([.C171]-6.75;2)" office:value-type="float" office:value="0.00508735548049001" calcext:value-type="float">
            <text:p>0.00508735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46187" calcext:value-type="float">
            <text:p>6.846187</text:p>
          </table:table-cell>
          <table:table-cell table:formula="of:=AVERAGE([.B172:.B221])" office:value-type="float" office:value="6.82043228" calcext:value-type="float">
            <text:p>6.82043228</text:p>
          </table:table-cell>
          <table:table-cell table:formula="of:=POWER([.C172]-6.75;2)" office:value-type="float" office:value="0.00496070606599845" calcext:value-type="float">
            <text:p>0.004960706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51583" calcext:value-type="float">
            <text:p>6.851583</text:p>
          </table:table-cell>
          <table:table-cell table:formula="of:=AVERAGE([.B173:.B222])" office:value-type="float" office:value="6.81955996" calcext:value-type="float">
            <text:p>6.81955996</text:p>
          </table:table-cell>
          <table:table-cell table:formula="of:=POWER([.C173]-6.75;2)" office:value-type="float" office:value="0.00483858803520164" calcext:value-type="float">
            <text:p>0.00483858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5511" calcext:value-type="float">
            <text:p>6.85511</text:p>
          </table:table-cell>
          <table:table-cell table:formula="of:=AVERAGE([.B174:.B223])" office:value-type="float" office:value="6.81878692" calcext:value-type="float">
            <text:p>6.81878692</text:p>
          </table:table-cell>
          <table:table-cell table:formula="of:=POWER([.C174]-6.75;2)" office:value-type="float" office:value="0.00473164036308627" calcext:value-type="float">
            <text:p>0.004731640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56887" calcext:value-type="float">
            <text:p>6.856887</text:p>
          </table:table-cell>
          <table:table-cell table:formula="of:=AVERAGE([.B175:.B224])" office:value-type="float" office:value="6.81811676" calcext:value-type="float">
            <text:p>6.81811676</text:p>
          </table:table-cell>
          <table:table-cell table:formula="of:=POWER([.C175]-6.75;2)" office:value-type="float" office:value="0.00463989299289731" calcext:value-type="float">
            <text:p>0.00463989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56493" calcext:value-type="float">
            <text:p>6.856493</text:p>
          </table:table-cell>
          <table:table-cell table:formula="of:=AVERAGE([.B176:.B225])" office:value-type="float" office:value="6.81749256" calcext:value-type="float">
            <text:p>6.81749256</text:p>
          </table:table-cell>
          <table:table-cell table:formula="of:=POWER([.C176]-6.75;2)" office:value-type="float" office:value="0.00455524565535321" calcext:value-type="float">
            <text:p>0.004555245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53121" calcext:value-type="float">
            <text:p>6.853121</text:p>
          </table:table-cell>
          <table:table-cell table:formula="of:=AVERAGE([.B177:.B226])" office:value-type="float" office:value="6.81682452" calcext:value-type="float">
            <text:p>6.81682452</text:p>
          </table:table-cell>
          <table:table-cell table:formula="of:=POWER([.C177]-6.75;2)" office:value-type="float" office:value="0.00446551647322992" calcext:value-type="float">
            <text:p>0.004465516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845958" calcext:value-type="float">
            <text:p>6.845958</text:p>
          </table:table-cell>
          <table:table-cell table:formula="of:=AVERAGE([.B178:.B227])" office:value-type="float" office:value="6.81601946" calcext:value-type="float">
            <text:p>6.81601946</text:p>
          </table:table-cell>
          <table:table-cell table:formula="of:=POWER([.C178]-6.75;2)" office:value-type="float" office:value="0.00435856909869109" calcext:value-type="float">
            <text:p>0.004358569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834653" calcext:value-type="float">
            <text:p>6.834653</text:p>
          </table:table-cell>
          <table:table-cell table:formula="of:=AVERAGE([.B179:.B228])" office:value-type="float" office:value="6.81500238" calcext:value-type="float">
            <text:p>6.81500238</text:p>
          </table:table-cell>
          <table:table-cell table:formula="of:=POWER([.C179]-6.75;2)" office:value-type="float" office:value="0.00422530940566419" calcext:value-type="float">
            <text:p>0.004225309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19718" calcext:value-type="float">
            <text:p>6.819718</text:p>
          </table:table-cell>
          <table:table-cell table:formula="of:=AVERAGE([.B180:.B229])" office:value-type="float" office:value="6.81372494" calcext:value-type="float">
            <text:p>6.81372494</text:p>
          </table:table-cell>
          <table:table-cell table:formula="of:=POWER([.C180]-6.75;2)" office:value-type="float" office:value="0.0040608679780034" calcext:value-type="float">
            <text:p>0.00406086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0268" calcext:value-type="float">
            <text:p>6.80268</text:p>
          </table:table-cell>
          <table:table-cell table:formula="of:=AVERAGE([.B181:.B230])" office:value-type="float" office:value="6.8121614" calcext:value-type="float">
            <text:p>6.8121614</text:p>
          </table:table-cell>
          <table:table-cell table:formula="of:=POWER([.C181]-6.75;2)" office:value-type="float" office:value="0.00386403964995966" calcext:value-type="float">
            <text:p>0.003864039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85902" calcext:value-type="float">
            <text:p>6.785902</text:p>
          </table:table-cell>
          <table:table-cell table:formula="of:=AVERAGE([.B182:.B231])" office:value-type="float" office:value="6.81029808" calcext:value-type="float">
            <text:p>6.81029808</text:p>
          </table:table-cell>
          <table:table-cell table:formula="of:=POWER([.C182]-6.75;2)" office:value-type="float" office:value="0.00363585845168618" calcext:value-type="float">
            <text:p>0.003635858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7205" calcext:value-type="float">
            <text:p>6.77205</text:p>
          </table:table-cell>
          <table:table-cell table:formula="of:=AVERAGE([.B183:.B232])" office:value-type="float" office:value="6.80812454" calcext:value-type="float">
            <text:p>6.80812454</text:p>
          </table:table-cell>
          <table:table-cell table:formula="of:=POWER([.C183]-6.75;2)" office:value-type="float" office:value="0.00337846215021136" calcext:value-type="float">
            <text:p>0.003378462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63376" calcext:value-type="float">
            <text:p>6.763376</text:p>
          </table:table-cell>
          <table:table-cell table:formula="of:=AVERAGE([.B184:.B233])" office:value-type="float" office:value="6.8056336" calcext:value-type="float">
            <text:p>6.8056336</text:p>
          </table:table-cell>
          <table:table-cell table:formula="of:=POWER([.C184]-6.75;2)" office:value-type="float" office:value="0.00309509744895982" calcext:value-type="float">
            <text:p>0.003095097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61027" calcext:value-type="float">
            <text:p>6.761027</text:p>
          </table:table-cell>
          <table:table-cell table:formula="of:=AVERAGE([.B185:.B234])" office:value-type="float" office:value="6.80283224" calcext:value-type="float">
            <text:p>6.80283224</text:p>
          </table:table-cell>
          <table:table-cell table:formula="of:=POWER([.C185]-6.75;2)" office:value-type="float" office:value="0.00279124558341749" calcext:value-type="float">
            <text:p>0.002791245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64656" calcext:value-type="float">
            <text:p>6.764656</text:p>
          </table:table-cell>
          <table:table-cell table:formula="of:=AVERAGE([.B186:.B235])" office:value-type="float" office:value="6.7997597" calcext:value-type="float">
            <text:p>6.7997597</text:p>
          </table:table-cell>
          <table:table-cell table:formula="of:=POWER([.C186]-6.75;2)" office:value-type="float" office:value="0.00247602774408974" calcext:value-type="float">
            <text:p>0.002476027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72513" calcext:value-type="float">
            <text:p>6.772513</text:p>
          </table:table-cell>
          <table:table-cell table:formula="of:=AVERAGE([.B187:.B236])" office:value-type="float" office:value="6.79650364" calcext:value-type="float">
            <text:p>6.79650364</text:p>
          </table:table-cell>
          <table:table-cell table:formula="of:=POWER([.C187]-6.75;2)" office:value-type="float" office:value="0.00216258853324961" calcext:value-type="float">
            <text:p>0.002162588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82023" calcext:value-type="float">
            <text:p>6.782023</text:p>
          </table:table-cell>
          <table:table-cell table:formula="of:=AVERAGE([.B188:.B237])" office:value-type="float" office:value="6.79320376" calcext:value-type="float">
            <text:p>6.79320376</text:p>
          </table:table-cell>
          <table:table-cell table:formula="of:=POWER([.C188]-6.75;2)" office:value-type="float" office:value="0.00186656487813759" calcext:value-type="float">
            <text:p>0.001866564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90661" calcext:value-type="float">
            <text:p>6.790661</text:p>
          </table:table-cell>
          <table:table-cell table:formula="of:=AVERAGE([.B189:.B238])" office:value-type="float" office:value="6.79003588" calcext:value-type="float">
            <text:p>6.79003588</text:p>
          </table:table-cell>
          <table:table-cell table:formula="of:=POWER([.C189]-6.75;2)" office:value-type="float" office:value="0.00160287168737444" calcext:value-type="float">
            <text:p>0.001602871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9685" calcext:value-type="float">
            <text:p>6.79685</text:p>
          </table:table-cell>
          <table:table-cell table:formula="of:=AVERAGE([.B190:.B239])" office:value-type="float" office:value="6.78717676" calcext:value-type="float">
            <text:p>6.78717676</text:p>
          </table:table-cell>
          <table:table-cell table:formula="of:=POWER([.C190]-6.75;2)" office:value-type="float" office:value="0.00138211148409769" calcext:value-type="float">
            <text:p>0.001382111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00567" calcext:value-type="float">
            <text:p>6.800567</text:p>
          </table:table-cell>
          <table:table-cell table:formula="of:=AVERAGE([.B191:.B240])" office:value-type="float" office:value="6.7847572" calcext:value-type="float">
            <text:p>6.7847572</text:p>
          </table:table-cell>
          <table:table-cell table:formula="of:=POWER([.C191]-6.75;2)" office:value-type="float" office:value="0.0012080629518401" calcext:value-type="float">
            <text:p>0.00120806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03427" calcext:value-type="float">
            <text:p>6.803427</text:p>
          </table:table-cell>
          <table:table-cell table:formula="of:=AVERAGE([.B192:.B241])" office:value-type="float" office:value="6.78281624" calcext:value-type="float">
            <text:p>6.78281624</text:p>
          </table:table-cell>
          <table:table-cell table:formula="of:=POWER([.C192]-6.75;2)" office:value-type="float" office:value="0.00107690560773782" calcext:value-type="float">
            <text:p>0.001076905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08202" calcext:value-type="float">
            <text:p>6.808202</text:p>
          </table:table-cell>
          <table:table-cell table:formula="of:=AVERAGE([.B193:.B242])" office:value-type="float" office:value="6.78127048" calcext:value-type="float">
            <text:p>6.78127048</text:p>
          </table:table-cell>
          <table:table-cell table:formula="of:=POWER([.C193]-6.75;2)" office:value-type="float" office:value="0.000977842919430504" calcext:value-type="float">
            <text:p>0.000977842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17866" calcext:value-type="float">
            <text:p>6.817866</text:p>
          </table:table-cell>
          <table:table-cell table:formula="of:=AVERAGE([.B194:.B243])" office:value-type="float" office:value="6.77990896" calcext:value-type="float">
            <text:p>6.77990896</text:p>
          </table:table-cell>
          <table:table-cell table:formula="of:=POWER([.C194]-6.75;2)" office:value-type="float" office:value="0.000894545888281665" calcext:value-type="float">
            <text:p>0.00089454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34454" calcext:value-type="float">
            <text:p>6.834454</text:p>
          </table:table-cell>
          <table:table-cell table:formula="of:=AVERAGE([.B195:.B244])" office:value-type="float" office:value="6.77841844" calcext:value-type="float">
            <text:p>6.77841844</text:p>
          </table:table-cell>
          <table:table-cell table:formula="of:=POWER([.C195]-6.75;2)" office:value-type="float" office:value="0.000807607732033615" calcext:value-type="float">
            <text:p>0.000807607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58103" calcext:value-type="float">
            <text:p>6.858103</text:p>
          </table:table-cell>
          <table:table-cell table:formula="of:=AVERAGE([.B196:.B245])" office:value-type="float" office:value="6.77643566" calcext:value-type="float">
            <text:p>6.77643566</text:p>
          </table:table-cell>
          <table:table-cell table:formula="of:=POWER([.C196]-6.75;2)" office:value-type="float" office:value="0.000698844119635587" calcext:value-type="float">
            <text:p>0.000698844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86602" calcext:value-type="float">
            <text:p>6.886602</text:p>
          </table:table-cell>
          <table:table-cell table:formula="of:=AVERAGE([.B197:.B246])" office:value-type="float" office:value="6.77361576" calcext:value-type="float">
            <text:p>6.77361576</text:p>
          </table:table-cell>
          <table:table-cell table:formula="of:=POWER([.C197]-6.75;2)" office:value-type="float" office:value="0.000557704120377652" calcext:value-type="float">
            <text:p>0.000557704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915649" calcext:value-type="float">
            <text:p>6.915649</text:p>
          </table:table-cell>
          <table:table-cell table:formula="of:=AVERAGE([.B198:.B247])" office:value-type="float" office:value="6.76970104" calcext:value-type="float">
            <text:p>6.76970104</text:p>
          </table:table-cell>
          <table:table-cell table:formula="of:=POWER([.C198]-6.75;2)" office:value-type="float" office:value="0.000388130977081642" calcext:value-type="float">
            <text:p>0.00038813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939743" calcext:value-type="float">
            <text:p>6.939743</text:p>
          </table:table-cell>
          <table:table-cell table:formula="of:=AVERAGE([.B199:.B248])" office:value-type="float" office:value="6.76457306" calcext:value-type="float">
            <text:p>6.76457306</text:p>
          </table:table-cell>
          <table:table-cell table:formula="of:=POWER([.C199]-6.75;2)" office:value-type="float" office:value="0.000212374077763627" calcext:value-type="float">
            <text:p>0.00021237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953482" calcext:value-type="float">
            <text:p>6.953482</text:p>
          </table:table-cell>
          <table:table-cell table:formula="of:=AVERAGE([.B200:.B249])" office:value-type="float" office:value="6.75827616" calcext:value-type="float">
            <text:p>6.75827616</text:p>
          </table:table-cell>
          <table:table-cell table:formula="of:=POWER([.C200]-6.75;2)" office:value-type="float" office:value="0.0000684948243456051" calcext:value-type="float">
            <text:p>6.84948243456051E-0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952896" calcext:value-type="float">
            <text:p>6.952896</text:p>
          </table:table-cell>
          <table:table-cell table:formula="of:=AVERAGE([.B201:.B250])" office:value-type="float" office:value="6.75100808" calcext:value-type="float">
            <text:p>6.75100808</text:p>
          </table:table-cell>
          <table:table-cell table:formula="of:=POWER([.C201]-6.75;2)" office:value-type="float" office:value="0.00000101622528640016" calcext:value-type="float">
            <text:p>1.01622528640016E-00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936502" calcext:value-type="float">
            <text:p>6.936502</text:p>
          </table:table-cell>
          <table:table-cell table:formula="of:=AVERAGE([.B202:.B251])" office:value-type="float" office:value="6.74308242" calcext:value-type="float">
            <text:p>6.74308242</text:p>
          </table:table-cell>
          <table:table-cell table:formula="of:=POWER([.C202]-6.75;2)" office:value-type="float" office:value="0.0000478529130563951" calcext:value-type="float">
            <text:p>4.78529130563951E-00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905814" calcext:value-type="float">
            <text:p>6.905814</text:p>
          </table:table-cell>
          <table:table-cell table:formula="of:=AVERAGE([.B203:.B252])" office:value-type="float" office:value="6.73487376" calcext:value-type="float">
            <text:p>6.73487376</text:p>
          </table:table-cell>
          <table:table-cell table:formula="of:=POWER([.C203]-6.75;2)" office:value-type="float" office:value="0.000228803136537542" calcext:value-type="float">
            <text:p>0.000228803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865201" calcext:value-type="float">
            <text:p>6.865201</text:p>
          </table:table-cell>
          <table:table-cell table:formula="of:=AVERAGE([.B204:.B253])" office:value-type="float" office:value="6.72675888" calcext:value-type="float">
            <text:p>6.72675888</text:p>
          </table:table-cell>
          <table:table-cell table:formula="of:=POWER([.C204]-6.75;2)" office:value-type="float" office:value="0.000540149658854307" calcext:value-type="float">
            <text:p>0.000540149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21087" calcext:value-type="float">
            <text:p>6.821087</text:p>
          </table:table-cell>
          <table:table-cell table:formula="of:=AVERAGE([.B205:.B254])" office:value-type="float" office:value="6.71906566" calcext:value-type="float">
            <text:p>6.71906566</text:p>
          </table:table-cell>
          <table:table-cell table:formula="of:=POWER([.C205]-6.75;2)" office:value-type="float" office:value="0.000956933391235542" calcext:value-type="float">
            <text:p>0.000956933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80633" calcext:value-type="float">
            <text:p>6.780633</text:p>
          </table:table-cell>
          <table:table-cell table:formula="of:=AVERAGE([.B206:.B255])" office:value-type="float" office:value="6.71203696" calcext:value-type="float">
            <text:p>6.71203696</text:p>
          </table:table-cell>
          <table:table-cell table:formula="of:=POWER([.C206]-6.75;2)" office:value-type="float" office:value="0.00144119240604141" calcext:value-type="float">
            <text:p>0.001441192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50165" calcext:value-type="float">
            <text:p>6.750165</text:p>
          </table:table-cell>
          <table:table-cell table:formula="of:=AVERAGE([.B207:.B256])" office:value-type="float" office:value="6.70581158" calcext:value-type="float">
            <text:p>6.70581158</text:p>
          </table:table-cell>
          <table:table-cell table:formula="of:=POWER([.C207]-6.75;2)" office:value-type="float" office:value="0.00195261646209634" calcext:value-type="float">
            <text:p>0.001952616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33759" calcext:value-type="float">
            <text:p>6.733759</text:p>
          </table:table-cell>
          <table:table-cell table:formula="of:=AVERAGE([.B208:.B257])" office:value-type="float" office:value="6.70041934" calcext:value-type="float">
            <text:p>6.70041934</text:p>
          </table:table-cell>
          <table:table-cell table:formula="of:=POWER([.C208]-6.75;2)" office:value-type="float" office:value="0.00245824184603562" calcext:value-type="float">
            <text:p>0.002458241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32355" calcext:value-type="float">
            <text:p>6.732355</text:p>
          </table:table-cell>
          <table:table-cell table:formula="of:=AVERAGE([.B209:.B258])" office:value-type="float" office:value="6.69578356" calcext:value-type="float">
            <text:p>6.69578356</text:p>
          </table:table-cell>
          <table:table-cell table:formula="of:=POWER([.C209]-6.75;2)" office:value-type="float" office:value="0.00293942236627363" calcext:value-type="float">
            <text:p>0.002939422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4369" calcext:value-type="float">
            <text:p>6.74369</text:p>
          </table:table-cell>
          <table:table-cell table:formula="of:=AVERAGE([.B210:.B259])" office:value-type="float" office:value="6.69172436" calcext:value-type="float">
            <text:p>6.69172436</text:p>
          </table:table-cell>
          <table:table-cell table:formula="of:=POWER([.C210]-6.75;2)" office:value-type="float" office:value="0.00339605021740957" calcext:value-type="float">
            <text:p>0.003396050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63062" calcext:value-type="float">
            <text:p>6.763062</text:p>
          </table:table-cell>
          <table:table-cell table:formula="of:=AVERAGE([.B211:.B260])" office:value-type="float" office:value="6.68795822" calcext:value-type="float">
            <text:p>6.68795822</text:p>
          </table:table-cell>
          <table:table-cell table:formula="of:=POWER([.C211]-6.75;2)" office:value-type="float" office:value="0.00384918246556834" calcext:value-type="float">
            <text:p>0.003849182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84657" calcext:value-type="float">
            <text:p>6.784657</text:p>
          </table:table-cell>
          <table:table-cell table:formula="of:=AVERAGE([.B212:.B261])" office:value-type="float" office:value="6.6840945" calcext:value-type="float">
            <text:p>6.6840945</text:p>
          </table:table-cell>
          <table:table-cell table:formula="of:=POWER([.C212]-6.75;2)" office:value-type="float" office:value="0.00434353493025005" calcext:value-type="float">
            <text:p>0.004343534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0306" calcext:value-type="float">
            <text:p>6.80306</text:p>
          </table:table-cell>
          <table:table-cell table:formula="of:=AVERAGE([.B213:.B262])" office:value-type="float" office:value="6.67963616" calcext:value-type="float">
            <text:p>6.67963616</text:p>
          </table:table-cell>
          <table:table-cell table:formula="of:=POWER([.C213]-6.75;2)" office:value-type="float" office:value="0.00495106997954544" calcext:value-type="float">
            <text:p>0.0049510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14511" calcext:value-type="float">
            <text:p>6.814511</text:p>
          </table:table-cell>
          <table:table-cell table:formula="of:=AVERAGE([.B214:.B263])" office:value-type="float" office:value="6.67399628" calcext:value-type="float">
            <text:p>6.67399628</text:p>
          </table:table-cell>
          <table:table-cell table:formula="of:=POWER([.C214]-6.75;2)" office:value-type="float" office:value="0.00577656545383842" calcext:value-type="float">
            <text:p>0.005776565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17631" calcext:value-type="float">
            <text:p>6.817631</text:p>
          </table:table-cell>
          <table:table-cell table:formula="of:=AVERAGE([.B215:.B264])" office:value-type="float" office:value="6.66654478" calcext:value-type="float">
            <text:p>6.66654478</text:p>
          </table:table-cell>
          <table:table-cell table:formula="of:=POWER([.C215]-6.75;2)" office:value-type="float" office:value="0.0069647737452483" calcext:value-type="float">
            <text:p>0.00696477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13479" calcext:value-type="float">
            <text:p>6.813479</text:p>
          </table:table-cell>
          <table:table-cell table:formula="of:=AVERAGE([.B216:.B265])" office:value-type="float" office:value="6.65669854" calcext:value-type="float">
            <text:p>6.65669854</text:p>
          </table:table-cell>
          <table:table-cell table:formula="of:=POWER([.C216]-6.75;2)" office:value-type="float" office:value="0.0087051624381318" calcext:value-type="float">
            <text:p>0.008705162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0499" calcext:value-type="float">
            <text:p>6.80499</text:p>
          </table:table-cell>
          <table:table-cell table:formula="of:=AVERAGE([.B217:.B266])" office:value-type="float" office:value="6.64406048" calcext:value-type="float">
            <text:p>6.64406048</text:p>
          </table:table-cell>
          <table:table-cell table:formula="of:=POWER([.C217]-6.75;2)" office:value-type="float" office:value="0.0112231818978305" calcext:value-type="float">
            <text:p>0.011223181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95963" calcext:value-type="float">
            <text:p>6.795963</text:p>
          </table:table-cell>
          <table:table-cell table:formula="of:=AVERAGE([.B218:.B267])" office:value-type="float" office:value="6.62859752" calcext:value-type="float">
            <text:p>6.62859752</text:p>
          </table:table-cell>
          <table:table-cell table:formula="of:=POWER([.C218]-6.75;2)" office:value-type="float" office:value="0.0147385621501507" calcext:value-type="float">
            <text:p>0.014738562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89898" calcext:value-type="float">
            <text:p>6.789898</text:p>
          </table:table-cell>
          <table:table-cell table:formula="of:=AVERAGE([.B219:.B268])" office:value-type="float" office:value="6.61081794" calcext:value-type="float">
            <text:p>6.61081794</text:p>
          </table:table-cell>
          <table:table-cell table:formula="of:=POWER([.C219]-6.75;2)" office:value-type="float" office:value="0.0193716458258437" calcext:value-type="float">
            <text:p>0.019371645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89013" calcext:value-type="float">
            <text:p>6.789013</text:p>
          </table:table-cell>
          <table:table-cell table:formula="of:=AVERAGE([.B220:.B269])" office:value-type="float" office:value="6.59187104" calcext:value-type="float">
            <text:p>6.59187104</text:p>
          </table:table-cell>
          <table:table-cell table:formula="of:=POWER([.C220]-6.75;2)" office:value-type="float" office:value="0.0250047679906816" calcext:value-type="float">
            <text:p>0.02500476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93705" calcext:value-type="float">
            <text:p>6.793705</text:p>
          </table:table-cell>
          <table:table-cell table:formula="of:=AVERAGE([.B221:.B270])" office:value-type="float" office:value="6.57347382" calcext:value-type="float">
            <text:p>6.57347382</text:p>
          </table:table-cell>
          <table:table-cell table:formula="of:=POWER([.C221]-6.75;2)" office:value-type="float" office:value="0.0311614922253926" calcext:value-type="float">
            <text:p>0.03116149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02571" calcext:value-type="float">
            <text:p>6.802571</text:p>
          </table:table-cell>
          <table:table-cell table:formula="of:=AVERAGE([.B222:.B271])" office:value-type="float" office:value="6.55761822" calcext:value-type="float">
            <text:p>6.55761822</text:p>
          </table:table-cell>
          <table:table-cell table:formula="of:=POWER([.C222]-6.75;2)" office:value-type="float" office:value="0.0370107492759687" calcext:value-type="float">
            <text:p>0.037010749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12931" calcext:value-type="float">
            <text:p>6.812931</text:p>
          </table:table-cell>
          <table:table-cell table:formula="of:=AVERAGE([.B223:.B272])" office:value-type="float" office:value="6.54613368" calcext:value-type="float">
            <text:p>6.54613368</text:p>
          </table:table-cell>
          <table:table-cell table:formula="of:=POWER([.C223]-6.75;2)" office:value-type="float" office:value="0.0415614764303426" calcext:value-type="float">
            <text:p>0.04156147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21602" calcext:value-type="float">
            <text:p>6.821602</text:p>
          </table:table-cell>
          <table:table-cell table:formula="of:=AVERAGE([.B224:.B273])" office:value-type="float" office:value="6.54027534" calcext:value-type="float">
            <text:p>6.54027534</text:p>
          </table:table-cell>
          <table:table-cell table:formula="of:=POWER([.C224]-6.75;2)" office:value-type="float" office:value="0.043984433012116" calcext:value-type="float">
            <text:p>0.0439844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25677" calcext:value-type="float">
            <text:p>6.825677</text:p>
          </table:table-cell>
          <table:table-cell table:formula="of:=AVERAGE([.B225:.B274])" office:value-type="float" office:value="6.54048166" calcext:value-type="float">
            <text:p>6.54048166</text:p>
          </table:table-cell>
          <table:table-cell table:formula="of:=POWER([.C225]-6.75;2)" office:value-type="float" office:value="0.0438979347963559" calcext:value-type="float">
            <text:p>0.043897934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23091" calcext:value-type="float">
            <text:p>6.823091</text:p>
          </table:table-cell>
          <table:table-cell table:formula="of:=AVERAGE([.B226:.B275])" office:value-type="float" office:value="6.5463372" calcext:value-type="float">
            <text:p>6.5463372</text:p>
          </table:table-cell>
          <table:table-cell table:formula="of:=POWER([.C226]-6.75;2)" office:value-type="float" office:value="0.0414785361038404" calcext:value-type="float">
            <text:p>0.041478536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12868" calcext:value-type="float">
            <text:p>6.812868</text:p>
          </table:table-cell>
          <table:table-cell table:formula="of:=AVERAGE([.B227:.B276])" office:value-type="float" office:value="6.55669634" calcext:value-type="float">
            <text:p>6.55669634</text:p>
          </table:table-cell>
          <table:table-cell table:formula="of:=POWER([.C227]-6.75;2)" office:value-type="float" office:value="0.0373663049693962" calcext:value-type="float">
            <text:p>0.03736630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95104" calcext:value-type="float">
            <text:p>6.795104</text:p>
          </table:table-cell>
          <table:table-cell table:formula="of:=AVERAGE([.B228:.B277])" office:value-type="float" office:value="6.56990468" calcext:value-type="float">
            <text:p>6.56990468</text:p>
          </table:table-cell>
          <table:table-cell table:formula="of:=POWER([.C228]-6.75;2)" office:value-type="float" office:value="0.0324343242859029" calcext:value-type="float">
            <text:p>0.03243432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70781" calcext:value-type="float">
            <text:p>6.770781</text:p>
          </table:table-cell>
          <table:table-cell table:formula="of:=AVERAGE([.B229:.B278])" office:value-type="float" office:value="6.5840654" calcext:value-type="float">
            <text:p>6.5840654</text:p>
          </table:table-cell>
          <table:table-cell table:formula="of:=POWER([.C229]-6.75;2)" office:value-type="float" office:value="0.0275342914771609" calcext:value-type="float">
            <text:p>0.027534291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41541" calcext:value-type="float">
            <text:p>6.741541</text:p>
          </table:table-cell>
          <table:table-cell table:formula="of:=AVERAGE([.B230:.B279])" office:value-type="float" office:value="6.5973105" calcext:value-type="float">
            <text:p>6.5973105</text:p>
          </table:table-cell>
          <table:table-cell table:formula="of:=POWER([.C230]-6.75;2)" office:value-type="float" office:value="0.0233140834102509" calcext:value-type="float">
            <text:p>0.023314083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09514" calcext:value-type="float">
            <text:p>6.709514</text:p>
          </table:table-cell>
          <table:table-cell table:formula="of:=AVERAGE([.B231:.B280])" office:value-type="float" office:value="6.60804404" calcext:value-type="float">
            <text:p>6.60804404</text:p>
          </table:table-cell>
          <table:table-cell table:formula="of:=POWER([.C231]-6.75;2)" office:value-type="float" office:value="0.020151494579522" calcext:value-type="float">
            <text:p>0.02015149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77225" calcext:value-type="float">
            <text:p>6.677225</text:p>
          </table:table-cell>
          <table:table-cell table:formula="of:=AVERAGE([.B232:.B281])" office:value-type="float" office:value="6.61512678" calcext:value-type="float">
            <text:p>6.61512678</text:p>
          </table:table-cell>
          <table:table-cell table:formula="of:=POWER([.C232]-6.75;2)" office:value-type="float" office:value="0.0181907854731689" calcext:value-type="float">
            <text:p>0.018190785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47503" calcext:value-type="float">
            <text:p>6.647503</text:p>
          </table:table-cell>
          <table:table-cell table:formula="of:=AVERAGE([.B233:.B282])" office:value-type="float" office:value="6.61797584" calcext:value-type="float">
            <text:p>6.61797584</text:p>
          </table:table-cell>
          <table:table-cell table:formula="of:=POWER([.C233]-6.75;2)" office:value-type="float" office:value="0.0174303788237064" calcext:value-type="float">
            <text:p>0.017430378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23308" calcext:value-type="float">
            <text:p>6.623308</text:p>
          </table:table-cell>
          <table:table-cell table:formula="of:=AVERAGE([.B234:.B283])" office:value-type="float" office:value="6.61656262" calcext:value-type="float">
            <text:p>6.61656262</text:p>
          </table:table-cell>
          <table:table-cell table:formula="of:=POWER([.C234]-6.75;2)" office:value-type="float" office:value="0.0178055343812652" calcext:value-type="float">
            <text:p>0.01780553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074" calcext:value-type="float">
            <text:p>6.6074</text:p>
          </table:table-cell>
          <table:table-cell table:formula="of:=AVERAGE([.B235:.B284])" office:value-type="float" office:value="6.61131012" calcext:value-type="float">
            <text:p>6.61131012</text:p>
          </table:table-cell>
          <table:table-cell table:formula="of:=POWER([.C235]-6.75;2)" office:value-type="float" office:value="0.0192348828144145" calcext:value-type="float">
            <text:p>0.019234882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01853" calcext:value-type="float">
            <text:p>6.601853</text:p>
          </table:table-cell>
          <table:table-cell table:formula="of:=AVERAGE([.B236:.B285])" office:value-type="float" office:value="6.60291778" calcext:value-type="float">
            <text:p>6.60291778</text:p>
          </table:table-cell>
          <table:table-cell table:formula="of:=POWER([.C236]-6.75;2)" office:value-type="float" office:value="0.0216331794401286" calcext:value-type="float">
            <text:p>0.021633179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07519" calcext:value-type="float">
            <text:p>6.607519</text:p>
          </table:table-cell>
          <table:table-cell table:formula="of:=AVERAGE([.B237:.B286])" office:value-type="float" office:value="6.5921683" calcext:value-type="float">
            <text:p>6.5921683</text:p>
          </table:table-cell>
          <table:table-cell table:formula="of:=POWER([.C237]-6.75;2)" office:value-type="float" office:value="0.02491084552489" calcext:value-type="float">
            <text:p>0.02491084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23629" calcext:value-type="float">
            <text:p>6.623629</text:p>
          </table:table-cell>
          <table:table-cell table:formula="of:=AVERAGE([.B238:.B287])" office:value-type="float" office:value="6.57977842" calcext:value-type="float">
            <text:p>6.57977842</text:p>
          </table:table-cell>
          <table:table-cell table:formula="of:=POWER([.C238]-6.75;2)" office:value-type="float" office:value="0.0289753862976966" calcext:value-type="float">
            <text:p>0.02897538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47705" calcext:value-type="float">
            <text:p>6.647705</text:p>
          </table:table-cell>
          <table:table-cell table:formula="of:=AVERAGE([.B239:.B288])" office:value-type="float" office:value="6.56633324" calcext:value-type="float">
            <text:p>6.56633324</text:p>
          </table:table-cell>
          <table:table-cell table:formula="of:=POWER([.C239]-6.75;2)" office:value-type="float" office:value="0.0337334787288974" calcext:value-type="float">
            <text:p>0.033733478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75872" calcext:value-type="float">
            <text:p>6.675872</text:p>
          </table:table-cell>
          <table:table-cell table:formula="of:=AVERAGE([.B240:.B289])" office:value-type="float" office:value="6.55230228" calcext:value-type="float">
            <text:p>6.55230228</text:p>
          </table:table-cell>
          <table:table-cell table:formula="of:=POWER([.C240]-6.75;2)" office:value-type="float" office:value="0.0390843884931987" calcext:value-type="float">
            <text:p>0.03908438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03519" calcext:value-type="float">
            <text:p>6.703519</text:p>
          </table:table-cell>
          <table:table-cell table:formula="of:=AVERAGE([.B241:.B290])" office:value-type="float" office:value="6.53809874" calcext:value-type="float">
            <text:p>6.53809874</text:p>
          </table:table-cell>
          <table:table-cell table:formula="of:=POWER([.C241]-6.75;2)" office:value-type="float" office:value="0.0449021439895874" calcext:value-type="float">
            <text:p>0.0449021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26139" calcext:value-type="float">
            <text:p>6.726139</text:p>
          </table:table-cell>
          <table:table-cell table:formula="of:=AVERAGE([.B242:.B291])" office:value-type="float" office:value="6.52413008" calcext:value-type="float">
            <text:p>6.52413008</text:p>
          </table:table-cell>
          <table:table-cell table:formula="of:=POWER([.C242]-6.75;2)" office:value-type="float" office:value="0.0510172207608064" calcext:value-type="float">
            <text:p>0.05101722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40126" calcext:value-type="float">
            <text:p>6.740126</text:p>
          </table:table-cell>
          <table:table-cell table:formula="of:=AVERAGE([.B243:.B292])" office:value-type="float" office:value="6.51079886" calcext:value-type="float">
            <text:p>6.51079886</text:p>
          </table:table-cell>
          <table:table-cell table:formula="of:=POWER([.C243]-6.75;2)" office:value-type="float" office:value="0.0572171853773003" calcext:value-type="float">
            <text:p>0.057217185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4334" calcext:value-type="float">
            <text:p>6.74334</text:p>
          </table:table-cell>
          <table:table-cell table:formula="of:=AVERAGE([.B244:.B293])" office:value-type="float" office:value="6.49843852" calcext:value-type="float">
            <text:p>6.49843852</text:p>
          </table:table-cell>
          <table:table-cell table:formula="of:=POWER([.C244]-6.75;2)" office:value-type="float" office:value="0.0632831782197906" calcext:value-type="float">
            <text:p>0.063283178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35315" calcext:value-type="float">
            <text:p>6.735315</text:p>
          </table:table-cell>
          <table:table-cell table:formula="of:=AVERAGE([.B245:.B294])" office:value-type="float" office:value="6.48719726" calcext:value-type="float">
            <text:p>6.48719726</text:p>
          </table:table-cell>
          <table:table-cell table:formula="of:=POWER([.C245]-6.75;2)" office:value-type="float" office:value="0.0690652801515074" calcext:value-type="float">
            <text:p>0.069065280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17108" calcext:value-type="float">
            <text:p>6.717108</text:p>
          </table:table-cell>
          <table:table-cell table:formula="of:=AVERAGE([.B246:.B295])" office:value-type="float" office:value="6.476904" calcext:value-type="float">
            <text:p>6.476904</text:p>
          </table:table-cell>
          <table:table-cell table:formula="of:=POWER([.C246]-6.75;2)" office:value-type="float" office:value="0.0745814252159994" calcext:value-type="float">
            <text:p>0.07458142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90866" calcext:value-type="float">
            <text:p>6.690866</text:p>
          </table:table-cell>
          <table:table-cell table:formula="of:=AVERAGE([.B247:.B296])" office:value-type="float" office:value="6.46695598" calcext:value-type="float">
            <text:p>6.46695598</text:p>
          </table:table-cell>
          <table:table-cell table:formula="of:=POWER([.C247]-6.75;2)" office:value-type="float" office:value="0.0801139172577605" calcext:value-type="float">
            <text:p>0.080113917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5925" calcext:value-type="float">
            <text:p>6.65925</text:p>
          </table:table-cell>
          <table:table-cell table:formula="of:=AVERAGE([.B248:.B297])" office:value-type="float" office:value="6.45625936" calcext:value-type="float">
            <text:p>6.45625936</text:p>
          </table:table-cell>
          <table:table-cell table:formula="of:=POWER([.C248]-6.75;2)" office:value-type="float" office:value="0.0862835635876108" calcext:value-type="float">
            <text:p>0.08628356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24898" calcext:value-type="float">
            <text:p>6.624898</text:p>
          </table:table-cell>
          <table:table-cell table:formula="of:=AVERAGE([.B249:.B298])" office:value-type="float" office:value="6.44323888" calcext:value-type="float">
            <text:p>6.44323888</text:p>
          </table:table-cell>
          <table:table-cell table:formula="of:=POWER([.C249]-6.75;2)" office:value-type="float" office:value="0.0941023847436566" calcext:value-type="float">
            <text:p>0.09410238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90078" calcext:value-type="float">
            <text:p>6.590078</text:p>
          </table:table-cell>
          <table:table-cell table:formula="of:=AVERAGE([.B250:.B299])" office:value-type="float" office:value="6.42591706" calcext:value-type="float">
            <text:p>6.42591706</text:p>
          </table:table-cell>
          <table:table-cell table:formula="of:=POWER([.C250]-6.75;2)" office:value-type="float" office:value="0.105029751999045" calcext:value-type="float">
            <text:p>0.1050297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56613" calcext:value-type="float">
            <text:p>6.556613</text:p>
          </table:table-cell>
          <table:table-cell table:formula="of:=AVERAGE([.B251:.B300])" office:value-type="float" office:value="6.40205394" calcext:value-type="float">
            <text:p>6.40205394</text:p>
          </table:table-cell>
          <table:table-cell table:formula="of:=POWER([.C251]-6.75;2)" office:value-type="float" office:value="0.121066460669524" calcext:value-type="float">
            <text:p>0.12106646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526069" calcext:value-type="float">
            <text:p>6.526069</text:p>
          </table:table-cell>
          <table:table-cell table:formula="of:=AVERAGE([.B252:.B301])" office:value-type="float" office:value="6.3693373" calcext:value-type="float">
            <text:p>6.3693373</text:p>
          </table:table-cell>
          <table:table-cell table:formula="of:=POWER([.C252]-6.75;2)" office:value-type="float" office:value="0.144904091171291" calcext:value-type="float">
            <text:p>0.14490409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50007" calcext:value-type="float">
            <text:p>6.50007</text:p>
          </table:table-cell>
          <table:table-cell table:formula="of:=AVERAGE([.B253:.B302])" office:value-type="float" office:value="6.32562508" calcext:value-type="float">
            <text:p>6.32562508</text:p>
          </table:table-cell>
          <table:table-cell table:formula="of:=POWER([.C253]-6.75;2)" office:value-type="float" office:value="0.180094072725006" calcext:value-type="float">
            <text:p>0.180094072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8054" calcext:value-type="float">
            <text:p>6.48054</text:p>
          </table:table-cell>
          <table:table-cell table:formula="of:=AVERAGE([.B254:.B303])" office:value-type="float" office:value="6.26927892" calcext:value-type="float">
            <text:p>6.26927892</text:p>
          </table:table-cell>
          <table:table-cell table:formula="of:=POWER([.C254]-6.75;2)" office:value-type="float" office:value="0.231092756756368" calcext:value-type="float">
            <text:p>0.231092756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69652" calcext:value-type="float">
            <text:p>6.469652</text:p>
          </table:table-cell>
          <table:table-cell table:formula="of:=AVERAGE([.B255:.B304])" office:value-type="float" office:value="6.19973084" calcext:value-type="float">
            <text:p>6.19973084</text:p>
          </table:table-cell>
          <table:table-cell table:formula="of:=POWER([.C255]-6.75;2)" office:value-type="float" office:value="0.302796148447109" calcext:value-type="float">
            <text:p>0.302796148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469364" calcext:value-type="float">
            <text:p>6.469364</text:p>
          </table:table-cell>
          <table:table-cell table:formula="of:=AVERAGE([.B256:.B305])" office:value-type="float" office:value="6.11867256" calcext:value-type="float">
            <text:p>6.11867256</text:p>
          </table:table-cell>
          <table:table-cell table:formula="of:=POWER([.C256]-6.75;2)" office:value-type="float" office:value="0.398574336496955" calcext:value-type="float">
            <text:p>0.39857433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480553" calcext:value-type="float">
            <text:p>6.480553</text:p>
          </table:table-cell>
          <table:table-cell table:formula="of:=AVERAGE([.B257:.B306])" office:value-type="float" office:value="6.03224048" calcext:value-type="float">
            <text:p>6.03224048</text:p>
          </table:table-cell>
          <table:table-cell table:formula="of:=POWER([.C257]-6.75;2)" office:value-type="float" office:value="0.515178728550634" calcext:value-type="float">
            <text:p>0.515178728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0197" calcext:value-type="float">
            <text:p>6.50197</text:p>
          </table:table-cell>
          <table:table-cell table:formula="of:=AVERAGE([.B258:.B307])" office:value-type="float" office:value="5.95153918" calcext:value-type="float">
            <text:p>5.95153918</text:p>
          </table:table-cell>
          <table:table-cell table:formula="of:=POWER([.C258]-6.75;2)" office:value-type="float" office:value="0.637539681075072" calcext:value-type="float">
            <text:p>0.637539681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29395" calcext:value-type="float">
            <text:p>6.529395</text:p>
          </table:table-cell>
          <table:table-cell table:formula="of:=AVERAGE([.B259:.B308])" office:value-type="float" office:value="5.8897815" calcext:value-type="float">
            <text:p>5.8897815</text:p>
          </table:table-cell>
          <table:table-cell table:formula="of:=POWER([.C259]-6.75;2)" office:value-type="float" office:value="0.739975867742247" calcext:value-type="float">
            <text:p>0.739975867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55383" calcext:value-type="float">
            <text:p>6.555383</text:p>
          </table:table-cell>
          <table:table-cell table:formula="of:=AVERAGE([.B260:.B309])" office:value-type="float" office:value="5.89698162" calcext:value-type="float">
            <text:p>5.89698162</text:p>
          </table:table-cell>
          <table:table-cell table:formula="of:=POWER([.C260]-6.75;2)" office:value-type="float" office:value="0.727640356617821" calcext:value-type="float">
            <text:p>0.727640356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69876" calcext:value-type="float">
            <text:p>6.569876</text:p>
          </table:table-cell>
          <table:table-cell table:formula="of:=AVERAGE([.B261:.B310])" office:value-type="float" office:value="5.90366198" calcext:value-type="float">
            <text:p>5.90366198</text:p>
          </table:table-cell>
          <table:table-cell table:formula="of:=POWER([.C261]-6.75;2)" office:value-type="float" office:value="0.716288044097518" calcext:value-type="float">
            <text:p>0.716288044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56174" calcext:value-type="float">
            <text:p>6.56174</text:p>
          </table:table-cell>
          <table:table-cell table:formula="of:=AVERAGE([.B262:.B311])" office:value-type="float" office:value="5.82640648" calcext:value-type="float">
            <text:p>5.82640648</text:p>
          </table:table-cell>
          <table:table-cell table:formula="of:=POWER([.C262]-6.75;2)" office:value-type="float" office:value="0.853024990185987" calcext:value-type="float">
            <text:p>0.853024990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21066" calcext:value-type="float">
            <text:p>6.521066</text:p>
          </table:table-cell>
          <table:table-cell table:formula="of:=AVERAGE([.B263:.B312])" office:value-type="float" office:value="5.77144492" calcext:value-type="float">
            <text:p>5.77144492</text:p>
          </table:table-cell>
          <table:table-cell table:formula="of:=POWER([.C263]-6.75;2)" office:value-type="float" office:value="0.957570044593802" calcext:value-type="float">
            <text:p>0.95757004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441936" calcext:value-type="float">
            <text:p>6.441936</text:p>
          </table:table-cell>
          <table:table-cell table:formula="of:=AVERAGE([.B264:.B313])" office:value-type="float" office:value="5.73006198" calcext:value-type="float">
            <text:p>5.73006198</text:p>
          </table:table-cell>
          <table:table-cell table:formula="of:=POWER([.C264]-6.75;2)" office:value-type="float" office:value="1.04027356464152" calcext:value-type="float">
            <text:p>1.040273564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325319" calcext:value-type="float">
            <text:p>6.325319</text:p>
          </table:table-cell>
          <table:table-cell table:formula="of:=AVERAGE([.B265:.B314])" office:value-type="float" office:value="5.69868156" calcext:value-type="float">
            <text:p>5.69868156</text:p>
          </table:table-cell>
          <table:table-cell table:formula="of:=POWER([.C265]-6.75;2)" office:value-type="float" office:value="1.10527046228403" calcext:value-type="float">
            <text:p>1.10527046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181576" calcext:value-type="float">
            <text:p>6.181576</text:p>
          </table:table-cell>
          <table:table-cell table:formula="of:=AVERAGE([.B266:.B315])" office:value-type="float" office:value="5.67513392" calcext:value-type="float">
            <text:p>5.67513392</text:p>
          </table:table-cell>
          <table:table-cell table:formula="of:=POWER([.C266]-6.75;2)" office:value-type="float" office:value="1.15533708993457" calcext:value-type="float">
            <text:p>1.155337089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031842" calcext:value-type="float">
            <text:p>6.031842</text:p>
          </table:table-cell>
          <table:table-cell table:formula="of:=AVERAGE([.B267:.B316])" office:value-type="float" office:value="5.65790676" calcext:value-type="float">
            <text:p>5.65790676</text:p>
          </table:table-cell>
          <table:table-cell table:formula="of:=POWER([.C267]-6.75;2)" office:value-type="float" office:value="1.1926676448537" calcext:value-type="float">
            <text:p>1.19266764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906984" calcext:value-type="float">
            <text:p>5.906984</text:p>
          </table:table-cell>
          <table:table-cell table:formula="of:=AVERAGE([.B268:.B317])" office:value-type="float" office:value="5.64581914" calcext:value-type="float">
            <text:p>5.64581914</text:p>
          </table:table-cell>
          <table:table-cell table:formula="of:=POWER([.C268]-6.75;2)" office:value-type="float" office:value="1.21921537159034" calcext:value-type="float">
            <text:p>1.219215371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842553" calcext:value-type="float">
            <text:p>5.842553</text:p>
          </table:table-cell>
          <table:table-cell table:formula="of:=AVERAGE([.B269:.B318])" office:value-type="float" office:value="5.63776582" calcext:value-type="float">
            <text:p>5.63776582</text:p>
          </table:table-cell>
          <table:table-cell table:formula="of:=POWER([.C269]-6.75;2)" office:value-type="float" office:value="1.23706487116027" calcext:value-type="float">
            <text:p>1.237064871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869152" calcext:value-type="float">
            <text:p>5.869152</text:p>
          </table:table-cell>
          <table:table-cell table:formula="of:=AVERAGE([.B270:.B319])" office:value-type="float" office:value="5.63250572" calcext:value-type="float">
            <text:p>5.63250572</text:p>
          </table:table-cell>
          <table:table-cell table:formula="of:=POWER([.C270]-6.75;2)" office:value-type="float" office:value="1.24879346583272" calcext:value-type="float">
            <text:p>1.248793465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000925" calcext:value-type="float">
            <text:p>6.000925</text:p>
          </table:table-cell>
          <table:table-cell table:formula="of:=AVERAGE([.B271:.B320])" office:value-type="float" office:value="5.62856942" calcext:value-type="float">
            <text:p>5.62856942</text:p>
          </table:table-cell>
          <table:table-cell table:formula="of:=POWER([.C271]-6.75;2)" office:value-type="float" office:value="1.25760654575913" calcext:value-type="float">
            <text:p>1.25760654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228344" calcext:value-type="float">
            <text:p>6.228344</text:p>
          </table:table-cell>
          <table:table-cell table:formula="of:=AVERAGE([.B272:.B321])" office:value-type="float" office:value="5.6243586" calcext:value-type="float">
            <text:p>5.6243586</text:p>
          </table:table-cell>
          <table:table-cell table:formula="of:=POWER([.C272]-6.75;2)" office:value-type="float" office:value="1.26706856139396" calcext:value-type="float">
            <text:p>1.267068561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20014" calcext:value-type="float">
            <text:p>6.520014</text:p>
          </table:table-cell>
          <table:table-cell table:formula="of:=AVERAGE([.B273:.B322])" office:value-type="float" office:value="5.61841138" calcext:value-type="float">
            <text:p>5.61841138</text:p>
          </table:table-cell>
          <table:table-cell table:formula="of:=POWER([.C273]-6.75;2)" office:value-type="float" office:value="1.2804928049135" calcext:value-type="float">
            <text:p>1.280492804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31918" calcext:value-type="float">
            <text:p>6.831918</text:p>
          </table:table-cell>
          <table:table-cell table:formula="of:=AVERAGE([.B274:.B323])" office:value-type="float" office:value="5.60970206" calcext:value-type="float">
            <text:p>5.60970206</text:p>
          </table:table-cell>
          <table:table-cell table:formula="of:=POWER([.C274]-6.75;2)" office:value-type="float" office:value="1.30027939196824" calcext:value-type="float">
            <text:p>1.30027939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118454" calcext:value-type="float">
            <text:p>7.118454</text:p>
          </table:table-cell>
          <table:table-cell table:formula="of:=AVERAGE([.B275:.B324])" office:value-type="float" office:value="5.59784118" calcext:value-type="float">
            <text:p>5.59784118</text:p>
          </table:table-cell>
          <table:table-cell table:formula="of:=POWER([.C275]-6.75;2)" office:value-type="float" office:value="1.32746994650379" calcext:value-type="float">
            <text:p>1.327469946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341048" calcext:value-type="float">
            <text:p>7.341048</text:p>
          </table:table-cell>
          <table:table-cell table:formula="of:=AVERAGE([.B276:.B325])" office:value-type="float" office:value="5.58312242" calcext:value-type="float">
            <text:p>5.58312242</text:p>
          </table:table-cell>
          <table:table-cell table:formula="of:=POWER([.C276]-6.75;2)" office:value-type="float" office:value="1.36160328670666" calcext:value-type="float">
            <text:p>1.361603286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473285" calcext:value-type="float">
            <text:p>7.473285</text:p>
          </table:table-cell>
          <table:table-cell table:formula="of:=AVERAGE([.B277:.B326])" office:value-type="float" office:value="5.56643306" calcext:value-type="float">
            <text:p>5.56643306</text:p>
          </table:table-cell>
          <table:table-cell table:formula="of:=POWER([.C277]-6.75;2)" office:value-type="float" office:value="1.40083070146096" calcext:value-type="float">
            <text:p>1.400830701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50314" calcext:value-type="float">
            <text:p>7.50314</text:p>
          </table:table-cell>
          <table:table-cell table:formula="of:=AVERAGE([.B278:.B327])" office:value-type="float" office:value="5.54907014" calcext:value-type="float">
            <text:p>5.54907014</text:p>
          </table:table-cell>
          <table:table-cell table:formula="of:=POWER([.C278]-6.75;2)" office:value-type="float" office:value="1.44223252863962" calcext:value-type="float">
            <text:p>1.442232528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433036" calcext:value-type="float">
            <text:p>7.433036</text:p>
          </table:table-cell>
          <table:table-cell table:formula="of:=AVERAGE([.B279:.B328])" office:value-type="float" office:value="5.53250604" calcext:value-type="float">
            <text:p>5.53250604</text:p>
          </table:table-cell>
          <table:table-cell table:formula="of:=POWER([.C279]-6.75;2)" office:value-type="float" office:value="1.48229154263648" calcext:value-type="float">
            <text:p>1.48229154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278218" calcext:value-type="float">
            <text:p>7.278218</text:p>
          </table:table-cell>
          <table:table-cell table:formula="of:=AVERAGE([.B280:.B329])" office:value-type="float" office:value="5.51814548" calcext:value-type="float">
            <text:p>5.51814548</text:p>
          </table:table-cell>
          <table:table-cell table:formula="of:=POWER([.C280]-6.75;2)" office:value-type="float" office:value="1.51746555844443" calcext:value-type="float">
            <text:p>1.517465558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063651" calcext:value-type="float">
            <text:p>7.063651</text:p>
          </table:table-cell>
          <table:table-cell table:formula="of:=AVERAGE([.B281:.B330])" office:value-type="float" office:value="5.50711394" calcext:value-type="float">
            <text:p>5.50711394</text:p>
          </table:table-cell>
          <table:table-cell table:formula="of:=POWER([.C281]-6.75;2)" office:value-type="float" office:value="1.54476575814232" calcext:value-type="float">
            <text:p>1.544765758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19678" calcext:value-type="float">
            <text:p>6.819678</text:p>
          </table:table-cell>
          <table:table-cell table:formula="of:=AVERAGE([.B282:.B331])" office:value-type="float" office:value="5.50011286" calcext:value-type="float">
            <text:p>5.50011286</text:p>
          </table:table-cell>
          <table:table-cell table:formula="of:=POWER([.C282]-6.75;2)" office:value-type="float" office:value="1.56221786273738" calcext:value-type="float">
            <text:p>1.562217862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576842" calcext:value-type="float">
            <text:p>6.576842</text:p>
          </table:table-cell>
          <table:table-cell table:formula="of:=AVERAGE([.B283:.B332])" office:value-type="float" office:value="5.49736622" calcext:value-type="float">
            <text:p>5.49736622</text:p>
          </table:table-cell>
          <table:table-cell table:formula="of:=POWER([.C283]-6.75;2)" office:value-type="float" office:value="1.56909138679709" calcext:value-type="float">
            <text:p>1.569091386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360683" calcext:value-type="float">
            <text:p>6.360683</text:p>
          </table:table-cell>
          <table:table-cell table:formula="of:=AVERAGE([.B284:.B333])" office:value-type="float" office:value="5.49866524" calcext:value-type="float">
            <text:p>5.49866524</text:p>
          </table:table-cell>
          <table:table-cell table:formula="of:=POWER([.C284]-6.75;2)" office:value-type="float" office:value="1.56583868158425" calcext:value-type="float">
            <text:p>1.565838681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187783" calcext:value-type="float">
            <text:p>6.187783</text:p>
          </table:table-cell>
          <table:table-cell table:formula="of:=AVERAGE([.B285:.B334])" office:value-type="float" office:value="5.50349508" calcext:value-type="float">
            <text:p>5.50349508</text:p>
          </table:table-cell>
          <table:table-cell table:formula="of:=POWER([.C285]-6.75;2)" office:value-type="float" office:value="1.5537745155842" calcext:value-type="float">
            <text:p>1.553774515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064379" calcext:value-type="float">
            <text:p>6.064379</text:p>
          </table:table-cell>
          <table:table-cell table:formula="of:=AVERAGE([.B286:.B335])" office:value-type="float" office:value="5.51120112" calcext:value-type="float">
            <text:p>5.51120112</text:p>
          </table:table-cell>
          <table:table-cell table:formula="of:=POWER([.C286]-6.75;2)" office:value-type="float" office:value="1.53462266508926" calcext:value-type="float">
            <text:p>1.534622665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988025" calcext:value-type="float">
            <text:p>5.988025</text:p>
          </table:table-cell>
          <table:table-cell table:formula="of:=AVERAGE([.B287:.B336])" office:value-type="float" office:value="5.521136" calcext:value-type="float">
            <text:p>5.521136</text:p>
          </table:table-cell>
          <table:table-cell table:formula="of:=POWER([.C287]-6.75;2)" office:value-type="float" office:value="1.510106730496" calcext:value-type="float">
            <text:p>1.510106730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95137" calcext:value-type="float">
            <text:p>5.95137</text:p>
          </table:table-cell>
          <table:table-cell table:formula="of:=AVERAGE([.B288:.B337])" office:value-type="float" office:value="5.53273626" calcext:value-type="float">
            <text:p>5.53273626</text:p>
          </table:table-cell>
          <table:table-cell table:formula="of:=POWER([.C288]-6.75;2)" office:value-type="float" office:value="1.48173101271878" calcext:value-type="float">
            <text:p>1.481731012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946157" calcext:value-type="float">
            <text:p>5.946157</text:p>
          </table:table-cell>
          <table:table-cell table:formula="of:=AVERAGE([.B289:.B338])" office:value-type="float" office:value="5.54551294" calcext:value-type="float">
            <text:p>5.54551294</text:p>
          </table:table-cell>
          <table:table-cell table:formula="of:=POWER([.C289]-6.75;2)" office:value-type="float" office:value="1.45078907770745" calcext:value-type="float">
            <text:p>1.450789077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965695" calcext:value-type="float">
            <text:p>5.965695</text:p>
          </table:table-cell>
          <table:table-cell table:formula="of:=AVERAGE([.B290:.B339])" office:value-type="float" office:value="5.55898568" calcext:value-type="float">
            <text:p>5.55898568</text:p>
          </table:table-cell>
          <table:table-cell table:formula="of:=POWER([.C290]-6.75;2)" office:value-type="float" office:value="1.41851511044506" calcext:value-type="float">
            <text:p>1.418515110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005086" calcext:value-type="float">
            <text:p>6.005086</text:p>
          </table:table-cell>
          <table:table-cell table:formula="of:=AVERAGE([.B291:.B340])" office:value-type="float" office:value="5.57261652" calcext:value-type="float">
            <text:p>5.57261652</text:p>
          </table:table-cell>
          <table:table-cell table:formula="of:=POWER([.C291]-6.75;2)" office:value-type="float" office:value="1.38623185897691" calcext:value-type="float">
            <text:p>1.38623185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059578" calcext:value-type="float">
            <text:p>6.059578</text:p>
          </table:table-cell>
          <table:table-cell table:formula="of:=AVERAGE([.B292:.B341])" office:value-type="float" office:value="5.5857962" calcext:value-type="float">
            <text:p>5.5857962</text:p>
          </table:table-cell>
          <table:table-cell table:formula="of:=POWER([.C292]-6.75;2)" office:value-type="float" office:value="1.35537048793444" calcext:value-type="float">
            <text:p>1.355370487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122109" calcext:value-type="float">
            <text:p>6.122109</text:p>
          </table:table-cell>
          <table:table-cell table:formula="of:=AVERAGE([.B293:.B342])" office:value-type="float" office:value="5.5979092" calcext:value-type="float">
            <text:p>5.5979092</text:p>
          </table:table-cell>
          <table:table-cell table:formula="of:=POWER([.C293]-6.75;2)" office:value-type="float" office:value="1.32731321144464" calcext:value-type="float">
            <text:p>1.327313211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181277" calcext:value-type="float">
            <text:p>6.181277</text:p>
          </table:table-cell>
          <table:table-cell table:formula="of:=AVERAGE([.B294:.B343])" office:value-type="float" office:value="5.6084705" calcext:value-type="float">
            <text:p>5.6084705</text:p>
          </table:table-cell>
          <table:table-cell table:formula="of:=POWER([.C294]-6.75;2)" office:value-type="float" office:value="1.30308959937025" calcext:value-type="float">
            <text:p>1.30308959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220652" calcext:value-type="float">
            <text:p>6.220652</text:p>
          </table:table-cell>
          <table:table-cell table:formula="of:=AVERAGE([.B295:.B344])" office:value-type="float" office:value="5.61729804" calcext:value-type="float">
            <text:p>5.61729804</text:p>
          </table:table-cell>
          <table:table-cell table:formula="of:=POWER([.C295]-6.75;2)" office:value-type="float" office:value="1.28301373018784" calcext:value-type="float">
            <text:p>1.283013730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219707" calcext:value-type="float">
            <text:p>6.219707</text:p>
          </table:table-cell>
          <table:table-cell table:formula="of:=AVERAGE([.B296:.B345])" office:value-type="float" office:value="5.62467046" calcext:value-type="float">
            <text:p>5.62467046</text:p>
          </table:table-cell>
          <table:table-cell table:formula="of:=POWER([.C296]-6.75;2)" office:value-type="float" office:value="1.26636657359661" calcext:value-type="float">
            <text:p>1.266366573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156035" calcext:value-type="float">
            <text:p>6.156035</text:p>
          </table:table-cell>
          <table:table-cell table:formula="of:=AVERAGE([.B297:.B346])" office:value-type="float" office:value="5.63142332" calcext:value-type="float">
            <text:p>5.63142332</text:p>
          </table:table-cell>
          <table:table-cell table:formula="of:=POWER([.C297]-6.75;2)" office:value-type="float" office:value="1.25121378903982" calcext:value-type="float">
            <text:p>1.25121378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008226" calcext:value-type="float">
            <text:p>6.008226</text:p>
          </table:table-cell>
          <table:table-cell table:formula="of:=AVERAGE([.B298:.B347])" office:value-type="float" office:value="5.63895702" calcext:value-type="float">
            <text:p>5.63895702</text:p>
          </table:table-cell>
          <table:table-cell table:formula="of:=POWER([.C298]-6.75;2)" office:value-type="float" office:value="1.23441650340728" calcext:value-type="float">
            <text:p>1.234416503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758807" calcext:value-type="float">
            <text:p>5.758807</text:p>
          </table:table-cell>
          <table:table-cell table:formula="of:=AVERAGE([.B299:.B348])" office:value-type="float" office:value="5.64915562" calcext:value-type="float">
            <text:p>5.64915562</text:p>
          </table:table-cell>
          <table:table-cell table:formula="of:=POWER([.C299]-6.75;2)" office:value-type="float" office:value="1.21185834897759" calcext:value-type="float">
            <text:p>1.21185834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396922" calcext:value-type="float">
            <text:p>5.396922</text:p>
          </table:table-cell>
          <table:table-cell table:formula="of:=AVERAGE([.B300:.B349])" office:value-type="float" office:value="5.66423736" calcext:value-type="float">
            <text:p>5.66423736</text:p>
          </table:table-cell>
          <table:table-cell table:formula="of:=POWER([.C300]-6.75;2)" office:value-type="float" office:value="1.17888051041977" calcext:value-type="float">
            <text:p>1.17888051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920781" calcext:value-type="float">
            <text:p>4.920781</text:p>
          </table:table-cell>
          <table:table-cell table:formula="of:=AVERAGE([.B301:.B350])" office:value-type="float" office:value="5.68656532" calcext:value-type="float">
            <text:p>5.68656532</text:p>
          </table:table-cell>
          <table:table-cell table:formula="of:=POWER([.C301]-6.75;2)" office:value-type="float" office:value="1.1308933186267" calcext:value-type="float">
            <text:p>1.130893318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340458" calcext:value-type="float">
            <text:p>4.340458</text:p>
          </table:table-cell>
          <table:table-cell table:formula="of:=AVERAGE([.B302:.B351])" office:value-type="float" office:value="5.71843918" calcext:value-type="float">
            <text:p>5.71843918</text:p>
          </table:table-cell>
          <table:table-cell table:formula="of:=POWER([.C302]-6.75;2)" office:value-type="float" office:value="1.06411772535907" calcext:value-type="float">
            <text:p>1.064117725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682762" calcext:value-type="float">
            <text:p>3.682762</text:p>
          </table:table-cell>
          <table:table-cell table:formula="of:=AVERAGE([.B303:.B352])" office:value-type="float" office:value="5.76186592" calcext:value-type="float">
            <text:p>5.76186592</text:p>
          </table:table-cell>
          <table:table-cell table:formula="of:=POWER([.C303]-6.75;2)" office:value-type="float" office:value="0.976408960057443" calcext:value-type="float">
            <text:p>0.976408960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003136" calcext:value-type="float">
            <text:p>3.003136</text:p>
          </table:table-cell>
          <table:table-cell table:formula="of:=AVERAGE([.B304:.B353])" office:value-type="float" office:value="5.81826162" calcext:value-type="float">
            <text:p>5.81826162</text:p>
          </table:table-cell>
          <table:table-cell table:formula="of:=POWER([.C304]-6.75;2)" office:value-type="float" office:value="0.868136408765024" calcext:value-type="float">
            <text:p>0.868136408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416738" calcext:value-type="float">
            <text:p>2.416738</text:p>
          </table:table-cell>
          <table:table-cell table:formula="of:=AVERAGE([.B305:.B354])" office:value-type="float" office:value="5.88793052" calcext:value-type="float">
            <text:p>5.88793052</text:p>
          </table:table-cell>
          <table:table-cell table:formula="of:=POWER([.C305]-6.75;2)" office:value-type="float" office:value="0.743163788347468" calcext:value-type="float">
            <text:p>0.743163788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14776" calcext:value-type="float">
            <text:p>2.14776</text:p>
          </table:table-cell>
          <table:table-cell table:formula="of:=AVERAGE([.B306:.B355])" office:value-type="float" office:value="5.96892232" calcext:value-type="float">
            <text:p>5.96892232</text:p>
          </table:table-cell>
          <table:table-cell table:formula="of:=POWER([.C306]-6.75;2)" office:value-type="float" office:value="0.610082342194181" calcext:value-type="float">
            <text:p>0.610082342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445488" calcext:value-type="float">
            <text:p>2.445488</text:p>
          </table:table-cell>
          <table:table-cell table:formula="of:=AVERAGE([.B307:.B356])" office:value-type="float" office:value="6.0548897" calcext:value-type="float">
            <text:p>6.0548897</text:p>
          </table:table-cell>
          <table:table-cell table:formula="of:=POWER([.C307]-6.75;2)" office:value-type="float" office:value="0.483178329166092" calcext:value-type="float">
            <text:p>0.483178329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414086" calcext:value-type="float">
            <text:p>3.414086</text:p>
          </table:table-cell>
          <table:table-cell table:formula="of:=AVERAGE([.B308:.B357])" office:value-type="float" office:value="6.13460214" calcext:value-type="float">
            <text:p>6.13460214</text:p>
          </table:table-cell>
          <table:table-cell table:formula="of:=POWER([.C308]-6.75;2)" office:value-type="float" office:value="0.37871452609258" calcext:value-type="float">
            <text:p>0.378714526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89401" calcext:value-type="float">
            <text:p>6.889401</text:p>
          </table:table-cell>
          <table:table-cell table:formula="of:=AVERAGE([.B309:.B358])" office:value-type="float" office:value="6.19483914" calcext:value-type="float">
            <text:p>6.19483914</text:p>
          </table:table-cell>
          <table:table-cell table:formula="of:=POWER([.C309]-6.75;2)" office:value-type="float" office:value="0.308203580475941" calcext:value-type="float">
            <text:p>0.308203580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89401" calcext:value-type="float">
            <text:p>6.889401</text:p>
          </table:table-cell>
          <table:table-cell table:formula="of:=AVERAGE([.B310:.B359])" office:value-type="float" office:value="6.1857256" calcext:value-type="float">
            <text:p>6.1857256</text:p>
          </table:table-cell>
          <table:table-cell table:formula="of:=POWER([.C310]-6.75;2)" office:value-type="float" office:value="0.318405598495361" calcext:value-type="float">
            <text:p>0.318405598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07101" calcext:value-type="float">
            <text:p>2.707101</text:p>
          </table:table-cell>
          <table:table-cell table:formula="of:=AVERAGE([.B311:.B360])" office:value-type="float" office:value="6.17704544" calcext:value-type="float">
            <text:p>6.17704544</text:p>
          </table:table-cell>
          <table:table-cell table:formula="of:=POWER([.C311]-6.75;2)" office:value-type="float" office:value="0.328276927824794" calcext:value-type="float">
            <text:p>0.328276927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813662" calcext:value-type="float">
            <text:p>3.813662</text:p>
          </table:table-cell>
          <table:table-cell table:formula="of:=AVERAGE([.B312:.B361])" office:value-type="float" office:value="6.25269438" calcext:value-type="float">
            <text:p>6.25269438</text:p>
          </table:table-cell>
          <table:table-cell table:formula="of:=POWER([.C312]-6.75;2)" office:value-type="float" office:value="0.247312879683585" calcext:value-type="float">
            <text:p>0.247312879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451919" calcext:value-type="float">
            <text:p>4.451919</text:p>
          </table:table-cell>
          <table:table-cell table:formula="of:=AVERAGE([.B313:.B362])" office:value-type="float" office:value="6.30707822" calcext:value-type="float">
            <text:p>6.30707822</text:p>
          </table:table-cell>
          <table:table-cell table:formula="of:=POWER([.C313]-6.75;2)" office:value-type="float" office:value="0.19617970319837" calcext:value-type="float">
            <text:p>0.196179703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872915" calcext:value-type="float">
            <text:p>4.872915</text:p>
          </table:table-cell>
          <table:table-cell table:formula="of:=AVERAGE([.B314:.B363])" office:value-type="float" office:value="6.34965464" calcext:value-type="float">
            <text:p>6.34965464</text:p>
          </table:table-cell>
          <table:table-cell table:formula="of:=POWER([.C314]-6.75;2)" office:value-type="float" office:value="0.16027640727353" calcext:value-type="float">
            <text:p>0.160276407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147937" calcext:value-type="float">
            <text:p>5.147937</text:p>
          </table:table-cell>
          <table:table-cell table:formula="of:=AVERAGE([.B315:.B364])" office:value-type="float" office:value="6.38476052" calcext:value-type="float">
            <text:p>6.38476052</text:p>
          </table:table-cell>
          <table:table-cell table:formula="of:=POWER([.C315]-6.75;2)" office:value-type="float" office:value="0.133399877750669" calcext:value-type="float">
            <text:p>0.133399877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20218" calcext:value-type="float">
            <text:p>5.320218</text:p>
          </table:table-cell>
          <table:table-cell table:formula="of:=AVERAGE([.B316:.B365])" office:value-type="float" office:value="6.41521324" calcext:value-type="float">
            <text:p>6.41521324</text:p>
          </table:table-cell>
          <table:table-cell table:formula="of:=POWER([.C316]-6.75;2)" office:value-type="float" office:value="0.112082174671297" calcext:value-type="float">
            <text:p>0.112082174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427461" calcext:value-type="float">
            <text:p>5.427461</text:p>
          </table:table-cell>
          <table:table-cell table:formula="of:=AVERAGE([.B317:.B366])" office:value-type="float" office:value="6.4428892" calcext:value-type="float">
            <text:p>6.4428892</text:p>
          </table:table-cell>
          <table:table-cell table:formula="of:=POWER([.C317]-6.75;2)" office:value-type="float" office:value="0.0943170434766396" calcext:value-type="float">
            <text:p>0.094317043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504318" calcext:value-type="float">
            <text:p>5.504318</text:p>
          </table:table-cell>
          <table:table-cell table:formula="of:=AVERAGE([.B318:.B367])" office:value-type="float" office:value="6.46885898" calcext:value-type="float">
            <text:p>6.46885898</text:p>
          </table:table-cell>
          <table:table-cell table:formula="of:=POWER([.C318]-6.75;2)" office:value-type="float" office:value="0.0790402731266398" calcext:value-type="float">
            <text:p>0.079040273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579548" calcext:value-type="float">
            <text:p>5.579548</text:p>
          </table:table-cell>
          <table:table-cell table:formula="of:=AVERAGE([.B319:.B368])" office:value-type="float" office:value="6.49347658" calcext:value-type="float">
            <text:p>6.49347658</text:p>
          </table:table-cell>
          <table:table-cell table:formula="of:=POWER([.C319]-6.75;2)" office:value-type="float" office:value="0.0658042650084949" calcext:value-type="float">
            <text:p>0.06580426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672337" calcext:value-type="float">
            <text:p>5.672337</text:p>
          </table:table-cell>
          <table:table-cell table:formula="of:=AVERAGE([.B320:.B369])" office:value-type="float" office:value="6.51652646" calcext:value-type="float">
            <text:p>6.51652646</text:p>
          </table:table-cell>
          <table:table-cell table:formula="of:=POWER([.C320]-6.75;2)" office:value-type="float" office:value="0.0545098938801305" calcext:value-type="float">
            <text:p>0.05450989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790384" calcext:value-type="float">
            <text:p>5.790384</text:p>
          </table:table-cell>
          <table:table-cell table:formula="of:=AVERAGE([.B321:.B370])" office:value-type="float" office:value="6.5374434" calcext:value-type="float">
            <text:p>6.5374434</text:p>
          </table:table-cell>
          <table:table-cell table:formula="of:=POWER([.C321]-6.75;2)" office:value-type="float" office:value="0.0451803082035597" calcext:value-type="float">
            <text:p>0.045180308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930983" calcext:value-type="float">
            <text:p>5.930983</text:p>
          </table:table-cell>
          <table:table-cell table:formula="of:=AVERAGE([.B322:.B371])" office:value-type="float" office:value="6.55556806" calcext:value-type="float">
            <text:p>6.55556806</text:p>
          </table:table-cell>
          <table:table-cell table:formula="of:=POWER([.C322]-6.75;2)" office:value-type="float" office:value="0.0378037792921627" calcext:value-type="float">
            <text:p>0.037803779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84548" calcext:value-type="float">
            <text:p>6.084548</text:p>
          </table:table-cell>
          <table:table-cell table:formula="of:=AVERAGE([.B323:.B372])" office:value-type="float" office:value="6.5703763" calcext:value-type="float">
            <text:p>6.5703763</text:p>
          </table:table-cell>
          <table:table-cell table:formula="of:=POWER([.C323]-6.75;2)" office:value-type="float" office:value="0.0322646736016889" calcext:value-type="float">
            <text:p>0.032264673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38874" calcext:value-type="float">
            <text:p>6.238874</text:p>
          </table:table-cell>
          <table:table-cell table:formula="of:=AVERAGE([.B324:.B373])" office:value-type="float" office:value="6.58163004" calcext:value-type="float">
            <text:p>6.58163004</text:p>
          </table:table-cell>
          <table:table-cell table:formula="of:=POWER([.C324]-6.75;2)" office:value-type="float" office:value="0.0283484434304003" calcext:value-type="float">
            <text:p>0.028348443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382516" calcext:value-type="float">
            <text:p>6.382516</text:p>
          </table:table-cell>
          <table:table-cell table:formula="of:=AVERAGE([.B325:.B374])" office:value-type="float" office:value="6.58943152" calcext:value-type="float">
            <text:p>6.58943152</text:p>
          </table:table-cell>
          <table:table-cell table:formula="of:=POWER([.C325]-6.75;2)" office:value-type="float" office:value="0.0257822367695096" calcext:value-type="float">
            <text:p>0.02578223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0658" calcext:value-type="float">
            <text:p>6.50658</text:p>
          </table:table-cell>
          <table:table-cell table:formula="of:=AVERAGE([.B326:.B375])" office:value-type="float" office:value="6.59419532" calcext:value-type="float">
            <text:p>6.59419532</text:p>
          </table:table-cell>
          <table:table-cell table:formula="of:=POWER([.C326]-6.75;2)" office:value-type="float" office:value="0.0242750983099016" calcext:value-type="float">
            <text:p>0.024275098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05139" calcext:value-type="float">
            <text:p>6.605139</text:p>
          </table:table-cell>
          <table:table-cell table:formula="of:=AVERAGE([.B327:.B376])" office:value-type="float" office:value="6.59656908" calcext:value-type="float">
            <text:p>6.59656908</text:p>
          </table:table-cell>
          <table:table-cell table:formula="of:=POWER([.C327]-6.75;2)" office:value-type="float" office:value="0.0235410472120464" calcext:value-type="float">
            <text:p>0.023541047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74935" calcext:value-type="float">
            <text:p>6.674935</text:p>
          </table:table-cell>
          <table:table-cell table:formula="of:=AVERAGE([.B328:.B377])" office:value-type="float" office:value="6.59733352" calcext:value-type="float">
            <text:p>6.59733352</text:p>
          </table:table-cell>
          <table:table-cell table:formula="of:=POWER([.C328]-6.75;2)" office:value-type="float" office:value="0.02330705411559" calcext:value-type="float">
            <text:p>0.023307054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15008" calcext:value-type="float">
            <text:p>6.715008</text:p>
          </table:table-cell>
          <table:table-cell table:formula="of:=AVERAGE([.B329:.B378])" office:value-type="float" office:value="6.59730298" calcext:value-type="float">
            <text:p>6.59730298</text:p>
          </table:table-cell>
          <table:table-cell table:formula="of:=POWER([.C329]-6.75;2)" office:value-type="float" office:value="0.0233163799168798" calcext:value-type="float">
            <text:p>0.023316379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26641" calcext:value-type="float">
            <text:p>6.726641</text:p>
          </table:table-cell>
          <table:table-cell table:formula="of:=AVERAGE([.B330:.B379])" office:value-type="float" office:value="6.59723774" calcext:value-type="float">
            <text:p>6.59723774</text:p>
          </table:table-cell>
          <table:table-cell table:formula="of:=POWER([.C330]-6.75;2)" office:value-type="float" office:value="0.0233363080803071" calcext:value-type="float">
            <text:p>0.023336308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13597" calcext:value-type="float">
            <text:p>6.713597</text:p>
          </table:table-cell>
          <table:table-cell table:formula="of:=AVERAGE([.B331:.B380])" office:value-type="float" office:value="6.59777098" calcext:value-type="float">
            <text:p>6.5977709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82346" calcext:value-type="float">
            <text:p>6.682346</text:p>
          </table:table-cell>
          <table:table-cell table:formula="of:=AVERAGE([.B332:.B381])" office:value-type="float" office:value="6.59935034" calcext:value-type="float">
            <text:p>6.5993503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41793" calcext:value-type="float">
            <text:p>6.641793</text:p>
          </table:table-cell>
          <table:table-cell table:formula="of:=AVERAGE([.B333:.B382])" office:value-type="float" office:value="6.60219498" calcext:value-type="float">
            <text:p>6.6021949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02175" calcext:value-type="float">
            <text:p>6.602175</text:p>
          </table:table-cell>
          <table:table-cell table:formula="of:=AVERAGE([.B334:.B383])" office:value-type="float" office:value="6.60627406" calcext:value-type="float">
            <text:p>6.6062740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573085" calcext:value-type="float">
            <text:p>6.573085</text:p>
          </table:table-cell>
          <table:table-cell table:formula="of:=AVERAGE([.B335:.B384])" office:value-type="float" office:value="6.61131552" calcext:value-type="float">
            <text:p>6.6113155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61123" calcext:value-type="float">
            <text:p>6.561123</text:p>
          </table:table-cell>
          <table:table-cell table:formula="of:=AVERAGE([.B336:.B385])" office:value-type="float" office:value="6.61685472" calcext:value-type="float">
            <text:p>6.6168547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68038" calcext:value-type="float">
            <text:p>6.568038</text:p>
          </table:table-cell>
          <table:table-cell table:formula="of:=AVERAGE([.B337:.B386])" office:value-type="float" office:value="6.62232394" calcext:value-type="float">
            <text:p>6.6223239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90204" calcext:value-type="float">
            <text:p>6.590204</text:p>
          </table:table-cell>
          <table:table-cell table:formula="of:=AVERAGE([.B338:.B387])" office:value-type="float" office:value="6.62716954" calcext:value-type="float">
            <text:p>6.6271695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19794" calcext:value-type="float">
            <text:p>6.619794</text:p>
          </table:table-cell>
          <table:table-cell table:formula="of:=AVERAGE([.B339:.B388])" office:value-type="float" office:value="6.63097052" calcext:value-type="float">
            <text:p>6.6309705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47237" calcext:value-type="float">
            <text:p>6.647237</text:p>
          </table:table-cell>
          <table:table-cell table:formula="of:=AVERAGE([.B340:.B389])" office:value-type="float" office:value="6.63352698" calcext:value-type="float">
            <text:p>6.6335269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6407" calcext:value-type="float">
            <text:p>6.66407</text:p>
          </table:table-cell>
          <table:table-cell table:formula="of:=AVERAGE([.B341:.B390])" office:value-type="float" office:value="6.6348958" calcext:value-type="float">
            <text:p>6.634895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65228" calcext:value-type="float">
            <text:p>6.665228</text:p>
          </table:table-cell>
          <table:table-cell table:formula="of:=AVERAGE([.B342:.B391])" office:value-type="float" office:value="6.63536708" calcext:value-type="float">
            <text:p>6.6353670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50174" calcext:value-type="float">
            <text:p>6.650174</text:p>
          </table:table-cell>
          <table:table-cell table:formula="of:=AVERAGE([.B343:.B392])" office:value-type="float" office:value="6.63539156" calcext:value-type="float">
            <text:p>6.6353915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22654" calcext:value-type="float">
            <text:p>6.622654</text:p>
          </table:table-cell>
          <table:table-cell table:formula="of:=AVERAGE([.B344:.B393])" office:value-type="float" office:value="6.63547958" calcext:value-type="float">
            <text:p>6.6354795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89273" calcext:value-type="float">
            <text:p>6.589273</text:p>
          </table:table-cell>
          <table:table-cell table:formula="of:=AVERAGE([.B345:.B394])" office:value-type="float" office:value="6.63609702" calcext:value-type="float">
            <text:p>6.6360970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5735" calcext:value-type="float">
            <text:p>6.55735</text:p>
          </table:table-cell>
          <table:table-cell table:formula="of:=AVERAGE([.B346:.B395])" office:value-type="float" office:value="6.63758244" calcext:value-type="float">
            <text:p>6.6375824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3272" calcext:value-type="float">
            <text:p>6.53272</text:p>
          </table:table-cell>
          <table:table-cell table:formula="of:=AVERAGE([.B347:.B396])" office:value-type="float" office:value="6.64010416" calcext:value-type="float">
            <text:p>6.6401041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18156" calcext:value-type="float">
            <text:p>6.518156</text:p>
          </table:table-cell>
          <table:table-cell table:formula="of:=AVERAGE([.B348:.B397])" office:value-type="float" office:value="6.6436648" calcext:value-type="float">
            <text:p>6.643664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12894" calcext:value-type="float">
            <text:p>6.512894</text:p>
          </table:table-cell>
          <table:table-cell table:formula="of:=AVERAGE([.B349:.B398])" office:value-type="float" office:value="6.64814722" calcext:value-type="float">
            <text:p>6.6481472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51332" calcext:value-type="float">
            <text:p>6.51332</text:p>
          </table:table-cell>
          <table:table-cell table:formula="of:=AVERAGE([.B350:.B399])" office:value-type="float" office:value="6.65338306" calcext:value-type="float">
            <text:p>6.653383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14474" calcext:value-type="float">
            <text:p>6.514474</text:p>
          </table:table-cell>
          <table:table-cell table:formula="of:=AVERAGE([.B351:.B400])" office:value-type="float" office:value="6.65921942" calcext:value-type="float">
            <text:p>6.6592194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11795" calcext:value-type="float">
            <text:p>6.511795</text:p>
          </table:table-cell>
          <table:table-cell table:formula="of:=AVERAGE([.B352:.B401])" office:value-type="float" office:value="6.66556242" calcext:value-type="float">
            <text:p>6.6655624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02547" calcext:value-type="float">
            <text:p>6.502547</text:p>
          </table:table-cell>
          <table:table-cell table:formula="of:=AVERAGE([.B353:.B402])" office:value-type="float" office:value="6.6723869" calcext:value-type="float">
            <text:p>6.672386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86581" calcext:value-type="float">
            <text:p>6.486581</text:p>
          </table:table-cell>
          <table:table-cell table:formula="of:=AVERAGE([.B354:.B403])" office:value-type="float" office:value="6.67971354" calcext:value-type="float">
            <text:p>6.6797135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466328" calcext:value-type="float">
            <text:p>6.466328</text:p>
          </table:table-cell>
          <table:table-cell table:formula="of:=AVERAGE([.B355:.B404])" office:value-type="float" office:value="6.68756458" calcext:value-type="float">
            <text:p>6.6875645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446129" calcext:value-type="float">
            <text:p>6.446129</text:p>
          </table:table-cell>
          <table:table-cell table:formula="of:=AVERAGE([.B356:.B405])" office:value-type="float" office:value="6.69591508" calcext:value-type="float">
            <text:p>6.6959150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43111" calcext:value-type="float">
            <text:p>6.43111</text:p>
          </table:table-cell>
          <table:table-cell table:formula="of:=AVERAGE([.B357:.B406])" office:value-type="float" office:value="6.7046564" calcext:value-type="float">
            <text:p>6.704656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425936" calcext:value-type="float">
            <text:p>6.425936</text:p>
          </table:table-cell>
          <table:table-cell table:formula="of:=AVERAGE([.B358:.B407])" office:value-type="float" office:value="6.71358494" calcext:value-type="float">
            <text:p>6.71358494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433724" calcext:value-type="float">
            <text:p>6.433724</text:p>
          </table:table-cell>
          <table:table-cell table:formula="of:=AVERAGE([.B359:.B408])" office:value-type="float" office:value="6.72242096" calcext:value-type="float">
            <text:p>6.7224209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455393" calcext:value-type="float">
            <text:p>6.455393</text:p>
          </table:table-cell>
          <table:table-cell table:formula="of:=AVERAGE([.B360:.B409])" office:value-type="float" office:value="6.73085364" calcext:value-type="float">
            <text:p>6.7308536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89548" calcext:value-type="float">
            <text:p>6.489548</text:p>
          </table:table-cell>
          <table:table-cell table:formula="of:=AVERAGE([.B361:.B410])" office:value-type="float" office:value="6.73860028" calcext:value-type="float">
            <text:p>6.7386002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32854" calcext:value-type="float">
            <text:p>6.532854</text:p>
          </table:table-cell>
          <table:table-cell table:formula="of:=AVERAGE([.B362:.B411])" office:value-type="float" office:value="6.74546404" calcext:value-type="float">
            <text:p>6.7454640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8074" calcext:value-type="float">
            <text:p>6.58074</text:p>
          </table:table-cell>
          <table:table-cell table:formula="of:=AVERAGE([.B363:.B412])" office:value-type="float" office:value="6.75137526" calcext:value-type="float">
            <text:p>6.7513752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28209" calcext:value-type="float">
            <text:p>6.628209</text:p>
          </table:table-cell>
          <table:table-cell table:formula="of:=AVERAGE([.B364:.B413])" office:value-type="float" office:value="6.75640648" calcext:value-type="float">
            <text:p>6.7564064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70573" calcext:value-type="float">
            <text:p>6.670573</text:p>
          </table:table-cell>
          <table:table-cell table:formula="of:=AVERAGE([.B365:.B414])" office:value-type="float" office:value="6.76075898" calcext:value-type="float">
            <text:p>6.7607589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4016" calcext:value-type="float">
            <text:p>6.704016</text:p>
          </table:table-cell>
          <table:table-cell table:formula="of:=AVERAGE([.B366:.B415])" office:value-type="float" office:value="6.76472556" calcext:value-type="float">
            <text:p>6.7647255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2595" calcext:value-type="float">
            <text:p>6.72595</text:p>
          </table:table-cell>
          <table:table-cell table:formula="of:=AVERAGE([.B367:.B416])" office:value-type="float" office:value="6.76863912" calcext:value-type="float">
            <text:p>6.7686391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35198" calcext:value-type="float">
            <text:p>6.735198</text:p>
          </table:table-cell>
          <table:table-cell table:formula="of:=AVERAGE([.B368:.B417])" office:value-type="float" office:value="6.77281824" calcext:value-type="float">
            <text:p>6.7728182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32042" calcext:value-type="float">
            <text:p>6.732042</text:p>
          </table:table-cell>
          <table:table-cell table:formula="of:=AVERAGE([.B369:.B418])" office:value-type="float" office:value="6.77751954" calcext:value-type="float">
            <text:p>6.77751954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18184" calcext:value-type="float">
            <text:p>6.718184</text:p>
          </table:table-cell>
          <table:table-cell table:formula="of:=AVERAGE([.B370:.B419])" office:value-type="float" office:value="6.7829034" calcext:value-type="float">
            <text:p>6.782903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96617" calcext:value-type="float">
            <text:p>6.696617</text:p>
          </table:table-cell>
          <table:table-cell table:formula="of:=AVERAGE([.B371:.B420])" office:value-type="float" office:value="6.78901568" calcext:value-type="float">
            <text:p>6.789015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71395" calcext:value-type="float">
            <text:p>6.671395</text:p>
          </table:table-cell>
          <table:table-cell table:formula="of:=AVERAGE([.B372:.B421])" office:value-type="float" office:value="6.79578526" calcext:value-type="float">
            <text:p>6.7957852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47235" calcext:value-type="float">
            <text:p>6.647235</text:p>
          </table:table-cell>
          <table:table-cell table:formula="of:=AVERAGE([.B373:.B422])" office:value-type="float" office:value="6.80303498" calcext:value-type="float">
            <text:p>6.8030349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28948" calcext:value-type="float">
            <text:p>6.628948</text:p>
          </table:table-cell>
          <table:table-cell table:formula="of:=AVERAGE([.B374:.B423])" office:value-type="float" office:value="6.8105034" calcext:value-type="float">
            <text:p>6.810503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20706" calcext:value-type="float">
            <text:p>6.620706</text:p>
          </table:table-cell>
          <table:table-cell table:formula="of:=AVERAGE([.B375:.B424])" office:value-type="float" office:value="6.81787466" calcext:value-type="float">
            <text:p>6.8178746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25268" calcext:value-type="float">
            <text:p>6.625268</text:p>
          </table:table-cell>
          <table:table-cell table:formula="of:=AVERAGE([.B376:.B425])" office:value-type="float" office:value="6.82481402" calcext:value-type="float">
            <text:p>6.8248140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43361" calcext:value-type="float">
            <text:p>6.643361</text:p>
          </table:table-cell>
          <table:table-cell table:formula="of:=AVERAGE([.B377:.B426])" office:value-type="float" office:value="6.83100644" calcext:value-type="float">
            <text:p>6.8310064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73408" calcext:value-type="float">
            <text:p>6.673408</text:p>
          </table:table-cell>
          <table:table-cell table:formula="of:=AVERAGE([.B378:.B427])" office:value-type="float" office:value="6.83619434" calcext:value-type="float">
            <text:p>6.8361943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11746" calcext:value-type="float">
            <text:p>6.711746</text:p>
          </table:table-cell>
          <table:table-cell table:formula="of:=AVERAGE([.B379:.B428])" office:value-type="float" office:value="6.8402103" calcext:value-type="float">
            <text:p>6.840210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53303" calcext:value-type="float">
            <text:p>6.753303</text:p>
          </table:table-cell>
          <table:table-cell table:formula="of:=AVERAGE([.B380:.B429])" office:value-type="float" office:value="6.84299974" calcext:value-type="float">
            <text:p>6.8429997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92565" calcext:value-type="float">
            <text:p>6.792565</text:p>
          </table:table-cell>
          <table:table-cell table:formula="of:=AVERAGE([.B381:.B430])" office:value-type="float" office:value="6.84463014" calcext:value-type="float">
            <text:p>6.8446301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24578" calcext:value-type="float">
            <text:p>6.824578</text:p>
          </table:table-cell>
          <table:table-cell table:formula="of:=AVERAGE([.B382:.B431])" office:value-type="float" office:value="6.84528526" calcext:value-type="float">
            <text:p>6.8452852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45747" calcext:value-type="float">
            <text:p>6.845747</text:p>
          </table:table-cell>
          <table:table-cell table:formula="of:=AVERAGE([.B383:.B432])" office:value-type="float" office:value="6.84524502" calcext:value-type="float">
            <text:p>6.8452450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54248" calcext:value-type="float">
            <text:p>6.854248</text:p>
          </table:table-cell>
          <table:table-cell table:formula="of:=AVERAGE([.B384:.B433])" office:value-type="float" office:value="6.8448536" calcext:value-type="float">
            <text:p>6.844853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50045" calcext:value-type="float">
            <text:p>6.850045</text:p>
          </table:table-cell>
          <table:table-cell table:formula="of:=AVERAGE([.B385:.B434])" office:value-type="float" office:value="6.84448006" calcext:value-type="float">
            <text:p>6.8444800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34584" calcext:value-type="float">
            <text:p>6.834584</text:p>
          </table:table-cell>
          <table:table-cell table:formula="of:=AVERAGE([.B386:.B435])" office:value-type="float" office:value="6.84447658" calcext:value-type="float">
            <text:p>6.8444765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10318" calcext:value-type="float">
            <text:p>6.810318</text:p>
          </table:table-cell>
          <table:table-cell table:formula="of:=AVERAGE([.B387:.B436])" office:value-type="float" office:value="6.84513948" calcext:value-type="float">
            <text:p>6.8451394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80253" calcext:value-type="float">
            <text:p>6.780253</text:p>
          </table:table-cell>
          <table:table-cell table:formula="of:=AVERAGE([.B388:.B437])" office:value-type="float" office:value="6.8466781" calcext:value-type="float">
            <text:p>6.846678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47617" calcext:value-type="float">
            <text:p>6.747617</text:p>
          </table:table-cell>
          <table:table-cell table:formula="of:=AVERAGE([.B389:.B438])" office:value-type="float" office:value="6.8491947" calcext:value-type="float">
            <text:p>6.849194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15678" calcext:value-type="float">
            <text:p>6.715678</text:p>
          </table:table-cell>
          <table:table-cell table:formula="of:=AVERAGE([.B390:.B439])" office:value-type="float" office:value="6.85267682" calcext:value-type="float">
            <text:p>6.8526768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87634" calcext:value-type="float">
            <text:p>6.687634</text:p>
          </table:table-cell>
          <table:table-cell table:formula="of:=AVERAGE([.B391:.B440])" office:value-type="float" office:value="6.85700174" calcext:value-type="float">
            <text:p>6.8570017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66452" calcext:value-type="float">
            <text:p>6.666452</text:p>
          </table:table-cell>
          <table:table-cell table:formula="of:=AVERAGE([.B392:.B441])" office:value-type="float" office:value="6.86195148" calcext:value-type="float">
            <text:p>6.8619514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54575" calcext:value-type="float">
            <text:p>6.654575</text:p>
          </table:table-cell>
          <table:table-cell table:formula="of:=AVERAGE([.B393:.B442])" office:value-type="float" office:value="6.86723684" calcext:value-type="float">
            <text:p>6.8672368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53526" calcext:value-type="float">
            <text:p>6.653526</text:p>
          </table:table-cell>
          <table:table-cell table:formula="of:=AVERAGE([.B394:.B443])" office:value-type="float" office:value="6.87252844" calcext:value-type="float">
            <text:p>6.8725284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63544" calcext:value-type="float">
            <text:p>6.663544</text:p>
          </table:table-cell>
          <table:table-cell table:formula="of:=AVERAGE([.B395:.B444])" office:value-type="float" office:value="6.8774924" calcext:value-type="float">
            <text:p>6.877492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83436" calcext:value-type="float">
            <text:p>6.683436</text:p>
          </table:table-cell>
          <table:table-cell table:formula="of:=AVERAGE([.B396:.B445])" office:value-type="float" office:value="6.8818265" calcext:value-type="float">
            <text:p>6.881826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10752" calcext:value-type="float">
            <text:p>6.710752</text:p>
          </table:table-cell>
          <table:table-cell table:formula="of:=AVERAGE([.B397:.B446])" office:value-type="float" office:value="6.88529162" calcext:value-type="float">
            <text:p>6.88529162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42277" calcext:value-type="float">
            <text:p>6.742277</text:p>
          </table:table-cell>
          <table:table-cell table:formula="of:=AVERAGE([.B398:.B447])" office:value-type="float" office:value="6.88773334" calcext:value-type="float">
            <text:p>6.8877333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74686" calcext:value-type="float">
            <text:p>6.774686</text:p>
          </table:table-cell>
          <table:table-cell table:formula="of:=AVERAGE([.B399:.B448])" office:value-type="float" office:value="6.88909052" calcext:value-type="float">
            <text:p>6.8890905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05138" calcext:value-type="float">
            <text:p>6.805138</text:p>
          </table:table-cell>
          <table:table-cell table:formula="of:=AVERAGE([.B400:.B449])" office:value-type="float" office:value="6.88939086" calcext:value-type="float">
            <text:p>6.8893908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31624" calcext:value-type="float">
            <text:p>6.831624</text:p>
          </table:table-cell>
          <table:table-cell table:formula="of:=AVERAGE([.B401:.B450])" office:value-type="float" office:value="6.88873678" calcext:value-type="float">
            <text:p>6.8887367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53019" calcext:value-type="float">
            <text:p>6.853019</text:p>
          </table:table-cell>
          <table:table-cell table:formula="of:=AVERAGE([.B402:.B451])" office:value-type="float" office:value="6.88728654" calcext:value-type="float">
            <text:p>6.8872865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68879" calcext:value-type="float">
            <text:p>6.868879</text:p>
          </table:table-cell>
          <table:table-cell table:formula="of:=AVERAGE([.B403:.B452])" office:value-type="float" office:value="6.88523506" calcext:value-type="float">
            <text:p>6.8852350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79133" calcext:value-type="float">
            <text:p>6.879133</text:p>
          </table:table-cell>
          <table:table-cell table:formula="of:=AVERAGE([.B404:.B453])" office:value-type="float" office:value="6.88279674" calcext:value-type="float">
            <text:p>6.8827967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83853" calcext:value-type="float">
            <text:p>6.883853</text:p>
          </table:table-cell>
          <table:table-cell table:formula="of:=AVERAGE([.B405:.B454])" office:value-type="float" office:value="6.88019102" calcext:value-type="float">
            <text:p>6.8801910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83195" calcext:value-type="float">
            <text:p>6.883195</text:p>
          </table:table-cell>
          <table:table-cell table:formula="of:=AVERAGE([.B406:.B455])" office:value-type="float" office:value="6.8776283" calcext:value-type="float">
            <text:p>6.877628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77537" calcext:value-type="float">
            <text:p>6.877537</text:p>
          </table:table-cell>
          <table:table-cell table:formula="of:=AVERAGE([.B407:.B456])" office:value-type="float" office:value="6.87529464" calcext:value-type="float">
            <text:p>6.8752946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67737" calcext:value-type="float">
            <text:p>6.867737</text:p>
          </table:table-cell>
          <table:table-cell table:formula="of:=AVERAGE([.B408:.B457])" office:value-type="float" office:value="6.87333388" calcext:value-type="float">
            <text:p>6.8733338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55358" calcext:value-type="float">
            <text:p>6.855358</text:p>
          </table:table-cell>
          <table:table-cell table:formula="of:=AVERAGE([.B409:.B458])" office:value-type="float" office:value="6.87182786" calcext:value-type="float">
            <text:p>6.8718278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42725" calcext:value-type="float">
            <text:p>6.842725</text:p>
          </table:table-cell>
          <table:table-cell table:formula="of:=AVERAGE([.B410:.B459])" office:value-type="float" office:value="6.87077768" calcext:value-type="float">
            <text:p>6.8707776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32736" calcext:value-type="float">
            <text:p>6.832736</text:p>
          </table:table-cell>
          <table:table-cell table:formula="of:=AVERAGE([.B411:.B460])" office:value-type="float" office:value="6.87009088" calcext:value-type="float">
            <text:p>6.8700908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28415" calcext:value-type="float">
            <text:p>6.828415</text:p>
          </table:table-cell>
          <table:table-cell table:formula="of:=AVERAGE([.B412:.B461])" office:value-type="float" office:value="6.86957944" calcext:value-type="float">
            <text:p>6.8695794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32301" calcext:value-type="float">
            <text:p>6.832301</text:p>
          </table:table-cell>
          <table:table-cell table:formula="of:=AVERAGE([.B413:.B462])" office:value-type="float" office:value="6.86897318" calcext:value-type="float">
            <text:p>6.8689731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45834" calcext:value-type="float">
            <text:p>6.845834</text:p>
          </table:table-cell>
          <table:table-cell table:formula="of:=AVERAGE([.B414:.B463])" office:value-type="float" office:value="6.86795006" calcext:value-type="float">
            <text:p>6.8679500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68902" calcext:value-type="float">
            <text:p>6.868902</text:p>
          </table:table-cell>
          <table:table-cell table:formula="of:=AVERAGE([.B415:.B464])" office:value-type="float" office:value="6.86618144" calcext:value-type="float">
            <text:p>6.8661814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99694" calcext:value-type="float">
            <text:p>6.899694</text:p>
          </table:table-cell>
          <table:table-cell table:formula="of:=AVERAGE([.B416:.B465])" office:value-type="float" office:value="6.8633859" calcext:value-type="float">
            <text:p>6.863385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34906" calcext:value-type="float">
            <text:p>6.934906</text:p>
          </table:table-cell>
          <table:table-cell table:formula="of:=AVERAGE([.B417:.B466])" office:value-type="float" office:value="6.8593821" calcext:value-type="float">
            <text:p>6.859382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70263" calcext:value-type="float">
            <text:p>6.970263</text:p>
          </table:table-cell>
          <table:table-cell table:formula="of:=AVERAGE([.B418:.B467])" office:value-type="float" office:value="6.85412992" calcext:value-type="float">
            <text:p>6.8541299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001235" calcext:value-type="float">
            <text:p>7.001235</text:p>
          </table:table-cell>
          <table:table-cell table:formula="of:=AVERAGE([.B419:.B468])" office:value-type="float" office:value="6.84775078" calcext:value-type="float">
            <text:p>6.8477507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023798" calcext:value-type="float">
            <text:p>7.023798</text:p>
          </table:table-cell>
          <table:table-cell table:formula="of:=AVERAGE([.B420:.B469])" office:value-type="float" office:value="6.84052142" calcext:value-type="float">
            <text:p>6.8405214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035096" calcext:value-type="float">
            <text:p>7.035096</text:p>
          </table:table-cell>
          <table:table-cell table:formula="of:=AVERAGE([.B421:.B470])" office:value-type="float" office:value="6.83284114" calcext:value-type="float">
            <text:p>6.8328411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033881" calcext:value-type="float">
            <text:p>7.033881</text:p>
          </table:table-cell>
          <table:table-cell table:formula="of:=AVERAGE([.B422:.B471])" office:value-type="float" office:value="6.82517704" calcext:value-type="float">
            <text:p>6.8251770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020656" calcext:value-type="float">
            <text:p>7.020656</text:p>
          </table:table-cell>
          <table:table-cell table:formula="of:=AVERAGE([.B423:.B472])" office:value-type="float" office:value="6.81799626" calcext:value-type="float">
            <text:p>6.8179962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997511" calcext:value-type="float">
            <text:p>6.997511</text:p>
          </table:table-cell>
          <table:table-cell table:formula="of:=AVERAGE([.B424:.B473])" office:value-type="float" office:value="6.81169662" calcext:value-type="float">
            <text:p>6.8116966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967674" calcext:value-type="float">
            <text:p>6.967674</text:p>
          </table:table-cell>
          <table:table-cell table:formula="of:=AVERAGE([.B425:.B474])" office:value-type="float" office:value="6.80654702" calcext:value-type="float">
            <text:p>6.8065470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934889" calcext:value-type="float">
            <text:p>6.934889</text:p>
          </table:table-cell>
          <table:table-cell table:formula="of:=AVERAGE([.B426:.B475])" office:value-type="float" office:value="6.80264776" calcext:value-type="float">
            <text:p>6.8026477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902756" calcext:value-type="float">
            <text:p>6.902756</text:p>
          </table:table-cell>
          <table:table-cell table:formula="of:=AVERAGE([.B427:.B476])" office:value-type="float" office:value="6.79991722" calcext:value-type="float">
            <text:p>6.7999172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74206" calcext:value-type="float">
            <text:p>6.874206</text:p>
          </table:table-cell>
          <table:table-cell table:formula="of:=AVERAGE([.B428:.B477])" office:value-type="float" office:value="6.79810698" calcext:value-type="float">
            <text:p>6.7981069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51218" calcext:value-type="float">
            <text:p>6.851218</text:p>
          </table:table-cell>
          <table:table-cell table:formula="of:=AVERAGE([.B429:.B478])" office:value-type="float" office:value="6.79684212" calcext:value-type="float">
            <text:p>6.7968421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34823" calcext:value-type="float">
            <text:p>6.834823</text:p>
          </table:table-cell>
          <table:table-cell table:formula="of:=AVERAGE([.B430:.B479])" office:value-type="float" office:value="6.79567902" calcext:value-type="float">
            <text:p>6.7956790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25321" calcext:value-type="float">
            <text:p>6.825321</text:p>
          </table:table-cell>
          <table:table-cell table:formula="of:=AVERAGE([.B431:.B480])" office:value-type="float" office:value="6.7941701" calcext:value-type="float">
            <text:p>6.794170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22566" calcext:value-type="float">
            <text:p>6.822566</text:p>
          </table:table-cell>
          <table:table-cell table:formula="of:=AVERAGE([.B432:.B481])" office:value-type="float" office:value="6.79192426" calcext:value-type="float">
            <text:p>6.7919242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26176" calcext:value-type="float">
            <text:p>6.826176</text:p>
          </table:table-cell>
          <table:table-cell table:formula="of:=AVERAGE([.B433:.B482])" office:value-type="float" office:value="6.78865364" calcext:value-type="float">
            <text:p>6.7886536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35571" calcext:value-type="float">
            <text:p>6.835571</text:p>
          </table:table-cell>
          <table:table-cell table:formula="of:=AVERAGE([.B434:.B483])" office:value-type="float" office:value="6.7842005" calcext:value-type="float">
            <text:p>6.784200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49871" calcext:value-type="float">
            <text:p>6.849871</text:p>
          </table:table-cell>
          <table:table-cell table:formula="of:=AVERAGE([.B435:.B484])" office:value-type="float" office:value="6.77854214" calcext:value-type="float">
            <text:p>6.778542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67729" calcext:value-type="float">
            <text:p>6.867729</text:p>
          </table:table-cell>
          <table:table-cell table:formula="of:=AVERAGE([.B436:.B485])" office:value-type="float" office:value="6.7717751" calcext:value-type="float">
            <text:p>6.771775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87249" calcext:value-type="float">
            <text:p>6.887249</text:p>
          </table:table-cell>
          <table:table-cell table:formula="of:=AVERAGE([.B437:.B486])" office:value-type="float" office:value="6.76408418" calcext:value-type="float">
            <text:p>6.7640841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906083" calcext:value-type="float">
            <text:p>6.906083</text:p>
          </table:table-cell>
          <table:table-cell table:formula="of:=AVERAGE([.B438:.B487])" office:value-type="float" office:value="6.7557038" calcext:value-type="float">
            <text:p>6.755703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921723" calcext:value-type="float">
            <text:p>6.921723</text:p>
          </table:table-cell>
          <table:table-cell table:formula="of:=AVERAGE([.B439:.B488])" office:value-type="float" office:value="6.74687998" calcext:value-type="float">
            <text:p>6.7468799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931924" calcext:value-type="float">
            <text:p>6.931924</text:p>
          </table:table-cell>
          <table:table-cell table:formula="of:=AVERAGE([.B440:.B489])" office:value-type="float" office:value="6.73784" calcext:value-type="float">
            <text:p>6.7378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35121" calcext:value-type="float">
            <text:p>6.935121</text:p>
          </table:table-cell>
          <table:table-cell table:formula="of:=AVERAGE([.B441:.B490])" office:value-type="float" office:value="6.72877354" calcext:value-type="float">
            <text:p>6.7287735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93072" calcext:value-type="float">
            <text:p>6.93072</text:p>
          </table:table-cell>
          <table:table-cell table:formula="of:=AVERAGE([.B442:.B491])" office:value-type="float" office:value="6.71982618" calcext:value-type="float">
            <text:p>6.7198261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19155" calcext:value-type="float">
            <text:p>6.919155</text:p>
          </table:table-cell>
          <table:table-cell table:formula="of:=AVERAGE([.B443:.B492])" office:value-type="float" office:value="6.71110268" calcext:value-type="float">
            <text:p>6.7111026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01724" calcext:value-type="float">
            <text:p>6.901724</text:p>
          </table:table-cell>
          <table:table-cell table:formula="of:=AVERAGE([.B444:.B493])" office:value-type="float" office:value="6.70267702" calcext:value-type="float">
            <text:p>6.7026770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80249" calcext:value-type="float">
            <text:p>6.880249</text:p>
          </table:table-cell>
          <table:table-cell table:formula="of:=AVERAGE([.B445:.B494])" office:value-type="float" office:value="6.69460488" calcext:value-type="float">
            <text:p>6.6946048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56692" calcext:value-type="float">
            <text:p>6.856692</text:p>
          </table:table-cell>
          <table:table-cell table:formula="of:=AVERAGE([.B446:.B495])" office:value-type="float" office:value="6.68693514" calcext:value-type="float">
            <text:p>6.6869351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32838" calcext:value-type="float">
            <text:p>6.832838</text:p>
          </table:table-cell>
          <table:table-cell table:formula="of:=AVERAGE([.B447:.B496])" office:value-type="float" office:value="6.67971772" calcext:value-type="float">
            <text:p>6.6797177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10136" calcext:value-type="float">
            <text:p>6.810136</text:p>
          </table:table-cell>
          <table:table-cell table:formula="of:=AVERAGE([.B448:.B497])" office:value-type="float" office:value="6.6730062" calcext:value-type="float">
            <text:p>6.673006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89703" calcext:value-type="float">
            <text:p>6.789703</text:p>
          </table:table-cell>
          <table:table-cell table:formula="of:=AVERAGE([.B449:.B498])" office:value-type="float" office:value="6.66685466" calcext:value-type="float">
            <text:p>6.6668546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72434" calcext:value-type="float">
            <text:p>6.772434</text:p>
          </table:table-cell>
          <table:table-cell table:formula="of:=AVERAGE([.B450:.B499])" office:value-type="float" office:value="6.6613099" calcext:value-type="float">
            <text:p>6.661309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59112" calcext:value-type="float">
            <text:p>6.759112</text:p>
          </table:table-cell>
          <table:table-cell table:formula="of:=AVERAGE([.B451:.B500])" office:value-type="float" office:value="6.65640052" calcext:value-type="float">
            <text:p>6.6564005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50445" calcext:value-type="float">
            <text:p>6.750445</text:p>
          </table:table-cell>
          <table:table-cell table:formula="of:=AVERAGE([.B452:.B501])" office:value-type="float" office:value="6.65212576" calcext:value-type="float">
            <text:p>6.6521257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46963" calcext:value-type="float">
            <text:p>6.746963</text:p>
          </table:table-cell>
          <table:table-cell table:formula="of:=AVERAGE([.B453:.B502])" office:value-type="float" office:value="6.6484463" calcext:value-type="float">
            <text:p>6.648446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48847" calcext:value-type="float">
            <text:p>6.748847</text:p>
          </table:table-cell>
          <table:table-cell table:formula="of:=AVERAGE([.B454:.B503])" office:value-type="float" office:value="6.64527976" calcext:value-type="float">
            <text:p>6.6452797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55717" calcext:value-type="float">
            <text:p>6.755717</text:p>
          </table:table-cell>
          <table:table-cell table:formula="of:=AVERAGE([.B455:.B504])" office:value-type="float" office:value="6.64250178" calcext:value-type="float">
            <text:p>6.6425017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66512" calcext:value-type="float">
            <text:p>6.766512</text:p>
          </table:table-cell>
          <table:table-cell table:formula="of:=AVERAGE([.B456:.B505])" office:value-type="float" office:value="6.63995346" calcext:value-type="float">
            <text:p>6.6399534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79499" calcext:value-type="float">
            <text:p>6.779499</text:p>
          </table:table-cell>
          <table:table-cell table:formula="of:=AVERAGE([.B457:.B506])" office:value-type="float" office:value="6.63745394" calcext:value-type="float">
            <text:p>6.6374539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92436" calcext:value-type="float">
            <text:p>6.792436</text:p>
          </table:table-cell>
          <table:table-cell table:formula="of:=AVERAGE([.B458:.B507])" office:value-type="float" office:value="6.63481698" calcext:value-type="float">
            <text:p>6.6348169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02849" calcext:value-type="float">
            <text:p>6.802849</text:p>
          </table:table-cell>
          <table:table-cell table:formula="of:=AVERAGE([.B459:.B508])" office:value-type="float" office:value="6.63187002" calcext:value-type="float">
            <text:p>6.6318700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08385" calcext:value-type="float">
            <text:p>6.808385</text:p>
          </table:table-cell>
          <table:table-cell table:formula="of:=AVERAGE([.B460:.B509])" office:value-type="float" office:value="6.62847472" calcext:value-type="float">
            <text:p>6.6284747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07164" calcext:value-type="float">
            <text:p>6.807164</text:p>
          </table:table-cell>
          <table:table-cell table:formula="of:=AVERAGE([.B461:.B510])" office:value-type="float" office:value="6.62454786" calcext:value-type="float">
            <text:p>6.6245478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98102" calcext:value-type="float">
            <text:p>6.798102</text:p>
          </table:table-cell>
          <table:table-cell table:formula="of:=AVERAGE([.B462:.B511])" office:value-type="float" office:value="6.6200809" calcext:value-type="float">
            <text:p>6.620080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81145" calcext:value-type="float">
            <text:p>6.781145</text:p>
          </table:table-cell>
          <table:table-cell table:formula="of:=AVERAGE([.B463:.B512])" office:value-type="float" office:value="6.61515446" calcext:value-type="float">
            <text:p>6.6151544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57403" calcext:value-type="float">
            <text:p>6.757403</text:p>
          </table:table-cell>
          <table:table-cell table:formula="of:=AVERAGE([.B464:.B513])" office:value-type="float" office:value="6.60994198" calcext:value-type="float">
            <text:p>6.6099419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29125" calcext:value-type="float">
            <text:p>6.729125</text:p>
          </table:table-cell>
          <table:table-cell table:formula="of:=AVERAGE([.B465:.B514])" office:value-type="float" office:value="6.6046947" calcext:value-type="float">
            <text:p>6.604694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99504" calcext:value-type="float">
            <text:p>6.699504</text:p>
          </table:table-cell>
          <table:table-cell table:formula="of:=AVERAGE([.B466:.B515])" office:value-type="float" office:value="6.59970204" calcext:value-type="float">
            <text:p>6.5997020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72297" calcext:value-type="float">
            <text:p>6.672297</text:p>
          </table:table-cell>
          <table:table-cell table:formula="of:=AVERAGE([.B467:.B516])" office:value-type="float" office:value="6.59522658" calcext:value-type="float">
            <text:p>6.5952265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51306" calcext:value-type="float">
            <text:p>6.651306</text:p>
          </table:table-cell>
          <table:table-cell table:formula="of:=AVERAGE([.B468:.B517])" office:value-type="float" office:value="6.59142224" calcext:value-type="float">
            <text:p>6.5914222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39767" calcext:value-type="float">
            <text:p>6.639767</text:p>
          </table:table-cell>
          <table:table-cell table:formula="of:=AVERAGE([.B469:.B518])" office:value-type="float" office:value="6.58825376" calcext:value-type="float">
            <text:p>6.5882537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39784" calcext:value-type="float">
            <text:p>6.639784</text:p>
          </table:table-cell>
          <table:table-cell table:formula="of:=AVERAGE([.B470:.B519])" office:value-type="float" office:value="6.58544142" calcext:value-type="float">
            <text:p>6.5854414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51891" calcext:value-type="float">
            <text:p>6.651891</text:p>
          </table:table-cell>
          <table:table-cell table:formula="of:=AVERAGE([.B471:.B520])" office:value-type="float" office:value="6.58245202" calcext:value-type="float">
            <text:p>6.582452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74842" calcext:value-type="float">
            <text:p>6.674842</text:p>
          </table:table-cell>
          <table:table-cell table:formula="of:=AVERAGE([.B472:.B521])" office:value-type="float" office:value="6.57854878" calcext:value-type="float">
            <text:p>6.5785487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05674" calcext:value-type="float">
            <text:p>6.705674</text:p>
          </table:table-cell>
          <table:table-cell table:formula="of:=AVERAGE([.B473:.B522])" office:value-type="float" office:value="6.57290006" calcext:value-type="float">
            <text:p>6.5729000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40031" calcext:value-type="float">
            <text:p>6.740031</text:p>
          </table:table-cell>
          <table:table-cell table:formula="of:=AVERAGE([.B474:.B523])" office:value-type="float" office:value="6.56473532" calcext:value-type="float">
            <text:p>6.5647353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72711" calcext:value-type="float">
            <text:p>6.772711</text:p>
          </table:table-cell>
          <table:table-cell table:formula="of:=AVERAGE([.B475:.B524])" office:value-type="float" office:value="6.55352678" calcext:value-type="float">
            <text:p>6.5535267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98362" calcext:value-type="float">
            <text:p>6.798362</text:p>
          </table:table-cell>
          <table:table-cell table:formula="of:=AVERAGE([.B476:.B525])" office:value-type="float" office:value="6.5391664" calcext:value-type="float">
            <text:p>6.539166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12244" calcext:value-type="float">
            <text:p>6.812244</text:p>
          </table:table-cell>
          <table:table-cell table:formula="of:=AVERAGE([.B477:.B526])" office:value-type="float" office:value="6.522098" calcext:value-type="float">
            <text:p>6.52209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10963" calcext:value-type="float">
            <text:p>6.810963</text:p>
          </table:table-cell>
          <table:table-cell table:formula="of:=AVERAGE([.B478:.B527])" office:value-type="float" office:value="6.50335788" calcext:value-type="float">
            <text:p>6.5033578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93063" calcext:value-type="float">
            <text:p>6.793063</text:p>
          </table:table-cell>
          <table:table-cell table:formula="of:=AVERAGE([.B479:.B528])" office:value-type="float" office:value="6.48448412" calcext:value-type="float">
            <text:p>6.4844841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59377" calcext:value-type="float">
            <text:p>6.759377</text:p>
          </table:table-cell>
          <table:table-cell table:formula="of:=AVERAGE([.B480:.B529])" office:value-type="float" office:value="6.4672887" calcext:value-type="float">
            <text:p>6.467288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13029" calcext:value-type="float">
            <text:p>6.713029</text:p>
          </table:table-cell>
          <table:table-cell table:formula="of:=AVERAGE([.B481:.B530])" office:value-type="float" office:value="6.4535432" calcext:value-type="float">
            <text:p>6.453543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59035" calcext:value-type="float">
            <text:p>6.659035</text:p>
          </table:table-cell>
          <table:table-cell table:formula="of:=AVERAGE([.B482:.B531])" office:value-type="float" office:value="6.4446719" calcext:value-type="float">
            <text:p>6.444671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03519" calcext:value-type="float">
            <text:p>6.603519</text:p>
          </table:table-cell>
          <table:table-cell table:formula="of:=AVERAGE([.B483:.B532])" office:value-type="float" office:value="6.44153956" calcext:value-type="float">
            <text:p>6.4415395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52653" calcext:value-type="float">
            <text:p>6.552653</text:p>
          </table:table-cell>
          <table:table-cell table:formula="of:=AVERAGE([.B484:.B533])" office:value-type="float" office:value="6.44437162" calcext:value-type="float">
            <text:p>6.4443716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11519" calcext:value-type="float">
            <text:p>6.511519</text:p>
          </table:table-cell>
          <table:table-cell table:formula="of:=AVERAGE([.B485:.B534])" office:value-type="float" office:value="6.45279338" calcext:value-type="float">
            <text:p>6.4527933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483183" calcext:value-type="float">
            <text:p>6.483183</text:p>
          </table:table-cell>
          <table:table-cell table:formula="of:=AVERAGE([.B486:.B535])" office:value-type="float" office:value="6.46594746" calcext:value-type="float">
            <text:p>6.4659474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46823" calcext:value-type="float">
            <text:p>6.46823</text:p>
          </table:table-cell>
          <table:table-cell table:formula="of:=AVERAGE([.B487:.B536])" office:value-type="float" office:value="6.48263972" calcext:value-type="float">
            <text:p>6.4826397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464892" calcext:value-type="float">
            <text:p>6.464892</text:p>
          </table:table-cell>
          <table:table-cell table:formula="of:=AVERAGE([.B488:.B537])" office:value-type="float" office:value="6.5014612" calcext:value-type="float">
            <text:p>6.501461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469724" calcext:value-type="float">
            <text:p>6.469724</text:p>
          </table:table-cell>
          <table:table-cell table:formula="of:=AVERAGE([.B489:.B538])" office:value-type="float" office:value="6.52081634" calcext:value-type="float">
            <text:p>6.5208163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478601" calcext:value-type="float">
            <text:p>6.478601</text:p>
          </table:table-cell>
          <table:table-cell table:formula="of:=AVERAGE([.B490:.B539])" office:value-type="float" office:value="6.53868808" calcext:value-type="float">
            <text:p>6.5386880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487753" calcext:value-type="float">
            <text:p>6.487753</text:p>
          </table:table-cell>
          <table:table-cell table:formula="of:=AVERAGE([.B491:.B540])" office:value-type="float" office:value="6.55126754" calcext:value-type="float">
            <text:p>6.5512675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494545" calcext:value-type="float">
            <text:p>6.494545</text:p>
          </table:table-cell>
          <table:table-cell table:formula="of:=AVERAGE([.B492:.B541])" office:value-type="float" office:value="6.53624286" calcext:value-type="float">
            <text:p>6.5362428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97872" calcext:value-type="float">
            <text:p>6.497872</text:p>
          </table:table-cell>
          <table:table-cell table:formula="of:=AVERAGE([.B493:.B542])" office:value-type="float" office:value="6.59203826" calcext:value-type="float">
            <text:p>6.5920382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498117" calcext:value-type="float">
            <text:p>6.498117</text:p>
          </table:table-cell>
          <table:table-cell table:formula="of:=AVERAGE([.B494:.B543])" office:value-type="float" office:value="6.6224363" calcext:value-type="float">
            <text:p>6.622436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96762" calcext:value-type="float">
            <text:p>6.496762</text:p>
          </table:table-cell>
          <table:table-cell table:formula="of:=AVERAGE([.B495:.B544])" office:value-type="float" office:value="6.64460338" calcext:value-type="float">
            <text:p>6.6446033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95821" calcext:value-type="float">
            <text:p>6.495821</text:p>
          </table:table-cell>
          <table:table-cell table:formula="of:=AVERAGE([.B496:.B545])" office:value-type="float" office:value="6.66046336" calcext:value-type="float">
            <text:p>6.6604633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497262" calcext:value-type="float">
            <text:p>6.497262</text:p>
          </table:table-cell>
          <table:table-cell table:formula="of:=AVERAGE([.B497:.B546])" office:value-type="float" office:value="6.67032342" calcext:value-type="float">
            <text:p>6.6703234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02559" calcext:value-type="float">
            <text:p>6.502559</text:p>
          </table:table-cell>
          <table:table-cell table:formula="of:=AVERAGE([.B498:.B547])" office:value-type="float" office:value="6.67425998" calcext:value-type="float">
            <text:p>6.674259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512465" calcext:value-type="float">
            <text:p>6.512465</text:p>
          </table:table-cell>
          <table:table-cell table:formula="of:=AVERAGE([.B499:.B548])" office:value-type="float" office:value="6.67254384" calcext:value-type="float">
            <text:p>6.6725438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526965" calcext:value-type="float">
            <text:p>6.526965</text:p>
          </table:table-cell>
          <table:table-cell table:formula="of:=AVERAGE([.B500:.B549])" office:value-type="float" office:value="6.6658409" calcext:value-type="float">
            <text:p>6.665840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45374" calcext:value-type="float">
            <text:p>6.545374</text:p>
          </table:table-cell>
          <table:table-cell table:formula="of:=AVERAGE([.B501:.B550])" office:value-type="float" office:value="6.65527828" calcext:value-type="float">
            <text:p>6.6552782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66472" calcext:value-type="float">
            <text:p>6.566472</text:p>
          </table:table-cell>
          <table:table-cell table:formula="of:=AVERAGE([.B502:.B551])" office:value-type="float" office:value="6.64236786" calcext:value-type="float">
            <text:p>6.6423678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88636" calcext:value-type="float">
            <text:p>6.588636</text:p>
          </table:table-cell>
          <table:table-cell table:formula="of:=AVERAGE([.B503:.B552])" office:value-type="float" office:value="6.62879182" calcext:value-type="float">
            <text:p>6.6287918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09948" calcext:value-type="float">
            <text:p>6.609948</text:p>
          </table:table-cell>
          <table:table-cell table:formula="of:=AVERAGE([.B504:.B553])" office:value-type="float" office:value="6.61610674" calcext:value-type="float">
            <text:p>6.6161067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28301" calcext:value-type="float">
            <text:p>6.628301</text:p>
          </table:table-cell>
          <table:table-cell table:formula="of:=AVERAGE([.B505:.B554])" office:value-type="float" office:value="6.60546516" calcext:value-type="float">
            <text:p>6.6054651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41536" calcext:value-type="float">
            <text:p>6.641536</text:p>
          </table:table-cell>
          <table:table-cell table:formula="of:=AVERAGE([.B506:.B555])" office:value-type="float" office:value="6.59743948" calcext:value-type="float">
            <text:p>6.5974394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47651" calcext:value-type="float">
            <text:p>6.647651</text:p>
          </table:table-cell>
          <table:table-cell table:formula="of:=AVERAGE([.B507:.B556])" office:value-type="float" office:value="6.59197804" calcext:value-type="float">
            <text:p>6.5919780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45088" calcext:value-type="float">
            <text:p>6.645088</text:p>
          </table:table-cell>
          <table:table-cell table:formula="of:=AVERAGE([.B508:.B557])" office:value-type="float" office:value="6.58847344" calcext:value-type="float">
            <text:p>6.5884734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33084" calcext:value-type="float">
            <text:p>6.633084</text:p>
          </table:table-cell>
          <table:table-cell table:formula="of:=AVERAGE([.B509:.B558])" office:value-type="float" office:value="6.5859059" calcext:value-type="float">
            <text:p>6.585905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12042" calcext:value-type="float">
            <text:p>6.612042</text:p>
          </table:table-cell>
          <table:table-cell table:formula="of:=AVERAGE([.B510:.B559])" office:value-type="float" office:value="6.58302982" calcext:value-type="float">
            <text:p>6.5830298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83816" calcext:value-type="float">
            <text:p>6.583816</text:p>
          </table:table-cell>
          <table:table-cell table:formula="of:=AVERAGE([.B511:.B560])" office:value-type="float" office:value="6.57858428" calcext:value-type="float">
            <text:p>6.57858428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5178" calcext:value-type="float">
            <text:p>6.55178</text:p>
          </table:table-cell>
          <table:table-cell table:formula="of:=AVERAGE([.B512:.B561])" office:value-type="float" office:value="6.57151764" calcext:value-type="float">
            <text:p>6.5715176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20521" calcext:value-type="float">
            <text:p>6.520521</text:p>
          </table:table-cell>
          <table:table-cell table:formula="of:=AVERAGE([.B513:.B562])" office:value-type="float" office:value="6.56121768" calcext:value-type="float">
            <text:p>6.5612176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495039" calcext:value-type="float">
            <text:p>6.495039</text:p>
          </table:table-cell>
          <table:table-cell table:formula="of:=AVERAGE([.B514:.B563])" office:value-type="float" office:value="6.54772644" calcext:value-type="float">
            <text:p>6.5477264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479492" calcext:value-type="float">
            <text:p>6.479492</text:p>
          </table:table-cell>
          <table:table-cell table:formula="of:=AVERAGE([.B515:.B564])" office:value-type="float" office:value="6.53188886" calcext:value-type="float">
            <text:p>6.5318888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475731" calcext:value-type="float">
            <text:p>6.475731</text:p>
          </table:table-cell>
          <table:table-cell table:formula="of:=AVERAGE([.B516:.B565])" office:value-type="float" office:value="6.51534746" calcext:value-type="float">
            <text:p>6.5153474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8208" calcext:value-type="float">
            <text:p>6.48208</text:p>
          </table:table-cell>
          <table:table-cell table:formula="of:=AVERAGE([.B517:.B566])" office:value-type="float" office:value="6.5003028" calcext:value-type="float">
            <text:p>6.500302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92882" calcext:value-type="float">
            <text:p>6.492882</text:p>
          </table:table-cell>
          <table:table-cell table:formula="of:=AVERAGE([.B518:.B567])" office:value-type="float" office:value="6.4890658" calcext:value-type="float">
            <text:p>6.489065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9915" calcext:value-type="float">
            <text:p>6.49915</text:p>
          </table:table-cell>
          <table:table-cell table:formula="of:=AVERAGE([.B519:.B568])" office:value-type="float" office:value="6.48357226" calcext:value-type="float">
            <text:p>6.4835722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90314" calcext:value-type="float">
            <text:p>6.490314</text:p>
          </table:table-cell>
          <table:table-cell table:formula="of:=AVERAGE([.B520:.B569])" office:value-type="float" office:value="6.4850498" calcext:value-type="float">
            <text:p>6.485049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456729" calcext:value-type="float">
            <text:p>6.456729</text:p>
          </table:table-cell>
          <table:table-cell table:formula="of:=AVERAGE([.B521:.B570])" office:value-type="float" office:value="6.49390124" calcext:value-type="float">
            <text:p>6.4939012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392406" calcext:value-type="float">
            <text:p>6.392406</text:p>
          </table:table-cell>
          <table:table-cell table:formula="of:=AVERAGE([.B522:.B571])" office:value-type="float" office:value="6.50974682" calcext:value-type="float">
            <text:p>6.5097468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297437" calcext:value-type="float">
            <text:p>6.297437</text:p>
          </table:table-cell>
          <table:table-cell table:formula="of:=AVERAGE([.B523:.B572])" office:value-type="float" office:value="6.5315402" calcext:value-type="float">
            <text:p>6.531540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179604" calcext:value-type="float">
            <text:p>6.179604</text:p>
          </table:table-cell>
          <table:table-cell table:formula="of:=AVERAGE([.B524:.B573])" office:value-type="float" office:value="6.55770248" calcext:value-type="float">
            <text:p>6.5577024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054692" calcext:value-type="float">
            <text:p>6.054692</text:p>
          </table:table-cell>
          <table:table-cell table:formula="of:=AVERAGE([.B525:.B574])" office:value-type="float" office:value="6.58625374" calcext:value-type="float">
            <text:p>6.58625374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944942" calcext:value-type="float">
            <text:p>5.944942</text:p>
          </table:table-cell>
          <table:table-cell table:formula="of:=AVERAGE([.B526:.B575])" office:value-type="float" office:value="6.6149446" calcext:value-type="float">
            <text:p>6.614944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875238" calcext:value-type="float">
            <text:p>5.875238</text:p>
          </table:table-cell>
          <table:table-cell table:formula="of:=AVERAGE([.B527:.B576])" office:value-type="float" office:value="6.64140584" calcext:value-type="float">
            <text:p>6.6414058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867275" calcext:value-type="float">
            <text:p>5.867275</text:p>
          </table:table-cell>
          <table:table-cell table:formula="of:=AVERAGE([.B528:.B577])" office:value-type="float" office:value="6.66334074" calcext:value-type="float">
            <text:p>6.6633407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933292" calcext:value-type="float">
            <text:p>5.933292</text:p>
          </table:table-cell>
          <table:table-cell table:formula="of:=AVERAGE([.B529:.B578])" office:value-type="float" office:value="6.67877552" calcext:value-type="float">
            <text:p>6.6787755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072102" calcext:value-type="float">
            <text:p>6.072102</text:p>
          </table:table-cell>
          <table:table-cell table:formula="of:=AVERAGE([.B530:.B579])" office:value-type="float" office:value="6.68634522" calcext:value-type="float">
            <text:p>6.6863452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269464" calcext:value-type="float">
            <text:p>6.269464</text:p>
          </table:table-cell>
          <table:table-cell table:formula="of:=AVERAGE([.B531:.B580])" office:value-type="float" office:value="6.68553324" calcext:value-type="float">
            <text:p>6.6855332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02418" calcext:value-type="float">
            <text:p>6.502418</text:p>
          </table:table-cell>
          <table:table-cell table:formula="of:=AVERAGE([.B532:.B581])" office:value-type="float" office:value="6.6767533" calcext:value-type="float">
            <text:p>6.676753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45122" calcext:value-type="float">
            <text:p>6.745122</text:p>
          </table:table-cell>
          <table:table-cell table:formula="of:=AVERAGE([.B533:.B582])" office:value-type="float" office:value="6.66121214" calcext:value-type="float">
            <text:p>6.6612121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973741" calcext:value-type="float">
            <text:p>6.973741</text:p>
          </table:table-cell>
          <table:table-cell table:formula="of:=AVERAGE([.B534:.B583])" office:value-type="float" office:value="6.6406044" calcext:value-type="float">
            <text:p>6.640604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169223" calcext:value-type="float">
            <text:p>7.169223</text:p>
          </table:table-cell>
          <table:table-cell table:formula="of:=AVERAGE([.B535:.B584])" office:value-type="float" office:value="6.61677468" calcext:value-type="float">
            <text:p>6.6167746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317796" calcext:value-type="float">
            <text:p>7.317796</text:p>
          </table:table-cell>
          <table:table-cell table:formula="of:=AVERAGE([.B536:.B585])" office:value-type="float" office:value="6.59146716" calcext:value-type="float">
            <text:p>6.5914671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409304" calcext:value-type="float">
            <text:p>7.409304</text:p>
          </table:table-cell>
          <table:table-cell table:formula="of:=AVERAGE([.B537:.B586])" office:value-type="float" office:value="6.56620792" calcext:value-type="float">
            <text:p>6.5662079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432649" calcext:value-type="float">
            <text:p>7.432649</text:p>
          </table:table-cell>
          <table:table-cell table:formula="of:=AVERAGE([.B538:.B587])" office:value-type="float" office:value="6.5423093" calcext:value-type="float">
            <text:p>6.542309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363311" calcext:value-type="float">
            <text:p>7.363311</text:p>
          </table:table-cell>
          <table:table-cell table:formula="of:=AVERAGE([.B539:.B588])" office:value-type="float" office:value="6.52099588" calcext:value-type="float">
            <text:p>6.5209958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107574" calcext:value-type="float">
            <text:p>7.107574</text:p>
          </table:table-cell>
          <table:table-cell table:formula="of:=AVERAGE([.B540:.B589])" office:value-type="float" office:value="6.5037741" calcext:value-type="float">
            <text:p>6.503774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736519" calcext:value-type="float">
            <text:p>5.736519</text:p>
          </table:table-cell>
          <table:table-cell table:formula="of:=AVERAGE([.B541:.B590])" office:value-type="float" office:value="6.4938981" calcext:value-type="float">
            <text:p>6.493898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284315" calcext:value-type="float">
            <text:p>9.284315</text:p>
          </table:table-cell>
          <table:table-cell table:formula="of:=AVERAGE([.B542:.B591])" office:value-type="float" office:value="6.51313704" calcext:value-type="float">
            <text:p>6.5131370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017774" calcext:value-type="float">
            <text:p>8.017774</text:p>
          </table:table-cell>
          <table:table-cell table:formula="of:=AVERAGE([.B543:.B592])" office:value-type="float" office:value="6.46256362" calcext:value-type="float">
            <text:p>6.4625636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606471" calcext:value-type="float">
            <text:p>7.606471</text:p>
          </table:table-cell>
          <table:table-cell table:formula="of:=AVERAGE([.B544:.B593])" office:value-type="float" office:value="6.43794358" calcext:value-type="float">
            <text:p>6.4379435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289761" calcext:value-type="float">
            <text:p>7.289761</text:p>
          </table:table-cell>
          <table:table-cell table:formula="of:=AVERAGE([.B545:.B594])" office:value-type="float" office:value="6.42171714" calcext:value-type="float">
            <text:p>6.4217171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988824" calcext:value-type="float">
            <text:p>6.988824</text:p>
          </table:table-cell>
          <table:table-cell table:formula="of:=AVERAGE([.B546:.B595])" office:value-type="float" office:value="6.4116332" calcext:value-type="float">
            <text:p>6.411633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9409" calcext:value-type="float">
            <text:p>6.69409</text:p>
          </table:table-cell>
          <table:table-cell table:formula="of:=AVERAGE([.B547:.B596])" office:value-type="float" office:value="6.40713222" calcext:value-type="float">
            <text:p>6.40713222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16752" calcext:value-type="float">
            <text:p>6.416752</text:p>
          </table:table-cell>
          <table:table-cell table:formula="of:=AVERAGE([.B548:.B597])" office:value-type="float" office:value="6.40796656" calcext:value-type="float">
            <text:p>6.4079665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177318" calcext:value-type="float">
            <text:p>6.177318</text:p>
          </table:table-cell>
          <table:table-cell table:formula="of:=AVERAGE([.B549:.B598])" office:value-type="float" office:value="6.41377388" calcext:value-type="float">
            <text:p>6.4137738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998834" calcext:value-type="float">
            <text:p>5.998834</text:p>
          </table:table-cell>
          <table:table-cell table:formula="of:=AVERAGE([.B550:.B599])" office:value-type="float" office:value="6.42386374" calcext:value-type="float">
            <text:p>6.4238637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899853" calcext:value-type="float">
            <text:p>5.899853</text:p>
          </table:table-cell>
          <table:table-cell table:formula="of:=AVERAGE([.B551:.B600])" office:value-type="float" office:value="6.43712876" calcext:value-type="float">
            <text:p>6.4371287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88767" calcext:value-type="float">
            <text:p>5.88767</text:p>
          </table:table-cell>
          <table:table-cell table:formula="of:=AVERAGE([.B552:.B601])" office:value-type="float" office:value="6.45209374" calcext:value-type="float">
            <text:p>6.4520937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954382" calcext:value-type="float">
            <text:p>5.954382</text:p>
          </table:table-cell>
          <table:table-cell table:formula="of:=AVERAGE([.B553:.B602])" office:value-type="float" office:value="6.46710698" calcext:value-type="float">
            <text:p>6.4671069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077869" calcext:value-type="float">
            <text:p>6.077869</text:p>
          </table:table-cell>
          <table:table-cell table:formula="of:=AVERAGE([.B554:.B603])" office:value-type="float" office:value="6.48062542" calcext:value-type="float">
            <text:p>6.4806254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227017" calcext:value-type="float">
            <text:p>6.227017</text:p>
          </table:table-cell>
          <table:table-cell table:formula="of:=AVERAGE([.B555:.B604])" office:value-type="float" office:value="6.49149928" calcext:value-type="float">
            <text:p>6.4914992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368464" calcext:value-type="float">
            <text:p>6.368464</text:p>
          </table:table-cell>
          <table:table-cell table:formula="of:=AVERAGE([.B556:.B605])" office:value-type="float" office:value="6.4991707" calcext:value-type="float">
            <text:p>6.499170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472421" calcext:value-type="float">
            <text:p>6.472421</text:p>
          </table:table-cell>
          <table:table-cell table:formula="of:=AVERAGE([.B557:.B606])" office:value-type="float" office:value="6.50375" calcext:value-type="float">
            <text:p>6.5037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16711" calcext:value-type="float">
            <text:p>6.516711</text:p>
          </table:table-cell>
          <table:table-cell table:formula="of:=AVERAGE([.B558:.B607])" office:value-type="float" office:value="6.50597932" calcext:value-type="float">
            <text:p>6.5059793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8928" calcext:value-type="float">
            <text:p>6.48928</text:p>
          </table:table-cell>
          <table:table-cell table:formula="of:=AVERAGE([.B559:.B608])" office:value-type="float" office:value="6.5071087" calcext:value-type="float">
            <text:p>6.507108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389765" calcext:value-type="float">
            <text:p>6.389765</text:p>
          </table:table-cell>
          <table:table-cell table:formula="of:=AVERAGE([.B560:.B609])" office:value-type="float" office:value="6.50870586" calcext:value-type="float">
            <text:p>6.5087058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230484" calcext:value-type="float">
            <text:p>6.230484</text:p>
          </table:table-cell>
          <table:table-cell table:formula="of:=AVERAGE([.B561:.B610])" office:value-type="float" office:value="6.51241248" calcext:value-type="float">
            <text:p>6.5124124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036782" calcext:value-type="float">
            <text:p>6.036782</text:p>
          </table:table-cell>
          <table:table-cell table:formula="of:=AVERAGE([.B562:.B611])" office:value-type="float" office:value="6.51965864" calcext:value-type="float">
            <text:p>6.51965864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845959" calcext:value-type="float">
            <text:p>5.845959</text:p>
          </table:table-cell>
          <table:table-cell table:formula="of:=AVERAGE([.B563:.B612])" office:value-type="float" office:value="6.53135474" calcext:value-type="float">
            <text:p>6.5313547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70316" calcext:value-type="float">
            <text:p>5.70316</text:p>
          </table:table-cell>
          <table:table-cell table:formula="of:=AVERAGE([.B564:.B613])" office:value-type="float" office:value="6.54760144" calcext:value-type="float">
            <text:p>6.5476014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652422" calcext:value-type="float">
            <text:p>5.652422</text:p>
          </table:table-cell>
          <table:table-cell table:formula="of:=AVERAGE([.B565:.B614])" office:value-type="float" office:value="6.56749232" calcext:value-type="float">
            <text:p>6.5674923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723498" calcext:value-type="float">
            <text:p>5.723498</text:p>
          </table:table-cell>
          <table:table-cell table:formula="of:=AVERAGE([.B566:.B615])" office:value-type="float" office:value="6.5891174" calcext:value-type="float">
            <text:p>6.589117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92023" calcext:value-type="float">
            <text:p>5.92023</text:p>
          </table:table-cell>
          <table:table-cell table:formula="of:=AVERAGE([.B567:.B616])" office:value-type="float" office:value="6.60985734" calcext:value-type="float">
            <text:p>6.6098573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218205" calcext:value-type="float">
            <text:p>6.218205</text:p>
          </table:table-cell>
          <table:table-cell table:formula="of:=AVERAGE([.B568:.B617])" office:value-type="float" office:value="6.62693548" calcext:value-type="float">
            <text:p>6.6269354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73027" calcext:value-type="float">
            <text:p>6.573027</text:p>
          </table:table-cell>
          <table:table-cell table:formula="of:=AVERAGE([.B569:.B618])" office:value-type="float" office:value="6.638034" calcext:value-type="float">
            <text:p>6.638034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932886" calcext:value-type="float">
            <text:p>6.932886</text:p>
          </table:table-cell>
          <table:table-cell table:formula="of:=AVERAGE([.B570:.B619])" office:value-type="float" office:value="6.64175052" calcext:value-type="float">
            <text:p>6.6417505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249008" calcext:value-type="float">
            <text:p>7.249008</text:p>
          </table:table-cell>
          <table:table-cell table:formula="of:=AVERAGE([.B571:.B620])" office:value-type="float" office:value="6.63779662" calcext:value-type="float">
            <text:p>6.6377966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482075" calcext:value-type="float">
            <text:p>7.482075</text:p>
          </table:table-cell>
          <table:table-cell table:formula="of:=AVERAGE([.B572:.B621])" office:value-type="float" office:value="6.62697036" calcext:value-type="float">
            <text:p>6.6269703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605551" calcext:value-type="float">
            <text:p>7.605551</text:p>
          </table:table-cell>
          <table:table-cell table:formula="of:=AVERAGE([.B573:.B622])" office:value-type="float" office:value="6.6109771" calcext:value-type="float">
            <text:p>6.610977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607167" calcext:value-type="float">
            <text:p>7.607167</text:p>
          </table:table-cell>
          <table:table-cell table:formula="of:=AVERAGE([.B574:.B623])" office:value-type="float" office:value="6.59216" calcext:value-type="float">
            <text:p>6.5921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489235" calcext:value-type="float">
            <text:p>7.489235</text:p>
          </table:table-cell>
          <table:table-cell table:formula="of:=AVERAGE([.B575:.B624])" office:value-type="float" office:value="6.57318228" calcext:value-type="float">
            <text:p>6.5731822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268004" calcext:value-type="float">
            <text:p>7.268004</text:p>
          </table:table-cell>
          <table:table-cell table:formula="of:=AVERAGE([.B576:.B625])" office:value-type="float" office:value="6.55669376" calcext:value-type="float">
            <text:p>6.5566937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971983" calcext:value-type="float">
            <text:p>6.971983</text:p>
          </table:table-cell>
          <table:table-cell table:formula="of:=AVERAGE([.B577:.B626])" office:value-type="float" office:value="6.5450112" calcext:value-type="float">
            <text:p>6.545011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39014" calcext:value-type="float">
            <text:p>6.639014</text:p>
          </table:table-cell>
          <table:table-cell table:formula="of:=AVERAGE([.B578:.B627])" office:value-type="float" office:value="6.53984104" calcext:value-type="float">
            <text:p>6.5398410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311777" calcext:value-type="float">
            <text:p>6.311777</text:p>
          </table:table-cell>
          <table:table-cell table:formula="of:=AVERAGE([.B579:.B628])" office:value-type="float" office:value="6.54207312" calcext:value-type="float">
            <text:p>6.5420731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031503" calcext:value-type="float">
            <text:p>6.031503</text:p>
          </table:table-cell>
          <table:table-cell table:formula="of:=AVERAGE([.B580:.B629])" office:value-type="float" office:value="6.55167614" calcext:value-type="float">
            <text:p>6.5516761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830467" calcext:value-type="float">
            <text:p>5.830467</text:p>
          </table:table-cell>
          <table:table-cell table:formula="of:=AVERAGE([.B581:.B630])" office:value-type="float" office:value="6.56772736" calcext:value-type="float">
            <text:p>6.5677273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72536" calcext:value-type="float">
            <text:p>5.72536</text:p>
          </table:table-cell>
          <table:table-cell table:formula="of:=AVERAGE([.B582:.B631])" office:value-type="float" office:value="6.58859648" calcext:value-type="float">
            <text:p>6.5885964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714735" calcext:value-type="float">
            <text:p>5.714735</text:p>
          </table:table-cell>
          <table:table-cell table:formula="of:=AVERAGE([.B583:.B632])" office:value-type="float" office:value="6.61226312" calcext:value-type="float">
            <text:p>6.6122631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782255" calcext:value-type="float">
            <text:p>5.782255</text:p>
          </table:table-cell>
          <table:table-cell table:formula="of:=AVERAGE([.B584:.B633])" office:value-type="float" office:value="6.63668548" calcext:value-type="float">
            <text:p>6.6366854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903847" calcext:value-type="float">
            <text:p>5.903847</text:p>
          </table:table-cell>
          <table:table-cell table:formula="of:=AVERAGE([.B585:.B634])" office:value-type="float" office:value="6.66010492" calcext:value-type="float">
            <text:p>6.6601049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054834" calcext:value-type="float">
            <text:p>6.054834</text:p>
          </table:table-cell>
          <table:table-cell table:formula="of:=AVERAGE([.B586:.B635])" office:value-type="float" office:value="6.68121094" calcext:value-type="float">
            <text:p>6.6812109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214373" calcext:value-type="float">
            <text:p>6.214373</text:p>
          </table:table-cell>
          <table:table-cell table:formula="of:=AVERAGE([.B587:.B636])" office:value-type="float" office:value="6.69916884" calcext:value-type="float">
            <text:p>6.69916884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66978" calcext:value-type="float">
            <text:p>6.366978</text:p>
          </table:table-cell>
          <table:table-cell table:formula="of:=AVERAGE([.B588:.B637])" office:value-type="float" office:value="6.71356512" calcext:value-type="float">
            <text:p>6.7135651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02222" calcext:value-type="float">
            <text:p>6.502222</text:p>
          </table:table-cell>
          <table:table-cell table:formula="of:=AVERAGE([.B589:.B638])" office:value-type="float" office:value="6.7243274" calcext:value-type="float">
            <text:p>6.7243274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13774" calcext:value-type="float">
            <text:p>6.613774</text:p>
          </table:table-cell>
          <table:table-cell table:formula="of:=AVERAGE([.B590:.B639])" office:value-type="float" office:value="6.73165136" calcext:value-type="float">
            <text:p>6.7316513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98466" calcext:value-type="float">
            <text:p>6.698466</text:p>
          </table:table-cell>
          <table:table-cell table:formula="of:=AVERAGE([.B591:.B640])" office:value-type="float" office:value="6.73594232" calcext:value-type="float">
            <text:p>6.7359423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55644" calcext:value-type="float">
            <text:p>6.755644</text:p>
          </table:table-cell>
          <table:table-cell table:formula="of:=AVERAGE([.B592:.B641])" office:value-type="float" office:value="6.73776428" calcext:value-type="float">
            <text:p>6.7377642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86772" calcext:value-type="float">
            <text:p>6.786772</text:p>
          </table:table-cell>
          <table:table-cell table:formula="of:=AVERAGE([.B593:.B642])" office:value-type="float" office:value="6.73778612" calcext:value-type="float">
            <text:p>6.7377861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95149" calcext:value-type="float">
            <text:p>6.795149</text:p>
          </table:table-cell>
          <table:table-cell table:formula="of:=AVERAGE([.B594:.B643])" office:value-type="float" office:value="6.73671852" calcext:value-type="float">
            <text:p>6.73671852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85564" calcext:value-type="float">
            <text:p>6.785564</text:p>
          </table:table-cell>
          <table:table-cell table:formula="of:=AVERAGE([.B595:.B644])" office:value-type="float" office:value="6.73524276" calcext:value-type="float">
            <text:p>6.7352427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63775" calcext:value-type="float">
            <text:p>6.763775</text:p>
          </table:table-cell>
          <table:table-cell table:formula="of:=AVERAGE([.B596:.B645])" office:value-type="float" office:value="6.73394044" calcext:value-type="float">
            <text:p>6.7339404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35807" calcext:value-type="float">
            <text:p>6.735807</text:p>
          </table:table-cell>
          <table:table-cell table:formula="of:=AVERAGE([.B597:.B646])" office:value-type="float" office:value="6.73323734" calcext:value-type="float">
            <text:p>6.7332373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07118" calcext:value-type="float">
            <text:p>6.707118</text:p>
          </table:table-cell>
          <table:table-cell table:formula="of:=AVERAGE([.B598:.B647])" office:value-type="float" office:value="6.7333734" calcext:value-type="float">
            <text:p>6.733373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81811" calcext:value-type="float">
            <text:p>6.681811</text:p>
          </table:table-cell>
          <table:table-cell table:formula="of:=AVERAGE([.B599:.B648])" office:value-type="float" office:value="6.73440606" calcext:value-type="float">
            <text:p>6.7344060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62085" calcext:value-type="float">
            <text:p>6.662085</text:p>
          </table:table-cell>
          <table:table-cell table:formula="of:=AVERAGE([.B600:.B649])" office:value-type="float" office:value="6.7362455" calcext:value-type="float">
            <text:p>6.736245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48102" calcext:value-type="float">
            <text:p>6.648102</text:p>
          </table:table-cell>
          <table:table-cell table:formula="of:=AVERAGE([.B601:.B650])" office:value-type="float" office:value="6.73871244" calcext:value-type="float">
            <text:p>6.7387124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38332" calcext:value-type="float">
            <text:p>6.638332</text:p>
          </table:table-cell>
          <table:table-cell table:formula="of:=AVERAGE([.B602:.B651])" office:value-type="float" office:value="6.74160388" calcext:value-type="float">
            <text:p>6.7416038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30304" calcext:value-type="float">
            <text:p>6.630304</text:p>
          </table:table-cell>
          <table:table-cell table:formula="of:=AVERAGE([.B603:.B652])" office:value-type="float" office:value="6.74475102" calcext:value-type="float">
            <text:p>6.7447510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21562" calcext:value-type="float">
            <text:p>6.621562</text:p>
          </table:table-cell>
          <table:table-cell table:formula="of:=AVERAGE([.B604:.B653])" office:value-type="float" office:value="6.7480568" calcext:value-type="float">
            <text:p>6.748056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10588" calcext:value-type="float">
            <text:p>6.610588</text:p>
          </table:table-cell>
          <table:table-cell table:formula="of:=AVERAGE([.B605:.B654])" office:value-type="float" office:value="6.75150698" calcext:value-type="float">
            <text:p>6.7515069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97429" calcext:value-type="float">
            <text:p>6.597429</text:p>
          </table:table-cell>
          <table:table-cell table:formula="of:=AVERAGE([.B606:.B655])" office:value-type="float" office:value="6.75515534" calcext:value-type="float">
            <text:p>6.7551553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83887" calcext:value-type="float">
            <text:p>6.583887</text:p>
          </table:table-cell>
          <table:table-cell table:formula="of:=AVERAGE([.B607:.B656])" office:value-type="float" office:value="6.7590898" calcext:value-type="float">
            <text:p>6.759089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7318" calcext:value-type="float">
            <text:p>6.57318</text:p>
          </table:table-cell>
          <table:table-cell table:formula="of:=AVERAGE([.B608:.B657])" office:value-type="float" office:value="6.76338972" calcext:value-type="float">
            <text:p>6.76338972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69138" calcext:value-type="float">
            <text:p>6.569138</text:p>
          </table:table-cell>
          <table:table-cell table:formula="of:=AVERAGE([.B609:.B658])" office:value-type="float" office:value="6.7680862" calcext:value-type="float">
            <text:p>6.7680862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75096" calcext:value-type="float">
            <text:p>6.575096</text:p>
          </table:table-cell>
          <table:table-cell table:formula="of:=AVERAGE([.B610:.B659])" office:value-type="float" office:value="6.7731361" calcext:value-type="float">
            <text:p>6.773136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92792" calcext:value-type="float">
            <text:p>6.592792</text:p>
          </table:table-cell>
          <table:table-cell table:formula="of:=AVERAGE([.B611:.B660])" office:value-type="float" office:value="6.77841746" calcext:value-type="float">
            <text:p>6.7784174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21587" calcext:value-type="float">
            <text:p>6.621587</text:p>
          </table:table-cell>
          <table:table-cell table:formula="of:=AVERAGE([.B612:.B661])" office:value-type="float" office:value="6.78374814" calcext:value-type="float">
            <text:p>6.7837481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58294" calcext:value-type="float">
            <text:p>6.658294</text:p>
          </table:table-cell>
          <table:table-cell table:formula="of:=AVERAGE([.B613:.B662])" office:value-type="float" office:value="6.78892336" calcext:value-type="float">
            <text:p>6.7889233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97704" calcext:value-type="float">
            <text:p>6.697704</text:p>
          </table:table-cell>
          <table:table-cell table:formula="of:=AVERAGE([.B614:.B663])" office:value-type="float" office:value="6.79376168" calcext:value-type="float">
            <text:p>6.7937616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33676" calcext:value-type="float">
            <text:p>6.733676</text:p>
          </table:table-cell>
          <table:table-cell table:formula="of:=AVERAGE([.B615:.B664])" office:value-type="float" office:value="6.79814606" calcext:value-type="float">
            <text:p>6.7981460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60495" calcext:value-type="float">
            <text:p>6.760495</text:p>
          </table:table-cell>
          <table:table-cell table:formula="of:=AVERAGE([.B616:.B665])" office:value-type="float" office:value="6.80204844" calcext:value-type="float">
            <text:p>6.8020484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74137" calcext:value-type="float">
            <text:p>6.774137</text:p>
          </table:table-cell>
          <table:table-cell table:formula="of:=AVERAGE([.B617:.B666])" office:value-type="float" office:value="6.80553114" calcext:value-type="float">
            <text:p>6.8055311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73131" calcext:value-type="float">
            <text:p>6.773131</text:p>
          </table:table-cell>
          <table:table-cell table:formula="of:=AVERAGE([.B618:.B667])" office:value-type="float" office:value="6.8087254" calcext:value-type="float">
            <text:p>6.808725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58853" calcext:value-type="float">
            <text:p>6.758853</text:p>
          </table:table-cell>
          <table:table-cell table:formula="of:=AVERAGE([.B619:.B668])" office:value-type="float" office:value="6.8117931" calcext:value-type="float">
            <text:p>6.811793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35191" calcext:value-type="float">
            <text:p>6.735191</text:p>
          </table:table-cell>
          <table:table-cell table:formula="of:=AVERAGE([.B620:.B669])" office:value-type="float" office:value="6.81488182" calcext:value-type="float">
            <text:p>6.8148818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07695" calcext:value-type="float">
            <text:p>6.707695</text:p>
          </table:table-cell>
          <table:table-cell table:formula="of:=AVERAGE([.B621:.B670])" office:value-type="float" office:value="6.81808432" calcext:value-type="float">
            <text:p>6.8180843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82412" calcext:value-type="float">
            <text:p>6.682412</text:p>
          </table:table-cell>
          <table:table-cell table:formula="of:=AVERAGE([.B622:.B671])" office:value-type="float" office:value="6.82141168" calcext:value-type="float">
            <text:p>6.8214116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64696" calcext:value-type="float">
            <text:p>6.664696</text:p>
          </table:table-cell>
          <table:table-cell table:formula="of:=AVERAGE([.B623:.B672])" office:value-type="float" office:value="6.82478526" calcext:value-type="float">
            <text:p>6.8247852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58281" calcext:value-type="float">
            <text:p>6.658281</text:p>
          </table:table-cell>
          <table:table-cell table:formula="of:=AVERAGE([.B624:.B673])" office:value-type="float" office:value="6.82804776" calcext:value-type="float">
            <text:p>6.8280477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64809" calcext:value-type="float">
            <text:p>6.664809</text:p>
          </table:table-cell>
          <table:table-cell table:formula="of:=AVERAGE([.B625:.B674])" office:value-type="float" office:value="6.83098882" calcext:value-type="float">
            <text:p>6.8309888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83876" calcext:value-type="float">
            <text:p>6.683876</text:p>
          </table:table-cell>
          <table:table-cell table:formula="of:=AVERAGE([.B626:.B675])" office:value-type="float" office:value="6.83337846" calcext:value-type="float">
            <text:p>6.83337846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13475" calcext:value-type="float">
            <text:p>6.713475</text:p>
          </table:table-cell>
          <table:table-cell table:formula="of:=AVERAGE([.B627:.B676])" office:value-type="float" office:value="6.83500128" calcext:value-type="float">
            <text:p>6.8350012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50618" calcext:value-type="float">
            <text:p>6.750618</text:p>
          </table:table-cell>
          <table:table-cell table:formula="of:=AVERAGE([.B628:.B677])" office:value-type="float" office:value="6.8356871" calcext:value-type="float">
            <text:p>6.835687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91928" calcext:value-type="float">
            <text:p>6.791928</text:p>
          </table:table-cell>
          <table:table-cell table:formula="of:=AVERAGE([.B629:.B678])" office:value-type="float" office:value="6.83533606" calcext:value-type="float">
            <text:p>6.8353360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34064" calcext:value-type="float">
            <text:p>6.834064</text:p>
          </table:table-cell>
          <table:table-cell table:formula="of:=AVERAGE([.B630:.B679])" office:value-type="float" office:value="6.83393734" calcext:value-type="float">
            <text:p>6.83393734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73923" calcext:value-type="float">
            <text:p>6.873923</text:p>
          </table:table-cell>
          <table:table-cell table:formula="of:=AVERAGE([.B631:.B680])" office:value-type="float" office:value="6.83157998" calcext:value-type="float">
            <text:p>6.8315799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908692" calcext:value-type="float">
            <text:p>6.908692</text:p>
          </table:table-cell>
          <table:table-cell table:formula="of:=AVERAGE([.B632:.B681])" office:value-type="float" office:value="6.82845306" calcext:value-type="float">
            <text:p>6.82845306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935853" calcext:value-type="float">
            <text:p>6.935853</text:p>
          </table:table-cell>
          <table:table-cell table:formula="of:=AVERAGE([.B633:.B682])" office:value-type="float" office:value="6.82483158" calcext:value-type="float">
            <text:p>6.8248315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953227" calcext:value-type="float">
            <text:p>6.953227</text:p>
          </table:table-cell>
          <table:table-cell table:formula="of:=AVERAGE([.B634:.B683])" office:value-type="float" office:value="6.82104636" calcext:value-type="float">
            <text:p>6.82104636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959148" calcext:value-type="float">
            <text:p>6.959148</text:p>
          </table:table-cell>
          <table:table-cell table:formula="of:=AVERAGE([.B635:.B684])" office:value-type="float" office:value="6.8174404" calcext:value-type="float">
            <text:p>6.817440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52729" calcext:value-type="float">
            <text:p>6.952729</text:p>
          </table:table-cell>
          <table:table-cell table:formula="of:=AVERAGE([.B636:.B685])" office:value-type="float" office:value="6.81431872" calcext:value-type="float">
            <text:p>6.8143187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34187" calcext:value-type="float">
            <text:p>6.934187</text:p>
          </table:table-cell>
          <table:table-cell table:formula="of:=AVERAGE([.B637:.B686])" office:value-type="float" office:value="6.81190228" calcext:value-type="float">
            <text:p>6.8119022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05092" calcext:value-type="float">
            <text:p>6.905092</text:p>
          </table:table-cell>
          <table:table-cell table:formula="of:=AVERAGE([.B638:.B687])" office:value-type="float" office:value="6.81029544" calcext:value-type="float">
            <text:p>6.8102954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6842" calcext:value-type="float">
            <text:p>6.86842</text:p>
          </table:table-cell>
          <table:table-cell table:formula="of:=AVERAGE([.B639:.B688])" office:value-type="float" office:value="6.80947398" calcext:value-type="float">
            <text:p>6.8094739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28322" calcext:value-type="float">
            <text:p>6.828322</text:p>
          </table:table-cell>
          <table:table-cell table:formula="of:=AVERAGE([.B640:.B689])" office:value-type="float" office:value="6.80929542" calcext:value-type="float">
            <text:p>6.8092954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89564" calcext:value-type="float">
            <text:p>6.789564</text:p>
          </table:table-cell>
          <table:table-cell table:formula="of:=AVERAGE([.B641:.B690])" office:value-type="float" office:value="6.80952896" calcext:value-type="float">
            <text:p>6.8095289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56736" calcext:value-type="float">
            <text:p>6.756736</text:p>
          </table:table-cell>
          <table:table-cell table:formula="of:=AVERAGE([.B642:.B691])" office:value-type="float" office:value="6.8098993" calcext:value-type="float">
            <text:p>6.809899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33392" calcext:value-type="float">
            <text:p>6.733392</text:p>
          </table:table-cell>
          <table:table-cell table:formula="of:=AVERAGE([.B643:.B692])" office:value-type="float" office:value="6.81013616" calcext:value-type="float">
            <text:p>6.81013616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21361" calcext:value-type="float">
            <text:p>6.721361</text:p>
          </table:table-cell>
          <table:table-cell table:formula="of:=AVERAGE([.B644:.B693])" office:value-type="float" office:value="6.81002032" calcext:value-type="float">
            <text:p>6.8100203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20448" calcext:value-type="float">
            <text:p>6.720448</text:p>
          </table:table-cell>
          <table:table-cell table:formula="of:=AVERAGE([.B645:.B694])" office:value-type="float" office:value="6.8094179" calcext:value-type="float">
            <text:p>6.809417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2862" calcext:value-type="float">
            <text:p>6.72862</text:p>
          </table:table-cell>
          <table:table-cell table:formula="of:=AVERAGE([.B646:.B695])" office:value-type="float" office:value="6.80829608" calcext:value-type="float">
            <text:p>6.8082960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4261" calcext:value-type="float">
            <text:p>6.74261</text:p>
          </table:table-cell>
          <table:table-cell table:formula="of:=AVERAGE([.B647:.B696])" office:value-type="float" office:value="6.80671822" calcext:value-type="float">
            <text:p>6.8067182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58751" calcext:value-type="float">
            <text:p>6.758751</text:p>
          </table:table-cell>
          <table:table-cell table:formula="of:=AVERAGE([.B648:.B697])" office:value-type="float" office:value="6.80482096" calcext:value-type="float">
            <text:p>6.8048209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73783" calcext:value-type="float">
            <text:p>6.773783</text:p>
          </table:table-cell>
          <table:table-cell table:formula="of:=AVERAGE([.B649:.B698])" office:value-type="float" office:value="6.80278002" calcext:value-type="float">
            <text:p>6.80278002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85432" calcext:value-type="float">
            <text:p>6.785432</text:p>
          </table:table-cell>
          <table:table-cell table:formula="of:=AVERAGE([.B650:.B699])" office:value-type="float" office:value="6.800773" calcext:value-type="float">
            <text:p>6.80077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92674" calcext:value-type="float">
            <text:p>6.792674</text:p>
          </table:table-cell>
          <table:table-cell table:formula="of:=AVERAGE([.B651:.B700])" office:value-type="float" office:value="6.79894658" calcext:value-type="float">
            <text:p>6.7989465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95689" calcext:value-type="float">
            <text:p>6.795689</text:p>
          </table:table-cell>
          <table:table-cell table:formula="of:=AVERAGE([.B652:.B701])" office:value-type="float" office:value="6.79739284" calcext:value-type="float">
            <text:p>6.7973928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95593" calcext:value-type="float">
            <text:p>6.795593</text:p>
          </table:table-cell>
          <table:table-cell table:formula="of:=AVERAGE([.B653:.B702])" office:value-type="float" office:value="6.79613628" calcext:value-type="float">
            <text:p>6.7961362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94071" calcext:value-type="float">
            <text:p>6.794071</text:p>
          </table:table-cell>
          <table:table-cell table:formula="of:=AVERAGE([.B654:.B703])" office:value-type="float" office:value="6.79513118" calcext:value-type="float">
            <text:p>6.7951311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3006" calcext:value-type="float">
            <text:p>6.793006</text:p>
          </table:table-cell>
          <table:table-cell table:formula="of:=AVERAGE([.B655:.B704])" office:value-type="float" office:value="6.79426726" calcext:value-type="float">
            <text:p>6.794267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94152" calcext:value-type="float">
            <text:p>6.794152</text:p>
          </table:table-cell>
          <table:table-cell table:formula="of:=AVERAGE([.B656:.B705])" office:value-type="float" office:value="6.79338158" calcext:value-type="float">
            <text:p>6.793381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98883" calcext:value-type="float">
            <text:p>6.798883</text:p>
          </table:table-cell>
          <table:table-cell table:formula="of:=AVERAGE([.B657:.B706])" office:value-type="float" office:value="6.7922752" calcext:value-type="float">
            <text:p>6.792275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08004" calcext:value-type="float">
            <text:p>6.808004</text:p>
          </table:table-cell>
          <table:table-cell table:formula="of:=AVERAGE([.B658:.B707])" office:value-type="float" office:value="6.79073372" calcext:value-type="float">
            <text:p>6.7907337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21633" calcext:value-type="float">
            <text:p>6.821633</text:p>
          </table:table-cell>
          <table:table-cell table:formula="of:=AVERAGE([.B659:.B708])" office:value-type="float" office:value="6.788551" calcext:value-type="float">
            <text:p>6.78855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39164" calcext:value-type="float">
            <text:p>6.839164</text:p>
          </table:table-cell>
          <table:table-cell table:formula="of:=AVERAGE([.B660:.B709])" office:value-type="float" office:value="6.78555486" calcext:value-type="float">
            <text:p>6.7855548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59326" calcext:value-type="float">
            <text:p>6.859326</text:p>
          </table:table-cell>
          <table:table-cell table:formula="of:=AVERAGE([.B661:.B710])" office:value-type="float" office:value="6.7816322" calcext:value-type="float">
            <text:p>6.781632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80348" calcext:value-type="float">
            <text:p>6.880348</text:p>
          </table:table-cell>
          <table:table-cell table:formula="of:=AVERAGE([.B662:.B711])" office:value-type="float" office:value="6.77674998" calcext:value-type="float">
            <text:p>6.7767499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90021" calcext:value-type="float">
            <text:p>6.90021</text:p>
          </table:table-cell>
          <table:table-cell table:formula="of:=AVERAGE([.B663:.B712])" office:value-type="float" office:value="6.77096802" calcext:value-type="float">
            <text:p>6.7709680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916923" calcext:value-type="float">
            <text:p>6.916923</text:p>
          </table:table-cell>
          <table:table-cell table:formula="of:=AVERAGE([.B664:.B713])" office:value-type="float" office:value="6.76444046" calcext:value-type="float">
            <text:p>6.7644404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928795" calcext:value-type="float">
            <text:p>6.928795</text:p>
          </table:table-cell>
          <table:table-cell table:formula="of:=AVERAGE([.B665:.B714])" office:value-type="float" office:value="6.75740474" calcext:value-type="float">
            <text:p>6.7574047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93463" calcext:value-type="float">
            <text:p>6.93463</text:p>
          </table:table-cell>
          <table:table-cell table:formula="of:=AVERAGE([.B666:.B715])" office:value-type="float" office:value="6.75015934" calcext:value-type="float">
            <text:p>6.75015934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93385" calcext:value-type="float">
            <text:p>6.93385</text:p>
          </table:table-cell>
          <table:table-cell table:formula="of:=AVERAGE([.B667:.B716])" office:value-type="float" office:value="6.74303308" calcext:value-type="float">
            <text:p>6.74303308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926516" calcext:value-type="float">
            <text:p>6.926516</text:p>
          </table:table-cell>
          <table:table-cell table:formula="of:=AVERAGE([.B668:.B717])" office:value-type="float" office:value="6.7363492" calcext:value-type="float">
            <text:p>6.736349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913289" calcext:value-type="float">
            <text:p>6.913289</text:p>
          </table:table-cell>
          <table:table-cell table:formula="of:=AVERAGE([.B669:.B718])" office:value-type="float" office:value="6.7303882" calcext:value-type="float">
            <text:p>6.7303882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95316" calcext:value-type="float">
            <text:p>6.895316</text:p>
          </table:table-cell>
          <table:table-cell table:formula="of:=AVERAGE([.B670:.B719])" office:value-type="float" office:value="6.72535232" calcext:value-type="float">
            <text:p>6.72535232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74063" calcext:value-type="float">
            <text:p>6.874063</text:p>
          </table:table-cell>
          <table:table-cell table:formula="of:=AVERAGE([.B671:.B720])" office:value-type="float" office:value="6.721336" calcext:value-type="float">
            <text:p>6.72133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51091" calcext:value-type="float">
            <text:p>6.851091</text:p>
          </table:table-cell>
          <table:table-cell table:formula="of:=AVERAGE([.B672:.B721])" office:value-type="float" office:value="6.71830648" calcext:value-type="float">
            <text:p>6.7183064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27821" calcext:value-type="float">
            <text:p>6.827821</text:p>
          </table:table-cell>
          <table:table-cell table:formula="of:=AVERAGE([.B673:.B722])" office:value-type="float" office:value="6.71609938" calcext:value-type="float">
            <text:p>6.71609938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05334" calcext:value-type="float">
            <text:p>6.805334</text:p>
          </table:table-cell>
          <table:table-cell table:formula="of:=AVERAGE([.B674:.B723])" office:value-type="float" office:value="6.71443184" calcext:value-type="float">
            <text:p>6.7144318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84291" calcext:value-type="float">
            <text:p>6.784291</text:p>
          </table:table-cell>
          <table:table-cell table:formula="of:=AVERAGE([.B675:.B724])" office:value-type="float" office:value="6.71293232" calcext:value-type="float">
            <text:p>6.7129323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65017" calcext:value-type="float">
            <text:p>6.765017</text:p>
          </table:table-cell>
          <table:table-cell table:formula="of:=AVERAGE([.B676:.B725])" office:value-type="float" office:value="6.71118162" calcext:value-type="float">
            <text:p>6.71118162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47766" calcext:value-type="float">
            <text:p>6.747766</text:p>
          </table:table-cell>
          <table:table-cell table:formula="of:=AVERAGE([.B677:.B726])" office:value-type="float" office:value="6.70875604" calcext:value-type="float">
            <text:p>6.70875604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33066" calcext:value-type="float">
            <text:p>6.733066</text:p>
          </table:table-cell>
          <table:table-cell table:formula="of:=AVERAGE([.B678:.B727])" office:value-type="float" office:value="6.7052629" calcext:value-type="float">
            <text:p>6.705262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21992" calcext:value-type="float">
            <text:p>6.721992</text:p>
          </table:table-cell>
          <table:table-cell table:formula="of:=AVERAGE([.B679:.B728])" office:value-type="float" office:value="6.70036288" calcext:value-type="float">
            <text:p>6.7003628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16196" calcext:value-type="float">
            <text:p>6.716196</text:p>
          </table:table-cell>
          <table:table-cell table:formula="of:=AVERAGE([.B680:.B729])" office:value-type="float" office:value="6.69378078" calcext:value-type="float">
            <text:p>6.6937807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17577" calcext:value-type="float">
            <text:p>6.717577</text:p>
          </table:table-cell>
          <table:table-cell table:formula="of:=AVERAGE([.B681:.B730])" office:value-type="float" office:value="6.68531406" calcext:value-type="float">
            <text:p>6.68531406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27618" calcext:value-type="float">
            <text:p>6.727618</text:p>
          </table:table-cell>
          <table:table-cell table:formula="of:=AVERAGE([.B682:.B731])" office:value-type="float" office:value="6.67485294" calcext:value-type="float">
            <text:p>6.6748529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46592" calcext:value-type="float">
            <text:p>6.746592</text:p>
          </table:table-cell>
          <table:table-cell table:formula="of:=AVERAGE([.B683:.B732])" office:value-type="float" office:value="6.66242184" calcext:value-type="float">
            <text:p>6.66242184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72929" calcext:value-type="float">
            <text:p>6.772929</text:p>
          </table:table-cell>
          <table:table-cell table:formula="of:=AVERAGE([.B684:.B733])" office:value-type="float" office:value="6.64823952" calcext:value-type="float">
            <text:p>6.6482395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03064" calcext:value-type="float">
            <text:p>6.803064</text:p>
          </table:table-cell>
          <table:table-cell table:formula="of:=AVERAGE([.B685:.B734])" office:value-type="float" office:value="6.63277782" calcext:value-type="float">
            <text:p>6.63277782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31907" calcext:value-type="float">
            <text:p>6.831907</text:p>
          </table:table-cell>
          <table:table-cell table:formula="of:=AVERAGE([.B686:.B735])" office:value-type="float" office:value="6.61678488" calcext:value-type="float">
            <text:p>6.6167848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53845" calcext:value-type="float">
            <text:p>6.853845</text:p>
          </table:table-cell>
          <table:table-cell table:formula="of:=AVERAGE([.B687:.B736])" office:value-type="float" office:value="6.60124038" calcext:value-type="float">
            <text:p>6.60124038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64019" calcext:value-type="float">
            <text:p>6.864019</text:p>
          </table:table-cell>
          <table:table-cell table:formula="of:=AVERAGE([.B688:.B737])" office:value-type="float" office:value="6.58723162" calcext:value-type="float">
            <text:p>6.5872316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59492" calcext:value-type="float">
            <text:p>6.859492</text:p>
          </table:table-cell>
          <table:table-cell table:formula="of:=AVERAGE([.B689:.B738])" office:value-type="float" office:value="6.57577254" calcext:value-type="float">
            <text:p>6.57577254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39999" calcext:value-type="float">
            <text:p>6.839999</text:p>
          </table:table-cell>
          <table:table-cell table:formula="of:=AVERAGE([.B690:.B739])" office:value-type="float" office:value="6.5676132" calcext:value-type="float">
            <text:p>6.567613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08081" calcext:value-type="float">
            <text:p>6.808081</text:p>
          </table:table-cell>
          <table:table-cell table:formula="of:=AVERAGE([.B691:.B740])" office:value-type="float" office:value="6.56309018" calcext:value-type="float">
            <text:p>6.56309018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68579" calcext:value-type="float">
            <text:p>6.768579</text:p>
          </table:table-cell>
          <table:table-cell table:formula="of:=AVERAGE([.B692:.B741])" office:value-type="float" office:value="6.56205152" calcext:value-type="float">
            <text:p>6.562051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276" calcext:value-type="float">
            <text:p>6.7276</text:p>
          </table:table-cell>
          <table:table-cell table:formula="of:=AVERAGE([.B693:.B742])" office:value-type="float" office:value="6.56386762" calcext:value-type="float">
            <text:p>6.5638676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9124" calcext:value-type="float">
            <text:p>6.69124</text:p>
          </table:table-cell>
          <table:table-cell table:formula="of:=AVERAGE([.B694:.B743])" office:value-type="float" office:value="6.56752168" calcext:value-type="float">
            <text:p>6.5675216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64357" calcext:value-type="float">
            <text:p>6.664357</text:p>
          </table:table-cell>
          <table:table-cell table:formula="of:=AVERAGE([.B695:.B744])" office:value-type="float" office:value="6.57176196" calcext:value-type="float">
            <text:p>6.5717619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49727" calcext:value-type="float">
            <text:p>6.649727</text:p>
          </table:table-cell>
          <table:table-cell table:formula="of:=AVERAGE([.B696:.B745])" office:value-type="float" office:value="6.57529176" calcext:value-type="float">
            <text:p>6.5752917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47747" calcext:value-type="float">
            <text:p>6.647747</text:p>
          </table:table-cell>
          <table:table-cell table:formula="of:=AVERAGE([.B697:.B746])" office:value-type="float" office:value="6.57696786" calcext:value-type="float">
            <text:p>6.5769678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56704" calcext:value-type="float">
            <text:p>6.656704</text:p>
          </table:table-cell>
          <table:table-cell table:formula="of:=AVERAGE([.B698:.B747])" office:value-type="float" office:value="6.5759757" calcext:value-type="float">
            <text:p>6.575975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73432" calcext:value-type="float">
            <text:p>6.673432</text:p>
          </table:table-cell>
          <table:table-cell table:formula="of:=AVERAGE([.B699:.B748])" office:value-type="float" office:value="6.57194976" calcext:value-type="float">
            <text:p>6.5719497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94111" calcext:value-type="float">
            <text:p>6.694111</text:p>
          </table:table-cell>
          <table:table-cell table:formula="of:=AVERAGE([.B700:.B749])" office:value-type="float" office:value="6.56501372" calcext:value-type="float">
            <text:p>6.5650137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14987" calcext:value-type="float">
            <text:p>6.714987</text:p>
          </table:table-cell>
          <table:table-cell table:formula="of:=AVERAGE([.B701:.B750])" office:value-type="float" office:value="6.5557286" calcext:value-type="float">
            <text:p>6.555728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32861" calcext:value-type="float">
            <text:p>6.732861</text:p>
          </table:table-cell>
          <table:table-cell table:formula="of:=AVERAGE([.B702:.B751])" office:value-type="float" office:value="6.5449587" calcext:value-type="float">
            <text:p>6.544958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45338" calcext:value-type="float">
            <text:p>6.745338</text:p>
          </table:table-cell>
          <table:table-cell table:formula="of:=AVERAGE([.B703:.B752])" office:value-type="float" office:value="6.53369188" calcext:value-type="float">
            <text:p>6.5336918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50875" calcext:value-type="float">
            <text:p>6.750875</text:p>
          </table:table-cell>
          <table:table-cell table:formula="of:=AVERAGE([.B704:.B753])" office:value-type="float" office:value="6.52286588" calcext:value-type="float">
            <text:p>6.5228658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48722" calcext:value-type="float">
            <text:p>6.748722</text:p>
          </table:table-cell>
          <table:table-cell table:formula="of:=AVERAGE([.B705:.B754])" office:value-type="float" office:value="6.51324692" calcext:value-type="float">
            <text:p>6.51324692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38833" calcext:value-type="float">
            <text:p>6.738833</text:p>
          </table:table-cell>
          <table:table-cell table:formula="of:=AVERAGE([.B706:.B755])" office:value-type="float" office:value="6.50538144" calcext:value-type="float">
            <text:p>6.5053814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21809" calcext:value-type="float">
            <text:p>6.721809</text:p>
          </table:table-cell>
          <table:table-cell table:formula="of:=AVERAGE([.B707:.B756])" office:value-type="float" office:value="6.499611" calcext:value-type="float">
            <text:p>6.49961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98868" calcext:value-type="float">
            <text:p>6.698868</text:p>
          </table:table-cell>
          <table:table-cell table:formula="of:=AVERAGE([.B708:.B757])" office:value-type="float" office:value="6.49611992" calcext:value-type="float">
            <text:p>6.4961199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71826" calcext:value-type="float">
            <text:p>6.671826</text:p>
          </table:table-cell>
          <table:table-cell table:formula="of:=AVERAGE([.B709:.B758])" office:value-type="float" office:value="6.49497998" calcext:value-type="float">
            <text:p>6.49497998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43031" calcext:value-type="float">
            <text:p>6.643031</text:p>
          </table:table-cell>
          <table:table-cell table:formula="of:=AVERAGE([.B710:.B759])" office:value-type="float" office:value="6.49616312" calcext:value-type="float">
            <text:p>6.4961631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15215" calcext:value-type="float">
            <text:p>6.615215</text:p>
          </table:table-cell>
          <table:table-cell table:formula="of:=AVERAGE([.B711:.B760])" office:value-type="float" office:value="6.49950974" calcext:value-type="float">
            <text:p>6.4995097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9125" calcext:value-type="float">
            <text:p>6.59125</text:p>
          </table:table-cell>
          <table:table-cell table:formula="of:=AVERAGE([.B712:.B761])" office:value-type="float" office:value="6.50465886" calcext:value-type="float">
            <text:p>6.50465886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73832" calcext:value-type="float">
            <text:p>6.573832</text:p>
          </table:table-cell>
          <table:table-cell table:formula="of:=AVERAGE([.B713:.B762])" office:value-type="float" office:value="6.51096308" calcext:value-type="float">
            <text:p>6.51096308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65137" calcext:value-type="float">
            <text:p>6.565137</text:p>
          </table:table-cell>
          <table:table-cell table:formula="of:=AVERAGE([.B714:.B763])" office:value-type="float" office:value="6.51741888" calcext:value-type="float">
            <text:p>6.51741888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66525" calcext:value-type="float">
            <text:p>6.566525</text:p>
          </table:table-cell>
          <table:table-cell table:formula="of:=AVERAGE([.B715:.B764])" office:value-type="float" office:value="6.52263864" calcext:value-type="float">
            <text:p>6.5226386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78317" calcext:value-type="float">
            <text:p>6.578317</text:p>
          </table:table-cell>
          <table:table-cell table:formula="of:=AVERAGE([.B716:.B765])" office:value-type="float" office:value="6.524878" calcext:value-type="float">
            <text:p>6.52487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99656" calcext:value-type="float">
            <text:p>6.599656</text:p>
          </table:table-cell>
          <table:table-cell table:formula="of:=AVERAGE([.B717:.B766])" office:value-type="float" office:value="6.52211538" calcext:value-type="float">
            <text:p>6.5221153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28466" calcext:value-type="float">
            <text:p>6.628466</text:p>
          </table:table-cell>
          <table:table-cell table:formula="of:=AVERAGE([.B718:.B767])" office:value-type="float" office:value="6.51216384" calcext:value-type="float">
            <text:p>6.5121638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61495" calcext:value-type="float">
            <text:p>6.661495</text:p>
          </table:table-cell>
          <table:table-cell table:formula="of:=AVERAGE([.B719:.B768])" office:value-type="float" office:value="6.49277628" calcext:value-type="float">
            <text:p>6.4927762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945" calcext:value-type="float">
            <text:p>6.6945</text:p>
          </table:table-cell>
          <table:table-cell table:formula="of:=AVERAGE([.B720:.B769])" office:value-type="float" office:value="6.46167246" calcext:value-type="float">
            <text:p>6.46167246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22587" calcext:value-type="float">
            <text:p>6.722587</text:p>
          </table:table-cell>
          <table:table-cell table:formula="of:=AVERAGE([.B721:.B770])" office:value-type="float" office:value="6.41632126" calcext:value-type="float">
            <text:p>6.4163212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0736" calcext:value-type="float">
            <text:p>6.740736</text:p>
          </table:table-cell>
          <table:table-cell table:formula="of:=AVERAGE([.B722:.B771])" office:value-type="float" office:value="6.35291914" calcext:value-type="float">
            <text:p>6.3529191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44444" calcext:value-type="float">
            <text:p>6.744444</text:p>
          </table:table-cell>
          <table:table-cell table:formula="of:=AVERAGE([.B723:.B772])" office:value-type="float" office:value="6.2609528" calcext:value-type="float">
            <text:p>6.260952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30358" calcext:value-type="float">
            <text:p>6.730358</text:p>
          </table:table-cell>
          <table:table-cell table:formula="of:=AVERAGE([.B724:.B773])" office:value-type="float" office:value="6.1689123" calcext:value-type="float">
            <text:p>6.168912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96756" calcext:value-type="float">
            <text:p>6.696756</text:p>
          </table:table-cell>
          <table:table-cell table:formula="of:=AVERAGE([.B725:.B774])" office:value-type="float" office:value="6.07715352" calcext:value-type="float">
            <text:p>6.0771535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43738" calcext:value-type="float">
            <text:p>6.643738</text:p>
          </table:table-cell>
          <table:table-cell table:formula="of:=AVERAGE([.B726:.B775])" office:value-type="float" office:value="5.98606678" calcext:value-type="float">
            <text:p>5.9860667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73109" calcext:value-type="float">
            <text:p>6.573109</text:p>
          </table:table-cell>
          <table:table-cell table:formula="of:=AVERAGE([.B727:.B776])" office:value-type="float" office:value="6.0295288" calcext:value-type="float">
            <text:p>6.029528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488065" calcext:value-type="float">
            <text:p>6.488065</text:p>
          </table:table-cell>
          <table:table-cell table:formula="of:=AVERAGE([.B728:.B777])" office:value-type="float" office:value="6.03836108" calcext:value-type="float">
            <text:p>6.03836108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392887" calcext:value-type="float">
            <text:p>6.392887</text:p>
          </table:table-cell>
          <table:table-cell table:formula="of:=AVERAGE([.B729:.B778])" office:value-type="float" office:value="6.03735614" calcext:value-type="float">
            <text:p>6.03735614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29286" calcext:value-type="float">
            <text:p>6.29286</text:p>
          </table:table-cell>
          <table:table-cell table:formula="of:=AVERAGE([.B730:.B779])" office:value-type="float" office:value="6.03435446" calcext:value-type="float">
            <text:p>6.0343544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194521" calcext:value-type="float">
            <text:p>6.194521</text:p>
          </table:table-cell>
          <table:table-cell table:formula="of:=AVERAGE([.B731:.B780])" office:value-type="float" office:value="6.0328702" calcext:value-type="float">
            <text:p>6.032870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106063" calcext:value-type="float">
            <text:p>6.106063</text:p>
          </table:table-cell>
          <table:table-cell table:formula="of:=AVERAGE([.B732:.B781])" office:value-type="float" office:value="6.03456326" calcext:value-type="float">
            <text:p>6.0345632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037476" calcext:value-type="float">
            <text:p>6.037476</text:p>
          </table:table-cell>
          <table:table-cell table:formula="of:=AVERAGE([.B733:.B782])" office:value-type="float" office:value="6.04003378" calcext:value-type="float">
            <text:p>6.04003378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999844" calcext:value-type="float">
            <text:p>5.999844</text:p>
          </table:table-cell>
          <table:table-cell table:formula="of:=AVERAGE([.B734:.B783])" office:value-type="float" office:value="6.04914814" calcext:value-type="float">
            <text:p>6.0491481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003417" calcext:value-type="float">
            <text:p>6.003417</text:p>
          </table:table-cell>
          <table:table-cell table:formula="of:=AVERAGE([.B735:.B784])" office:value-type="float" office:value="6.06120958" calcext:value-type="float">
            <text:p>6.0612095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054682" calcext:value-type="float">
            <text:p>6.054682</text:p>
          </table:table-cell>
          <table:table-cell table:formula="of:=AVERAGE([.B736:.B785])" office:value-type="float" office:value="6.07509618" calcext:value-type="float">
            <text:p>6.0750961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153407" calcext:value-type="float">
            <text:p>6.153407</text:p>
          </table:table-cell>
          <table:table-cell table:formula="of:=AVERAGE([.B737:.B786])" office:value-type="float" office:value="6.0894225" calcext:value-type="float">
            <text:p>6.08942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291065" calcext:value-type="float">
            <text:p>6.291065</text:p>
          </table:table-cell>
          <table:table-cell table:formula="of:=AVERAGE([.B738:.B787])" office:value-type="float" office:value="6.10273794" calcext:value-type="float">
            <text:p>6.10273794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451525" calcext:value-type="float">
            <text:p>6.451525</text:p>
          </table:table-cell>
          <table:table-cell table:formula="of:=AVERAGE([.B739:.B788])" office:value-type="float" office:value="6.11373726" calcext:value-type="float">
            <text:p>6.1137372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13848" calcext:value-type="float">
            <text:p>6.613848</text:p>
          </table:table-cell>
          <table:table-cell table:formula="of:=AVERAGE([.B740:.B789])" office:value-type="float" office:value="6.1214398" calcext:value-type="float">
            <text:p>6.121439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56148" calcext:value-type="float">
            <text:p>6.756148</text:p>
          </table:table-cell>
          <table:table-cell table:formula="of:=AVERAGE([.B741:.B790])" office:value-type="float" office:value="6.12530008" calcext:value-type="float">
            <text:p>6.12530008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59384" calcext:value-type="float">
            <text:p>6.859384</text:p>
          </table:table-cell>
          <table:table-cell table:formula="of:=AVERAGE([.B742:.B791])" office:value-type="float" office:value="6.12523664" calcext:value-type="float">
            <text:p>6.1252366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910303" calcext:value-type="float">
            <text:p>6.910303</text:p>
          </table:table-cell>
          <table:table-cell table:formula="of:=AVERAGE([.B743:.B792])" office:value-type="float" office:value="6.12159076" calcext:value-type="float">
            <text:p>6.1215907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903254" calcext:value-type="float">
            <text:p>6.903254</text:p>
          </table:table-cell>
          <table:table-cell table:formula="of:=AVERAGE([.B744:.B793])" office:value-type="float" office:value="6.1150403" calcext:value-type="float">
            <text:p>6.115040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40847" calcext:value-type="float">
            <text:p>6.840847</text:p>
          </table:table-cell>
          <table:table-cell table:formula="of:=AVERAGE([.B745:.B794])" office:value-type="float" office:value="6.1064937" calcext:value-type="float">
            <text:p>6.106493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33532" calcext:value-type="float">
            <text:p>6.733532</text:p>
          </table:table-cell>
          <table:table-cell table:formula="of:=AVERAGE([.B746:.B795])" office:value-type="float" office:value="6.09698128" calcext:value-type="float">
            <text:p>6.0969812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98139" calcext:value-type="float">
            <text:p>6.598139</text:p>
          </table:table-cell>
          <table:table-cell table:formula="of:=AVERAGE([.B747:.B796])" office:value-type="float" office:value="6.08755088" calcext:value-type="float">
            <text:p>6.08755088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455407" calcext:value-type="float">
            <text:p>6.455407</text:p>
          </table:table-cell>
          <table:table-cell table:formula="of:=AVERAGE([.B748:.B797])" office:value-type="float" office:value="6.07916772" calcext:value-type="float">
            <text:p>6.07916772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32663" calcext:value-type="float">
            <text:p>6.32663</text:p>
          </table:table-cell>
          <table:table-cell table:formula="of:=AVERAGE([.B749:.B798])" office:value-type="float" office:value="6.07261816" calcext:value-type="float">
            <text:p>6.0726181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229855" calcext:value-type="float">
            <text:p>6.229855</text:p>
          </table:table-cell>
          <table:table-cell table:formula="of:=AVERAGE([.B750:.B799])" office:value-type="float" office:value="6.06842492" calcext:value-type="float">
            <text:p>6.0684249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176492" calcext:value-type="float">
            <text:p>6.176492</text:p>
          </table:table-cell>
          <table:table-cell table:formula="of:=AVERAGE([.B751:.B800])" office:value-type="float" office:value="6.06679094" calcext:value-type="float">
            <text:p>6.0667909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16952" calcext:value-type="float">
            <text:p>6.16952</text:p>
          </table:table-cell>
          <table:table-cell table:formula="of:=AVERAGE([.B752:.B801])" office:value-type="float" office:value="6.06759242" calcext:value-type="float">
            <text:p>6.0675924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204038" calcext:value-type="float">
            <text:p>6.204038</text:p>
          </table:table-cell>
          <table:table-cell table:formula="of:=AVERAGE([.B753:.B802])" office:value-type="float" office:value="6.07042628" calcext:value-type="float">
            <text:p>6.07042628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269927" calcext:value-type="float">
            <text:p>6.269927</text:p>
          </table:table-cell>
          <table:table-cell table:formula="of:=AVERAGE([.B754:.B803])" office:value-type="float" office:value="6.07469542" calcext:value-type="float">
            <text:p>6.0746954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55448" calcext:value-type="float">
            <text:p>6.355448</text:p>
          </table:table-cell>
          <table:table-cell table:formula="of:=AVERAGE([.B755:.B804])" office:value-type="float" office:value="6.07970122" calcext:value-type="float">
            <text:p>6.0797012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450311" calcext:value-type="float">
            <text:p>6.450311</text:p>
          </table:table-cell>
          <table:table-cell table:formula="of:=AVERAGE([.B756:.B805])" office:value-type="float" office:value="6.08471846" calcext:value-type="float">
            <text:p>6.0847184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47255" calcext:value-type="float">
            <text:p>6.547255</text:p>
          </table:table-cell>
          <table:table-cell table:formula="of:=AVERAGE([.B757:.B806])" office:value-type="float" office:value="6.08904672" calcext:value-type="float">
            <text:p>6.08904672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41871" calcext:value-type="float">
            <text:p>6.641871</text:p>
          </table:table-cell>
          <table:table-cell table:formula="of:=AVERAGE([.B758:.B807])" office:value-type="float" office:value="6.0920483" calcext:value-type="float">
            <text:p>6.0920483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30983" calcext:value-type="float">
            <text:p>6.730983</text:p>
          </table:table-cell>
          <table:table-cell table:formula="of:=AVERAGE([.B759:.B808])" office:value-type="float" office:value="6.0931893" calcext:value-type="float">
            <text:p>6.093189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10362" calcext:value-type="float">
            <text:p>6.810362</text:p>
          </table:table-cell>
          <table:table-cell table:formula="of:=AVERAGE([.B760:.B809])" office:value-type="float" office:value="6.09209764" calcext:value-type="float">
            <text:p>6.0920976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72671" calcext:value-type="float">
            <text:p>6.872671</text:p>
          </table:table-cell>
          <table:table-cell table:formula="of:=AVERAGE([.B761:.B810])" office:value-type="float" office:value="6.08864006" calcext:value-type="float">
            <text:p>6.08864006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906461" calcext:value-type="float">
            <text:p>6.906461</text:p>
          </table:table-cell>
          <table:table-cell table:formula="of:=AVERAGE([.B762:.B811])" office:value-type="float" office:value="6.083007" calcext:value-type="float">
            <text:p>6.08300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96622" calcext:value-type="float">
            <text:p>6.896622</text:p>
          </table:table-cell>
          <table:table-cell table:formula="of:=AVERAGE([.B763:.B812])" office:value-type="float" office:value="6.07578408" calcext:value-type="float">
            <text:p>6.0757840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26125" calcext:value-type="float">
            <text:p>6.826125</text:p>
          </table:table-cell>
          <table:table-cell table:formula="of:=AVERAGE([.B764:.B813])" office:value-type="float" office:value="6.0679872" calcext:value-type="float">
            <text:p>6.067987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78493" calcext:value-type="float">
            <text:p>6.678493</text:p>
          </table:table-cell>
          <table:table-cell table:formula="of:=AVERAGE([.B765:.B814])" office:value-type="float" office:value="6.0610471" calcext:value-type="float">
            <text:p>6.061047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440186" calcext:value-type="float">
            <text:p>6.440186</text:p>
          </table:table-cell>
          <table:table-cell table:formula="of:=AVERAGE([.B766:.B815])" office:value-type="float" office:value="6.05674346" calcext:value-type="float">
            <text:p>6.05674346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102079" calcext:value-type="float">
            <text:p>6.102079</text:p>
          </table:table-cell>
          <table:table-cell table:formula="of:=AVERAGE([.B767:.B816])" office:value-type="float" office:value="6.057103" calcext:value-type="float">
            <text:p>6.05710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659088" calcext:value-type="float">
            <text:p>5.659088</text:p>
          </table:table-cell>
          <table:table-cell table:formula="of:=AVERAGE([.B768:.B817])" office:value-type="float" office:value="6.0642875" calcext:value-type="float">
            <text:p>6.064287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106304" calcext:value-type="float">
            <text:p>5.106304</text:p>
          </table:table-cell>
          <table:table-cell table:formula="of:=AVERAGE([.B769:.B818])" office:value-type="float" office:value="6.08050994" calcext:value-type="float">
            <text:p>6.08050994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42694" calcext:value-type="float">
            <text:p>4.42694</text:p>
          </table:table-cell>
          <table:table-cell table:formula="of:=AVERAGE([.B770:.B819])" office:value-type="float" office:value="6.10804346" calcext:value-type="float">
            <text:p>6.1080434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552481" calcext:value-type="float">
            <text:p>3.552481</text:p>
          </table:table-cell>
          <table:table-cell table:formula="of:=AVERAGE([.B771:.B820])" office:value-type="float" office:value="6.14947854" calcext:value-type="float">
            <text:p>6.1494785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142419" calcext:value-type="float">
            <text:p>2.142419</text:p>
          </table:table-cell>
          <table:table-cell table:formula="of:=AVERAGE([.B772:.B821])" office:value-type="float" office:value="6.20877468" calcext:value-type="float">
            <text:p>6.2087746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142419" calcext:value-type="float">
            <text:p>2.142419</text:p>
          </table:table-cell>
          <table:table-cell table:formula="of:=AVERAGE([.B773:.B822])" office:value-type="float" office:value="6.29670738" calcext:value-type="float">
            <text:p>6.2967073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142419" calcext:value-type="float">
            <text:p>2.142419</text:p>
          </table:table-cell>
          <table:table-cell table:formula="of:=AVERAGE([.B774:.B823])" office:value-type="float" office:value="6.38513794" calcext:value-type="float">
            <text:p>6.3851379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142419" calcext:value-type="float">
            <text:p>2.142419</text:p>
          </table:table-cell>
          <table:table-cell table:formula="of:=AVERAGE([.B775:.B824])" office:value-type="float" office:value="6.47410892" calcext:value-type="float">
            <text:p>6.47410892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816839" calcext:value-type="float">
            <text:p>8.816839</text:p>
          </table:table-cell>
          <table:table-cell table:formula="of:=AVERAGE([.B776:.B825])" office:value-type="float" office:value="6.56361794" calcext:value-type="float">
            <text:p>6.5636179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014723" calcext:value-type="float">
            <text:p>7.014723</text:p>
          </table:table-cell>
          <table:table-cell table:formula="of:=AVERAGE([.B777:.B826])" office:value-type="float" office:value="6.5201081" calcext:value-type="float">
            <text:p>6.520108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37818" calcext:value-type="float">
            <text:p>6.437818</text:p>
          </table:table-cell>
          <table:table-cell table:formula="of:=AVERAGE([.B778:.B827])" office:value-type="float" office:value="6.5129677" calcext:value-type="float">
            <text:p>6.512967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242803" calcext:value-type="float">
            <text:p>6.242803</text:p>
          </table:table-cell>
          <table:table-cell table:formula="of:=AVERAGE([.B779:.B828])" office:value-type="float" office:value="6.51748772" calcext:value-type="float">
            <text:p>6.5174877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218647" calcext:value-type="float">
            <text:p>6.218647</text:p>
          </table:table-cell>
          <table:table-cell table:formula="of:=AVERAGE([.B780:.B829])" office:value-type="float" office:value="6.52579462" calcext:value-type="float">
            <text:p>6.52579462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279174" calcext:value-type="float">
            <text:p>6.279174</text:p>
          </table:table-cell>
          <table:table-cell table:formula="of:=AVERAGE([.B781:.B830])" office:value-type="float" office:value="6.5342501" calcext:value-type="float">
            <text:p>6.534250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379589" calcext:value-type="float">
            <text:p>6.379589</text:p>
          </table:table-cell>
          <table:table-cell table:formula="of:=AVERAGE([.B782:.B831])" office:value-type="float" office:value="6.54100338" calcext:value-type="float">
            <text:p>6.5410033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93194" calcext:value-type="float">
            <text:p>6.493194</text:p>
          </table:table-cell>
          <table:table-cell table:formula="of:=AVERAGE([.B783:.B832])" office:value-type="float" office:value="6.54520454" calcext:value-type="float">
            <text:p>6.54520454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02916" calcext:value-type="float">
            <text:p>6.602916</text:p>
          </table:table-cell>
          <table:table-cell table:formula="of:=AVERAGE([.B784:.B833])" office:value-type="float" office:value="6.54666382" calcext:value-type="float">
            <text:p>6.54666382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97747" calcext:value-type="float">
            <text:p>6.697747</text:p>
          </table:table-cell>
          <table:table-cell table:formula="of:=AVERAGE([.B785:.B834])" office:value-type="float" office:value="6.54565426" calcext:value-type="float">
            <text:p>6.5456542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70998" calcext:value-type="float">
            <text:p>6.770998</text:p>
          </table:table-cell>
          <table:table-cell table:formula="of:=AVERAGE([.B786:.B835])" office:value-type="float" office:value="6.54275938" calcext:value-type="float">
            <text:p>6.54275938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19179" calcext:value-type="float">
            <text:p>6.819179</text:p>
          </table:table-cell>
          <table:table-cell table:formula="of:=AVERAGE([.B787:.B836])" office:value-type="float" office:value="6.53873678" calcext:value-type="float">
            <text:p>6.5387367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41031" calcext:value-type="float">
            <text:p>6.841031</text:p>
          </table:table-cell>
          <table:table-cell table:formula="of:=AVERAGE([.B788:.B837])" office:value-type="float" office:value="6.5343969" calcext:value-type="float">
            <text:p>6.534396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36652" calcext:value-type="float">
            <text:p>6.836652</text:p>
          </table:table-cell>
          <table:table-cell table:formula="of:=AVERAGE([.B789:.B838])" office:value-type="float" office:value="6.53050618" calcext:value-type="float">
            <text:p>6.5305061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06862" calcext:value-type="float">
            <text:p>6.806862</text:p>
          </table:table-cell>
          <table:table-cell table:formula="of:=AVERAGE([.B790:.B839])" office:value-type="float" office:value="6.52772204" calcext:value-type="float">
            <text:p>6.52772204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52976" calcext:value-type="float">
            <text:p>6.752976</text:p>
          </table:table-cell>
          <table:table-cell table:formula="of:=AVERAGE([.B791:.B840])" office:value-type="float" office:value="6.52655918" calcext:value-type="float">
            <text:p>6.5265591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7709" calcext:value-type="float">
            <text:p>6.67709</text:p>
          </table:table-cell>
          <table:table-cell table:formula="of:=AVERAGE([.B792:.B841])" office:value-type="float" office:value="6.52737898" calcext:value-type="float">
            <text:p>6.5273789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8278" calcext:value-type="float">
            <text:p>6.58278</text:p>
          </table:table-cell>
          <table:table-cell table:formula="of:=AVERAGE([.B793:.B842])" office:value-type="float" office:value="6.5303895" calcext:value-type="float">
            <text:p>6.530389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75924" calcext:value-type="float">
            <text:p>6.475924</text:p>
          </table:table-cell>
          <table:table-cell table:formula="of:=AVERAGE([.B794:.B843])" office:value-type="float" office:value="6.53564446" calcext:value-type="float">
            <text:p>6.53564446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365226" calcext:value-type="float">
            <text:p>6.365226</text:p>
          </table:table-cell>
          <table:table-cell table:formula="of:=AVERAGE([.B795:.B844])" office:value-type="float" office:value="6.54303602" calcext:value-type="float">
            <text:p>6.5430360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262012" calcext:value-type="float">
            <text:p>6.262012</text:p>
          </table:table-cell>
          <table:table-cell table:formula="of:=AVERAGE([.B796:.B845])" office:value-type="float" office:value="6.55228388" calcext:value-type="float">
            <text:p>6.5522838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178981" calcext:value-type="float">
            <text:p>6.178981</text:p>
          </table:table-cell>
          <table:table-cell table:formula="of:=AVERAGE([.B797:.B846])" office:value-type="float" office:value="6.56293098" calcext:value-type="float">
            <text:p>6.56293098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127929" calcext:value-type="float">
            <text:p>6.127929</text:p>
          </table:table-cell>
          <table:table-cell table:formula="of:=AVERAGE([.B798:.B847])" office:value-type="float" office:value="6.57436082" calcext:value-type="float">
            <text:p>6.5743608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116968" calcext:value-type="float">
            <text:p>6.116968</text:p>
          </table:table-cell>
          <table:table-cell table:formula="of:=AVERAGE([.B799:.B848])" office:value-type="float" office:value="6.58584948" calcext:value-type="float">
            <text:p>6.5858494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148156" calcext:value-type="float">
            <text:p>6.148156</text:p>
          </table:table-cell>
          <table:table-cell table:formula="of:=AVERAGE([.B800:.B849])" office:value-type="float" office:value="6.59665526" calcext:value-type="float">
            <text:p>6.5966552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216566" calcext:value-type="float">
            <text:p>6.216566</text:p>
          </table:table-cell>
          <table:table-cell table:formula="of:=AVERAGE([.B801:.B850])" office:value-type="float" office:value="6.60613256" calcext:value-type="float">
            <text:p>6.60613256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11213" calcext:value-type="float">
            <text:p>6.311213</text:p>
          </table:table-cell>
          <table:table-cell table:formula="of:=AVERAGE([.B802:.B851])" office:value-type="float" office:value="6.61384062" calcext:value-type="float">
            <text:p>6.6138406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17495" calcext:value-type="float">
            <text:p>6.417495</text:p>
          </table:table-cell>
          <table:table-cell table:formula="of:=AVERAGE([.B803:.B852])" office:value-type="float" office:value="6.61961512" calcext:value-type="float">
            <text:p>6.6196151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20217" calcext:value-type="float">
            <text:p>6.520217</text:p>
          </table:table-cell>
          <table:table-cell table:formula="of:=AVERAGE([.B804:.B853])" office:value-type="float" office:value="6.62358292" calcext:value-type="float">
            <text:p>6.6235829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0631" calcext:value-type="float">
            <text:p>6.60631</text:p>
          </table:table-cell>
          <table:table-cell table:formula="of:=AVERAGE([.B805:.B854])" office:value-type="float" office:value="6.62612052" calcext:value-type="float">
            <text:p>6.6261205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66724" calcext:value-type="float">
            <text:p>6.666724</text:p>
          </table:table-cell>
          <table:table-cell table:formula="of:=AVERAGE([.B806:.B855])" office:value-type="float" office:value="6.62777264" calcext:value-type="float">
            <text:p>6.6277726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97334" calcext:value-type="float">
            <text:p>6.697334</text:p>
          </table:table-cell>
          <table:table-cell table:formula="of:=AVERAGE([.B807:.B856])" office:value-type="float" office:value="6.62915302" calcext:value-type="float">
            <text:p>6.6291530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98921" calcext:value-type="float">
            <text:p>6.698921</text:p>
          </table:table-cell>
          <table:table-cell table:formula="of:=AVERAGE([.B808:.B857])" office:value-type="float" office:value="6.63084714" calcext:value-type="float">
            <text:p>6.63084714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764" calcext:value-type="float">
            <text:p>6.6764</text:p>
          </table:table-cell>
          <table:table-cell table:formula="of:=AVERAGE([.B809:.B858])" office:value-type="float" office:value="6.63333106" calcext:value-type="float">
            <text:p>6.6333310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37483" calcext:value-type="float">
            <text:p>6.637483</text:p>
          </table:table-cell>
          <table:table-cell table:formula="of:=AVERAGE([.B810:.B859])" office:value-type="float" office:value="6.63691556" calcext:value-type="float">
            <text:p>6.6369155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91018" calcext:value-type="float">
            <text:p>6.591018</text:p>
          </table:table-cell>
          <table:table-cell table:formula="of:=AVERAGE([.B811:.B860])" office:value-type="float" office:value="6.64172062" calcext:value-type="float">
            <text:p>6.64172062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45315" calcext:value-type="float">
            <text:p>6.545315</text:p>
          </table:table-cell>
          <table:table-cell table:formula="of:=AVERAGE([.B812:.B861])" office:value-type="float" office:value="6.64768172" calcext:value-type="float">
            <text:p>6.6476817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06778" calcext:value-type="float">
            <text:p>6.506778</text:p>
          </table:table-cell>
          <table:table-cell table:formula="of:=AVERAGE([.B813:.B862])" office:value-type="float" office:value="6.65458432" calcext:value-type="float">
            <text:p>6.65458432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47912" calcext:value-type="float">
            <text:p>6.47912</text:p>
          </table:table-cell>
          <table:table-cell table:formula="of:=AVERAGE([.B814:.B863])" office:value-type="float" office:value="6.6621183" calcext:value-type="float">
            <text:p>6.662118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63311" calcext:value-type="float">
            <text:p>6.463311</text:p>
          </table:table-cell>
          <table:table-cell table:formula="of:=AVERAGE([.B815:.B864])" office:value-type="float" office:value="6.66993988" calcext:value-type="float">
            <text:p>6.6699398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458163" calcext:value-type="float">
            <text:p>6.458163</text:p>
          </table:table-cell>
          <table:table-cell table:formula="of:=AVERAGE([.B816:.B865])" office:value-type="float" office:value="6.67772722" calcext:value-type="float">
            <text:p>6.67772722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461304" calcext:value-type="float">
            <text:p>6.461304</text:p>
          </table:table-cell>
          <table:table-cell table:formula="of:=AVERAGE([.B817:.B866])" office:value-type="float" office:value="6.68521936" calcext:value-type="float">
            <text:p>6.68521936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7021" calcext:value-type="float">
            <text:p>6.47021</text:p>
          </table:table-cell>
          <table:table-cell table:formula="of:=AVERAGE([.B818:.B867])" office:value-type="float" office:value="6.69223378" calcext:value-type="float">
            <text:p>6.69223378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8298" calcext:value-type="float">
            <text:p>6.48298</text:p>
          </table:table-cell>
          <table:table-cell table:formula="of:=AVERAGE([.B819:.B868])" office:value-type="float" office:value="6.69866462" calcext:value-type="float">
            <text:p>6.6986646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98694" calcext:value-type="float">
            <text:p>6.498694</text:p>
          </table:table-cell>
          <table:table-cell table:formula="of:=AVERAGE([.B820:.B869])" office:value-type="float" office:value="6.70446838" calcext:value-type="float">
            <text:p>6.7044683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517288" calcext:value-type="float">
            <text:p>6.517288</text:p>
          </table:table-cell>
          <table:table-cell table:formula="of:=AVERAGE([.B821:.B870])" office:value-type="float" office:value="6.70964534" calcext:value-type="float">
            <text:p>6.7096453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539054" calcext:value-type="float">
            <text:p>6.539054</text:p>
          </table:table-cell>
          <table:table-cell table:formula="of:=AVERAGE([.B822:.B871])" office:value-type="float" office:value="6.71422398" calcext:value-type="float">
            <text:p>6.7142239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63947" calcext:value-type="float">
            <text:p>6.563947</text:p>
          </table:table-cell>
          <table:table-cell table:formula="of:=AVERAGE([.B823:.B872])" office:value-type="float" office:value="6.71825294" calcext:value-type="float">
            <text:p>6.71825294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90968" calcext:value-type="float">
            <text:p>6.590968</text:p>
          </table:table-cell>
          <table:table-cell table:formula="of:=AVERAGE([.B824:.B873])" office:value-type="float" office:value="6.7218015" calcext:value-type="float">
            <text:p>6.721801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1787" calcext:value-type="float">
            <text:p>6.61787</text:p>
          </table:table-cell>
          <table:table-cell table:formula="of:=AVERAGE([.B825:.B874])" office:value-type="float" office:value="6.72496644" calcext:value-type="float">
            <text:p>6.72496644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41347" calcext:value-type="float">
            <text:p>6.641347</text:p>
          </table:table-cell>
          <table:table-cell table:formula="of:=AVERAGE([.B826:.B875])" office:value-type="float" office:value="6.72788074" calcext:value-type="float">
            <text:p>6.7278807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57703" calcext:value-type="float">
            <text:p>6.657703</text:p>
          </table:table-cell>
          <table:table-cell table:formula="of:=AVERAGE([.B827:.B876])" office:value-type="float" office:value="6.73071824" calcext:value-type="float">
            <text:p>6.7307182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63819" calcext:value-type="float">
            <text:p>6.663819</text:p>
          </table:table-cell>
          <table:table-cell table:formula="of:=AVERAGE([.B828:.B877])" office:value-type="float" office:value="6.73368922" calcext:value-type="float">
            <text:p>6.7336892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58148" calcext:value-type="float">
            <text:p>6.658148</text:p>
          </table:table-cell>
          <table:table-cell table:formula="of:=AVERAGE([.B829:.B878])" office:value-type="float" office:value="6.73702418" calcext:value-type="float">
            <text:p>6.7370241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41421" calcext:value-type="float">
            <text:p>6.641421</text:p>
          </table:table-cell>
          <table:table-cell table:formula="of:=AVERAGE([.B830:.B879])" office:value-type="float" office:value="6.7409462" calcext:value-type="float">
            <text:p>6.7409462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16838" calcext:value-type="float">
            <text:p>6.616838</text:p>
          </table:table-cell>
          <table:table-cell table:formula="of:=AVERAGE([.B831:.B880])" office:value-type="float" office:value="6.74563586" calcext:value-type="float">
            <text:p>6.74563586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89647" calcext:value-type="float">
            <text:p>6.589647</text:p>
          </table:table-cell>
          <table:table-cell table:formula="of:=AVERAGE([.B832:.B881])" office:value-type="float" office:value="6.75119538" calcext:value-type="float">
            <text:p>6.7511953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66158" calcext:value-type="float">
            <text:p>6.566158</text:p>
          </table:table-cell>
          <table:table-cell table:formula="of:=AVERAGE([.B833:.B882])" office:value-type="float" office:value="6.75761994" calcext:value-type="float">
            <text:p>6.75761994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52438" calcext:value-type="float">
            <text:p>6.552438</text:p>
          </table:table-cell>
          <table:table-cell table:formula="of:=AVERAGE([.B834:.B883])" office:value-type="float" office:value="6.76478408" calcext:value-type="float">
            <text:p>6.7647840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53003" calcext:value-type="float">
            <text:p>6.553003</text:p>
          </table:table-cell>
          <table:table-cell table:formula="of:=AVERAGE([.B835:.B884])" office:value-type="float" office:value="6.77244756" calcext:value-type="float">
            <text:p>6.7724475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69868" calcext:value-type="float">
            <text:p>6.569868</text:p>
          </table:table-cell>
          <table:table-cell table:formula="of:=AVERAGE([.B836:.B885])" office:value-type="float" office:value="6.78028136" calcext:value-type="float">
            <text:p>6.78028136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02185" calcext:value-type="float">
            <text:p>6.602185</text:p>
          </table:table-cell>
          <table:table-cell table:formula="of:=AVERAGE([.B837:.B886])" office:value-type="float" office:value="6.78790912" calcext:value-type="float">
            <text:p>6.7879091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46495" calcext:value-type="float">
            <text:p>6.646495</text:p>
          </table:table-cell>
          <table:table-cell table:formula="of:=AVERAGE([.B838:.B887])" office:value-type="float" office:value="6.79495554" calcext:value-type="float">
            <text:p>6.79495554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97445" calcext:value-type="float">
            <text:p>6.697445</text:p>
          </table:table-cell>
          <table:table-cell table:formula="of:=AVERAGE([.B839:.B888])" office:value-type="float" office:value="6.80109344" calcext:value-type="float">
            <text:p>6.80109344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48719" calcext:value-type="float">
            <text:p>6.748719</text:p>
          </table:table-cell>
          <table:table-cell table:formula="of:=AVERAGE([.B840:.B889])" office:value-type="float" office:value="6.80608226" calcext:value-type="float">
            <text:p>6.8060822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3966" calcext:value-type="float">
            <text:p>6.793966</text:p>
          </table:table-cell>
          <table:table-cell table:formula="of:=AVERAGE([.B841:.B890])" office:value-type="float" office:value="6.80979472" calcext:value-type="float">
            <text:p>6.8097947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27616" calcext:value-type="float">
            <text:p>6.827616</text:p>
          </table:table-cell>
          <table:table-cell table:formula="of:=AVERAGE([.B842:.B891])" office:value-type="float" office:value="6.81223036" calcext:value-type="float">
            <text:p>6.8122303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45528" calcext:value-type="float">
            <text:p>6.845528</text:p>
          </table:table-cell>
          <table:table-cell table:formula="of:=AVERAGE([.B843:.B892])" office:value-type="float" office:value="6.8135156" calcext:value-type="float">
            <text:p>6.8135156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45502" calcext:value-type="float">
            <text:p>6.845502</text:p>
          </table:table-cell>
          <table:table-cell table:formula="of:=AVERAGE([.B844:.B893])" office:value-type="float" office:value="6.81389036" calcext:value-type="float">
            <text:p>6.81389036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27619" calcext:value-type="float">
            <text:p>6.827619</text:p>
          </table:table-cell>
          <table:table-cell table:formula="of:=AVERAGE([.B845:.B894])" office:value-type="float" office:value="6.8136808" calcext:value-type="float">
            <text:p>6.813680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94367" calcext:value-type="float">
            <text:p>6.794367</text:p>
          </table:table-cell>
          <table:table-cell table:formula="of:=AVERAGE([.B846:.B895])" office:value-type="float" office:value="6.81325958" calcext:value-type="float">
            <text:p>6.8132595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50473" calcext:value-type="float">
            <text:p>6.750473</text:p>
          </table:table-cell>
          <table:table-cell table:formula="of:=AVERAGE([.B847:.B896])" office:value-type="float" office:value="6.81299724" calcext:value-type="float">
            <text:p>6.8129972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02362" calcext:value-type="float">
            <text:p>6.702362</text:p>
          </table:table-cell>
          <table:table-cell table:formula="of:=AVERAGE([.B848:.B897])" office:value-type="float" office:value="6.8132111" calcext:value-type="float">
            <text:p>6.813211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57257" calcext:value-type="float">
            <text:p>6.657257</text:p>
          </table:table-cell>
          <table:table-cell table:formula="of:=AVERAGE([.B849:.B898])" office:value-type="float" office:value="6.81412082" calcext:value-type="float">
            <text:p>6.8141208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22021" calcext:value-type="float">
            <text:p>6.622021</text:p>
          </table:table-cell>
          <table:table-cell table:formula="of:=AVERAGE([.B850:.B899])" office:value-type="float" office:value="6.8158196" calcext:value-type="float">
            <text:p>6.815819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01969" calcext:value-type="float">
            <text:p>6.601969</text:p>
          </table:table-cell>
          <table:table-cell table:formula="of:=AVERAGE([.B851:.B900])" office:value-type="float" office:value="6.81826764" calcext:value-type="float">
            <text:p>6.8182676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99938" calcext:value-type="float">
            <text:p>6.599938</text:p>
          </table:table-cell>
          <table:table-cell table:formula="of:=AVERAGE([.B852:.B901])" office:value-type="float" office:value="6.82130952" calcext:value-type="float">
            <text:p>6.8213095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15885" calcext:value-type="float">
            <text:p>6.615885</text:p>
          </table:table-cell>
          <table:table-cell table:formula="of:=AVERAGE([.B853:.B902])" office:value-type="float" office:value="6.8247112" calcext:value-type="float">
            <text:p>6.824711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47097" calcext:value-type="float">
            <text:p>6.647097</text:p>
          </table:table-cell>
          <table:table-cell table:formula="of:=AVERAGE([.B854:.B903])" office:value-type="float" office:value="6.82820658" calcext:value-type="float">
            <text:p>6.8282065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88916" calcext:value-type="float">
            <text:p>6.688916</text:p>
          </table:table-cell>
          <table:table-cell table:formula="of:=AVERAGE([.B855:.B904])" office:value-type="float" office:value="6.83154278" calcext:value-type="float">
            <text:p>6.8315427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35743" calcext:value-type="float">
            <text:p>6.735743</text:p>
          </table:table-cell>
          <table:table-cell table:formula="of:=AVERAGE([.B856:.B905])" office:value-type="float" office:value="6.834515" calcext:value-type="float">
            <text:p>6.83451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8204" calcext:value-type="float">
            <text:p>6.78204</text:p>
          </table:table-cell>
          <table:table-cell table:formula="of:=AVERAGE([.B857:.B906])" office:value-type="float" office:value="6.83698678" calcext:value-type="float">
            <text:p>6.8369867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23117" calcext:value-type="float">
            <text:p>6.823117</text:p>
          </table:table-cell>
          <table:table-cell table:formula="of:=AVERAGE([.B858:.B907])" office:value-type="float" office:value="6.83889616" calcext:value-type="float">
            <text:p>6.83889616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55625" calcext:value-type="float">
            <text:p>6.855625</text:p>
          </table:table-cell>
          <table:table-cell table:formula="of:=AVERAGE([.B859:.B908])" office:value-type="float" office:value="6.84025116" calcext:value-type="float">
            <text:p>6.8402511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77736" calcext:value-type="float">
            <text:p>6.877736</text:p>
          </table:table-cell>
          <table:table-cell table:formula="of:=AVERAGE([.B860:.B909])" office:value-type="float" office:value="6.84111814" calcext:value-type="float">
            <text:p>6.8411181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89073" calcext:value-type="float">
            <text:p>6.889073</text:p>
          </table:table-cell>
          <table:table-cell table:formula="of:=AVERAGE([.B861:.B910])" office:value-type="float" office:value="6.84160586" calcext:value-type="float">
            <text:p>6.8416058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90445" calcext:value-type="float">
            <text:p>6.890445</text:p>
          </table:table-cell>
          <table:table-cell table:formula="of:=AVERAGE([.B862:.B911])" office:value-type="float" office:value="6.84184652" calcext:value-type="float">
            <text:p>6.8418465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83477" calcext:value-type="float">
            <text:p>6.883477</text:p>
          </table:table-cell>
          <table:table-cell table:formula="of:=AVERAGE([.B863:.B912])" office:value-type="float" office:value="6.84197514" calcext:value-type="float">
            <text:p>6.8419751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70199" calcext:value-type="float">
            <text:p>6.870199</text:p>
          </table:table-cell>
          <table:table-cell table:formula="of:=AVERAGE([.B864:.B913])" office:value-type="float" office:value="6.84210862" calcext:value-type="float">
            <text:p>6.8421086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52678" calcext:value-type="float">
            <text:p>6.852678</text:p>
          </table:table-cell>
          <table:table-cell table:formula="of:=AVERAGE([.B865:.B914])" office:value-type="float" office:value="6.84232778" calcext:value-type="float">
            <text:p>6.8423277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3277" calcext:value-type="float">
            <text:p>6.83277</text:p>
          </table:table-cell>
          <table:table-cell table:formula="of:=AVERAGE([.B866:.B915])" office:value-type="float" office:value="6.84266554" calcext:value-type="float">
            <text:p>6.8426655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12025" calcext:value-type="float">
            <text:p>6.812025</text:p>
          </table:table-cell>
          <table:table-cell table:formula="of:=AVERAGE([.B867:.B916])" office:value-type="float" office:value="6.84310412" calcext:value-type="float">
            <text:p>6.8431041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91752" calcext:value-type="float">
            <text:p>6.791752</text:p>
          </table:table-cell>
          <table:table-cell table:formula="of:=AVERAGE([.B868:.B917])" office:value-type="float" office:value="6.84358228" calcext:value-type="float">
            <text:p>6.8435822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73168" calcext:value-type="float">
            <text:p>6.773168</text:p>
          </table:table-cell>
          <table:table-cell table:formula="of:=AVERAGE([.B869:.B918])" office:value-type="float" office:value="6.84401086" calcext:value-type="float">
            <text:p>6.84401086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57542" calcext:value-type="float">
            <text:p>6.757542</text:p>
          </table:table-cell>
          <table:table-cell table:formula="of:=AVERAGE([.B870:.B919])" office:value-type="float" office:value="6.84429308" calcext:value-type="float">
            <text:p>6.84429308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4622" calcext:value-type="float">
            <text:p>6.74622</text:p>
          </table:table-cell>
          <table:table-cell table:formula="of:=AVERAGE([.B871:.B920])" office:value-type="float" office:value="6.84434476" calcext:value-type="float">
            <text:p>6.84434476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40502" calcext:value-type="float">
            <text:p>6.740502</text:p>
          </table:table-cell>
          <table:table-cell table:formula="of:=AVERAGE([.B872:.B921])" office:value-type="float" office:value="6.84411022" calcext:value-type="float">
            <text:p>6.8441102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41375" calcext:value-type="float">
            <text:p>6.741375</text:p>
          </table:table-cell>
          <table:table-cell table:formula="of:=AVERAGE([.B873:.B922])" office:value-type="float" office:value="6.8435709" calcext:value-type="float">
            <text:p>6.8435709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49215" calcext:value-type="float">
            <text:p>6.749215</text:p>
          </table:table-cell>
          <table:table-cell table:formula="of:=AVERAGE([.B874:.B923])" office:value-type="float" office:value="6.84274556" calcext:value-type="float">
            <text:p>6.84274556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3585" calcext:value-type="float">
            <text:p>6.763585</text:p>
          </table:table-cell>
          <table:table-cell table:formula="of:=AVERAGE([.B875:.B924])" office:value-type="float" office:value="6.841683" calcext:value-type="float">
            <text:p>6.84168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83222" calcext:value-type="float">
            <text:p>6.783222</text:p>
          </table:table-cell>
          <table:table-cell table:formula="of:=AVERAGE([.B876:.B925])" office:value-type="float" office:value="6.8404492" calcext:value-type="float">
            <text:p>6.840449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6252" calcext:value-type="float">
            <text:p>6.806252</text:p>
          </table:table-cell>
          <table:table-cell table:formula="of:=AVERAGE([.B877:.B926])" office:value-type="float" office:value="6.83911182" calcext:value-type="float">
            <text:p>6.8391118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30567" calcext:value-type="float">
            <text:p>6.830567</text:p>
          </table:table-cell>
          <table:table-cell table:formula="of:=AVERAGE([.B878:.B927])" office:value-type="float" office:value="6.83772436" calcext:value-type="float">
            <text:p>6.8377243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54249" calcext:value-type="float">
            <text:p>6.854249</text:p>
          </table:table-cell>
          <table:table-cell table:formula="of:=AVERAGE([.B879:.B928])" office:value-type="float" office:value="6.83631196" calcext:value-type="float">
            <text:p>6.8363119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75904" calcext:value-type="float">
            <text:p>6.875904</text:p>
          </table:table-cell>
          <table:table-cell table:formula="of:=AVERAGE([.B880:.B929])" office:value-type="float" office:value="6.83486022" calcext:value-type="float">
            <text:p>6.8348602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94814" calcext:value-type="float">
            <text:p>6.894814</text:p>
          </table:table-cell>
          <table:table-cell table:formula="of:=AVERAGE([.B881:.B930])" office:value-type="float" office:value="6.83330826" calcext:value-type="float">
            <text:p>6.8333082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910875" calcext:value-type="float">
            <text:p>6.910875</text:p>
          </table:table-cell>
          <table:table-cell table:formula="of:=AVERAGE([.B882:.B931])" office:value-type="float" office:value="6.83154756" calcext:value-type="float">
            <text:p>6.83154756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924365" calcext:value-type="float">
            <text:p>6.924365</text:p>
          </table:table-cell>
          <table:table-cell table:formula="of:=AVERAGE([.B883:.B932])" office:value-type="float" office:value="6.8294286" calcext:value-type="float">
            <text:p>6.8294286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935612" calcext:value-type="float">
            <text:p>6.935612</text:p>
          </table:table-cell>
          <table:table-cell table:formula="of:=AVERAGE([.B884:.B933])" office:value-type="float" office:value="6.82677696" calcext:value-type="float">
            <text:p>6.8267769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44693" calcext:value-type="float">
            <text:p>6.944693</text:p>
          </table:table-cell>
          <table:table-cell table:formula="of:=AVERAGE([.B885:.B934])" office:value-type="float" office:value="6.8234195" calcext:value-type="float">
            <text:p>6.823419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51256" calcext:value-type="float">
            <text:p>6.951256</text:p>
          </table:table-cell>
          <table:table-cell table:formula="of:=AVERAGE([.B886:.B935])" office:value-type="float" office:value="6.81921902" calcext:value-type="float">
            <text:p>6.81921902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54506" calcext:value-type="float">
            <text:p>6.954506</text:p>
          </table:table-cell>
          <table:table-cell table:formula="of:=AVERAGE([.B887:.B936])" office:value-type="float" office:value="6.8141124" calcext:value-type="float">
            <text:p>6.814112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5339" calcext:value-type="float">
            <text:p>6.95339</text:p>
          </table:table-cell>
          <table:table-cell table:formula="of:=AVERAGE([.B888:.B937])" office:value-type="float" office:value="6.80814484" calcext:value-type="float">
            <text:p>6.8081448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46886" calcext:value-type="float">
            <text:p>6.946886</text:p>
          </table:table-cell>
          <table:table-cell table:formula="of:=AVERAGE([.B889:.B938])" office:value-type="float" office:value="6.80149038" calcext:value-type="float">
            <text:p>6.8014903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934342" calcext:value-type="float">
            <text:p>6.934342</text:p>
          </table:table-cell>
          <table:table-cell table:formula="of:=AVERAGE([.B890:.B939])" office:value-type="float" office:value="6.79445018" calcext:value-type="float">
            <text:p>6.7944501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915748" calcext:value-type="float">
            <text:p>6.915748</text:p>
          </table:table-cell>
          <table:table-cell table:formula="of:=AVERAGE([.B891:.B940])" office:value-type="float" office:value="6.7874233" calcext:value-type="float">
            <text:p>6.787423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91878" calcext:value-type="float">
            <text:p>6.891878</text:p>
          </table:table-cell>
          <table:table-cell table:formula="of:=AVERAGE([.B892:.B941])" office:value-type="float" office:value="6.78085176" calcext:value-type="float">
            <text:p>6.78085176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864266" calcext:value-type="float">
            <text:p>6.864266</text:p>
          </table:table-cell>
          <table:table-cell table:formula="of:=AVERAGE([.B893:.B942])" office:value-type="float" office:value="6.77514954" calcext:value-type="float">
            <text:p>6.77514954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35024" calcext:value-type="float">
            <text:p>6.835024</text:p>
          </table:table-cell>
          <table:table-cell table:formula="of:=AVERAGE([.B894:.B943])" office:value-type="float" office:value="6.77063094" calcext:value-type="float">
            <text:p>6.7706309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06558" calcext:value-type="float">
            <text:p>6.806558</text:p>
          </table:table-cell>
          <table:table-cell table:formula="of:=AVERAGE([.B895:.B944])" office:value-type="float" office:value="6.76745534" calcext:value-type="float">
            <text:p>6.76745534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8125" calcext:value-type="float">
            <text:p>6.78125</text:p>
          </table:table-cell>
          <table:table-cell table:formula="of:=AVERAGE([.B896:.B945])" office:value-type="float" office:value="6.76560088" calcext:value-type="float">
            <text:p>6.7656008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61166" calcext:value-type="float">
            <text:p>6.761166</text:p>
          </table:table-cell>
          <table:table-cell table:formula="of:=AVERAGE([.B897:.B946])" office:value-type="float" office:value="6.76487158" calcext:value-type="float">
            <text:p>6.7648715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47848" calcext:value-type="float">
            <text:p>6.747848</text:p>
          </table:table-cell>
          <table:table-cell table:formula="of:=AVERAGE([.B898:.B947])" office:value-type="float" office:value="6.76493344" calcext:value-type="float">
            <text:p>6.7649334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42196" calcext:value-type="float">
            <text:p>6.742196</text:p>
          </table:table-cell>
          <table:table-cell table:formula="of:=AVERAGE([.B899:.B948])" office:value-type="float" office:value="6.76536896" calcext:value-type="float">
            <text:p>6.76536896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44423" calcext:value-type="float">
            <text:p>6.744423</text:p>
          </table:table-cell>
          <table:table-cell table:formula="of:=AVERAGE([.B900:.B949])" office:value-type="float" office:value="6.76573632" calcext:value-type="float">
            <text:p>6.7657363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54063" calcext:value-type="float">
            <text:p>6.754063</text:p>
          </table:table-cell>
          <table:table-cell table:formula="of:=AVERAGE([.B901:.B950])" office:value-type="float" office:value="6.76562136" calcext:value-type="float">
            <text:p>6.7656213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70022" calcext:value-type="float">
            <text:p>6.770022</text:p>
          </table:table-cell>
          <table:table-cell table:formula="of:=AVERAGE([.B902:.B951])" office:value-type="float" office:value="6.76467458" calcext:value-type="float">
            <text:p>6.76467458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90654" calcext:value-type="float">
            <text:p>6.790654</text:p>
          </table:table-cell>
          <table:table-cell table:formula="of:=AVERAGE([.B903:.B952])" office:value-type="float" office:value="6.76263122" calcext:value-type="float">
            <text:p>6.7626312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13907" calcext:value-type="float">
            <text:p>6.813907</text:p>
          </table:table-cell>
          <table:table-cell table:formula="of:=AVERAGE([.B904:.B953])" office:value-type="float" office:value="6.75931848" calcext:value-type="float">
            <text:p>6.7593184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37527" calcext:value-type="float">
            <text:p>6.837527</text:p>
          </table:table-cell>
          <table:table-cell table:formula="of:=AVERAGE([.B905:.B954])" office:value-type="float" office:value="6.75465636" calcext:value-type="float">
            <text:p>6.754656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59332" calcext:value-type="float">
            <text:p>6.859332</text:p>
          </table:table-cell>
          <table:table-cell table:formula="of:=AVERAGE([.B906:.B955])" office:value-type="float" office:value="6.74865898" calcext:value-type="float">
            <text:p>6.7486589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77509" calcext:value-type="float">
            <text:p>6.877509</text:p>
          </table:table-cell>
          <table:table-cell table:formula="of:=AVERAGE([.B907:.B956])" office:value-type="float" office:value="6.74143916" calcext:value-type="float">
            <text:p>6.7414391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90867" calcext:value-type="float">
            <text:p>6.890867</text:p>
          </table:table-cell>
          <table:table-cell table:formula="of:=AVERAGE([.B908:.B957])" office:value-type="float" office:value="6.73321418" calcext:value-type="float">
            <text:p>6.7332141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98974" calcext:value-type="float">
            <text:p>6.898974</text:p>
          </table:table-cell>
          <table:table-cell table:formula="of:=AVERAGE([.B909:.B958])" office:value-type="float" office:value="6.72430558" calcext:value-type="float">
            <text:p>6.72430558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02122" calcext:value-type="float">
            <text:p>6.902122</text:p>
          </table:table-cell>
          <table:table-cell table:formula="of:=AVERAGE([.B910:.B959])" office:value-type="float" office:value="6.71512438" calcext:value-type="float">
            <text:p>6.7151243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01106" calcext:value-type="float">
            <text:p>6.901106</text:p>
          </table:table-cell>
          <table:table-cell table:formula="of:=AVERAGE([.B911:.B960])" office:value-type="float" office:value="6.70613552" calcext:value-type="float">
            <text:p>6.7061355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96876" calcext:value-type="float">
            <text:p>6.896876</text:p>
          </table:table-cell>
          <table:table-cell table:formula="of:=AVERAGE([.B912:.B961])" office:value-type="float" office:value="6.69780226" calcext:value-type="float">
            <text:p>6.69780226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90151" calcext:value-type="float">
            <text:p>6.890151</text:p>
          </table:table-cell>
          <table:table-cell table:formula="of:=AVERAGE([.B913:.B962])" office:value-type="float" office:value="6.6905193" calcext:value-type="float">
            <text:p>6.690519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81157" calcext:value-type="float">
            <text:p>6.881157</text:p>
          </table:table-cell>
          <table:table-cell table:formula="of:=AVERAGE([.B914:.B963])" office:value-type="float" office:value="6.6845497" calcext:value-type="float">
            <text:p>6.684549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69566" calcext:value-type="float">
            <text:p>6.869566</text:p>
          </table:table-cell>
          <table:table-cell table:formula="of:=AVERAGE([.B915:.B964])" office:value-type="float" office:value="6.6799809" calcext:value-type="float">
            <text:p>6.679980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54699" calcext:value-type="float">
            <text:p>6.854699</text:p>
          </table:table-cell>
          <table:table-cell table:formula="of:=AVERAGE([.B916:.B965])" office:value-type="float" office:value="6.67671008" calcext:value-type="float">
            <text:p>6.6767100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35933" calcext:value-type="float">
            <text:p>6.835933</text:p>
          </table:table-cell>
          <table:table-cell table:formula="of:=AVERAGE([.B917:.B966])" office:value-type="float" office:value="6.67446076" calcext:value-type="float">
            <text:p>6.6744607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13181" calcext:value-type="float">
            <text:p>6.813181</text:p>
          </table:table-cell>
          <table:table-cell table:formula="of:=AVERAGE([.B918:.B967])" office:value-type="float" office:value="6.6728253" calcext:value-type="float">
            <text:p>6.672825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87279" calcext:value-type="float">
            <text:p>6.787279</text:p>
          </table:table-cell>
          <table:table-cell table:formula="of:=AVERAGE([.B919:.B968])" office:value-type="float" office:value="6.67132392" calcext:value-type="float">
            <text:p>6.6713239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60126" calcext:value-type="float">
            <text:p>6.760126</text:p>
          </table:table-cell>
          <table:table-cell table:formula="of:=AVERAGE([.B920:.B969])" office:value-type="float" office:value="6.66947008" calcext:value-type="float">
            <text:p>6.6694700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34493" calcext:value-type="float">
            <text:p>6.734493</text:p>
          </table:table-cell>
          <table:table-cell table:formula="of:=AVERAGE([.B921:.B970])" office:value-type="float" office:value="6.66683332" calcext:value-type="float">
            <text:p>6.66683332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13536" calcext:value-type="float">
            <text:p>6.713536</text:p>
          </table:table-cell>
          <table:table-cell table:formula="of:=AVERAGE([.B922:.B971])" office:value-type="float" office:value="6.66309222" calcext:value-type="float">
            <text:p>6.6630922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00108" calcext:value-type="float">
            <text:p>6.700108</text:p>
          </table:table-cell>
          <table:table-cell table:formula="of:=AVERAGE([.B923:.B972])" office:value-type="float" office:value="6.65807118" calcext:value-type="float">
            <text:p>6.6580711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96087" calcext:value-type="float">
            <text:p>6.696087</text:p>
          </table:table-cell>
          <table:table-cell table:formula="of:=AVERAGE([.B924:.B973])" office:value-type="float" office:value="6.65175644" calcext:value-type="float">
            <text:p>6.6517564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01895" calcext:value-type="float">
            <text:p>6.701895</text:p>
          </table:table-cell>
          <table:table-cell table:formula="of:=AVERAGE([.B925:.B974])" office:value-type="float" office:value="6.64428834" calcext:value-type="float">
            <text:p>6.6442883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16353" calcext:value-type="float">
            <text:p>6.716353</text:p>
          </table:table-cell>
          <table:table-cell table:formula="of:=AVERAGE([.B926:.B975])" office:value-type="float" office:value="6.6359317" calcext:value-type="float">
            <text:p>6.635931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36879" calcext:value-type="float">
            <text:p>6.736879</text:p>
          </table:table-cell>
          <table:table-cell table:formula="of:=AVERAGE([.B927:.B976])" office:value-type="float" office:value="6.62703046" calcext:value-type="float">
            <text:p>6.62703046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59947" calcext:value-type="float">
            <text:p>6.759947</text:p>
          </table:table-cell>
          <table:table-cell table:formula="of:=AVERAGE([.B928:.B977])" office:value-type="float" office:value="6.61795736" calcext:value-type="float">
            <text:p>6.61795736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81662" calcext:value-type="float">
            <text:p>6.781662</text:p>
          </table:table-cell>
          <table:table-cell table:formula="of:=AVERAGE([.B929:.B978])" office:value-type="float" office:value="6.6090691" calcext:value-type="float">
            <text:p>6.609069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98306" calcext:value-type="float">
            <text:p>6.798306</text:p>
          </table:table-cell>
          <table:table-cell table:formula="of:=AVERAGE([.B930:.B979])" office:value-type="float" office:value="6.60067448" calcext:value-type="float">
            <text:p>6.60067448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06779" calcext:value-type="float">
            <text:p>6.806779</text:p>
          </table:table-cell>
          <table:table-cell table:formula="of:=AVERAGE([.B931:.B980])" office:value-type="float" office:value="6.59301754" calcext:value-type="float">
            <text:p>6.5930175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04927" calcext:value-type="float">
            <text:p>6.804927</text:p>
          </table:table-cell>
          <table:table-cell table:formula="of:=AVERAGE([.B932:.B981])" office:value-type="float" office:value="6.58627266" calcext:value-type="float">
            <text:p>6.5862726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91783" calcext:value-type="float">
            <text:p>6.791783</text:p>
          </table:table-cell>
          <table:table-cell table:formula="of:=AVERAGE([.B933:.B982])" office:value-type="float" office:value="6.58054584" calcext:value-type="float">
            <text:p>6.5805458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67739" calcext:value-type="float">
            <text:p>6.767739</text:p>
          </table:table-cell>
          <table:table-cell table:formula="of:=AVERAGE([.B934:.B983])" office:value-type="float" office:value="6.5758754" calcext:value-type="float">
            <text:p>6.5758754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34669" calcext:value-type="float">
            <text:p>6.734669</text:p>
          </table:table-cell>
          <table:table-cell table:formula="of:=AVERAGE([.B935:.B984])" office:value-type="float" office:value="6.57222738" calcext:value-type="float">
            <text:p>6.572227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95925" calcext:value-type="float">
            <text:p>6.695925</text:p>
          </table:table-cell>
          <table:table-cell table:formula="of:=AVERAGE([.B936:.B985])" office:value-type="float" office:value="6.56948324" calcext:value-type="float">
            <text:p>6.5694832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56128" calcext:value-type="float">
            <text:p>6.656128</text:p>
          </table:table-cell>
          <table:table-cell table:formula="of:=AVERAGE([.B937:.B986])" office:value-type="float" office:value="6.5674226" calcext:value-type="float">
            <text:p>6.567422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20667" calcext:value-type="float">
            <text:p>6.620667</text:p>
          </table:table-cell>
          <table:table-cell table:formula="of:=AVERAGE([.B938:.B987])" office:value-type="float" office:value="6.5657086" calcext:value-type="float">
            <text:p>6.5657086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94876" calcext:value-type="float">
            <text:p>6.594876</text:p>
          </table:table-cell>
          <table:table-cell table:formula="of:=AVERAGE([.B939:.B988])" office:value-type="float" office:value="6.56388702" calcext:value-type="float">
            <text:p>6.5638870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82998" calcext:value-type="float">
            <text:p>6.582998</text:p>
          </table:table-cell>
          <table:table-cell table:formula="of:=AVERAGE([.B940:.B989])" office:value-type="float" office:value="6.56141164" calcext:value-type="float">
            <text:p>6.56141164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587171" calcext:value-type="float">
            <text:p>6.587171</text:p>
          </table:table-cell>
          <table:table-cell table:formula="of:=AVERAGE([.B941:.B990])" office:value-type="float" office:value="6.557704" calcext:value-type="float">
            <text:p>6.557704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06767" calcext:value-type="float">
            <text:p>6.606767</text:p>
          </table:table-cell>
          <table:table-cell table:formula="of:=AVERAGE([.B942:.B991])" office:value-type="float" office:value="6.55224684" calcext:value-type="float">
            <text:p>6.5522468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38336" calcext:value-type="float">
            <text:p>6.638336</text:p>
          </table:table-cell>
          <table:table-cell table:formula="of:=AVERAGE([.B943:.B992])" office:value-type="float" office:value="6.5446979" calcext:value-type="float">
            <text:p>6.544697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76244" calcext:value-type="float">
            <text:p>6.676244</text:p>
          </table:table-cell>
          <table:table-cell table:formula="of:=AVERAGE([.B944:.B993])" office:value-type="float" office:value="6.5349994" calcext:value-type="float">
            <text:p>6.534999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13835" calcext:value-type="float">
            <text:p>6.713835</text:p>
          </table:table-cell>
          <table:table-cell table:formula="of:=AVERAGE([.B945:.B994])" office:value-type="float" office:value="6.5234517" calcext:value-type="float">
            <text:p>6.523451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44785" calcext:value-type="float">
            <text:p>6.744785</text:p>
          </table:table-cell>
          <table:table-cell table:formula="of:=AVERAGE([.B946:.B995])" office:value-type="float" office:value="6.51072306" calcext:value-type="float">
            <text:p>6.51072306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64259" calcext:value-type="float">
            <text:p>6.764259</text:p>
          </table:table-cell>
          <table:table-cell table:formula="of:=AVERAGE([.B947:.B996])" office:value-type="float" office:value="6.49778136" calcext:value-type="float">
            <text:p>6.49778136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69624" calcext:value-type="float">
            <text:p>6.769624</text:p>
          </table:table-cell>
          <table:table-cell table:formula="of:=AVERAGE([.B948:.B997])" office:value-type="float" office:value="6.48575642" calcext:value-type="float">
            <text:p>6.48575642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60564" calcext:value-type="float">
            <text:p>6.760564</text:p>
          </table:table-cell>
          <table:table-cell table:formula="of:=AVERAGE([.B949:.B998])" office:value-type="float" office:value="6.4757632" calcext:value-type="float">
            <text:p>6.4757632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38675" calcext:value-type="float">
            <text:p>6.738675</text:p>
          </table:table-cell>
          <table:table-cell table:formula="of:=AVERAGE([.B950:.B999])" office:value-type="float" office:value="6.46872856" calcext:value-type="float">
            <text:p>6.4687285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06724" calcext:value-type="float">
            <text:p>6.706724</text:p>
          </table:table-cell>
          <table:table-cell table:formula="of:=AVERAGE([.B951:.B1000])" office:value-type="float" office:value="6.4652582" calcext:value-type="float">
            <text:p>6.465258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67854" calcext:value-type="float">
            <text:p>6.667854</text:p>
          </table:table-cell>
          <table:table-cell table:formula="of:=AVERAGE([.B952:.B1001])" office:value-type="float" office:value="6.46033032653061" calcext:value-type="float">
            <text:p>6.460330326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25017" calcext:value-type="float">
            <text:p>6.625017</text:p>
          </table:table-cell>
          <table:table-cell table:formula="of:=AVERAGE([.B953:.B1002])" office:value-type="float" office:value="6.45600691666667" calcext:value-type="float">
            <text:p>6.456006916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80801" calcext:value-type="float">
            <text:p>6.580801</text:p>
          </table:table-cell>
          <table:table-cell table:formula="of:=AVERAGE([.B954:.B1003])" office:value-type="float" office:value="6.45241095744681" calcext:value-type="float">
            <text:p>6.452410957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37658" calcext:value-type="float">
            <text:p>6.537658</text:p>
          </table:table-cell>
          <table:table-cell table:formula="of:=AVERAGE([.B955:.B1004])" office:value-type="float" office:value="6.44961986956522" calcext:value-type="float">
            <text:p>6.449619869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498341" calcext:value-type="float">
            <text:p>6.498341</text:p>
          </table:table-cell>
          <table:table-cell table:formula="of:=AVERAGE([.B956:.B1005])" office:value-type="float" office:value="6.44766346666667" calcext:value-type="float">
            <text:p>6.44766346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46626" calcext:value-type="float">
            <text:p>6.46626</text:p>
          </table:table-cell>
          <table:table-cell table:formula="of:=AVERAGE([.B957:.B1006])" office:value-type="float" office:value="6.44651170454546" calcext:value-type="float">
            <text:p>6.446511704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45437" calcext:value-type="float">
            <text:p>6.445437</text:p>
          </table:table-cell>
          <table:table-cell table:formula="of:=AVERAGE([.B958:.B1007])" office:value-type="float" office:value="6.44605244186047" calcext:value-type="float">
            <text:p>6.4460524419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439914" calcext:value-type="float">
            <text:p>6.439914</text:p>
          </table:table-cell>
          <table:table-cell table:formula="of:=AVERAGE([.B959:.B1008])" office:value-type="float" office:value="6.4460670952381" calcext:value-type="float">
            <text:p>6.446067095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452679" calcext:value-type="float">
            <text:p>6.452679</text:p>
          </table:table-cell>
          <table:table-cell table:formula="of:=AVERAGE([.B960:.B1009])" office:value-type="float" office:value="6.44621717073171" calcext:value-type="float">
            <text:p>6.446217170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484443" calcext:value-type="float">
            <text:p>6.484443</text:p>
          </table:table-cell>
          <table:table-cell table:formula="of:=AVERAGE([.B961:.B1010])" office:value-type="float" office:value="6.446055625" calcext:value-type="float">
            <text:p>6.4460556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32728" calcext:value-type="float">
            <text:p>6.532728</text:p>
          </table:table-cell>
          <table:table-cell table:formula="of:=AVERAGE([.B962:.B1011])" office:value-type="float" office:value="6.44507133333333" calcext:value-type="float">
            <text:p>6.445071333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91671" calcext:value-type="float">
            <text:p>6.591671</text:p>
          </table:table-cell>
          <table:table-cell table:formula="of:=AVERAGE([.B963:.B1012])" office:value-type="float" office:value="6.44276457894737" calcext:value-type="float">
            <text:p>6.442764578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52717" calcext:value-type="float">
            <text:p>6.652717</text:p>
          </table:table-cell>
          <table:table-cell table:formula="of:=AVERAGE([.B964:.B1013])" office:value-type="float" office:value="6.43874008108108" calcext:value-type="float">
            <text:p>6.438740081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6025" calcext:value-type="float">
            <text:p>6.706025</text:p>
          </table:table-cell>
          <table:table-cell table:formula="of:=AVERAGE([.B965:.B1014])" office:value-type="float" office:value="6.43279627777778" calcext:value-type="float">
            <text:p>6.4327962778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42233" calcext:value-type="float">
            <text:p>6.742233</text:p>
          </table:table-cell>
          <table:table-cell table:formula="of:=AVERAGE([.B966:.B1015])" office:value-type="float" office:value="6.42498974285714" calcext:value-type="float">
            <text:p>6.424989742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5416" calcext:value-type="float">
            <text:p>6.75416</text:p>
          </table:table-cell>
          <table:table-cell table:formula="of:=AVERAGE([.B967:.B1016])" office:value-type="float" office:value="6.41565905882353" calcext:value-type="float">
            <text:p>6.415659058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38112" calcext:value-type="float">
            <text:p>6.738112</text:p>
          </table:table-cell>
          <table:table-cell table:formula="of:=AVERAGE([.B968:.B1017])" office:value-type="float" office:value="6.40540145454545" calcext:value-type="float">
            <text:p>6.405401454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94587" calcext:value-type="float">
            <text:p>6.694587</text:p>
          </table:table-cell>
          <table:table-cell table:formula="of:=AVERAGE([.B969:.B1018])" office:value-type="float" office:value="6.39500425" calcext:value-type="float">
            <text:p>6.395004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28288" calcext:value-type="float">
            <text:p>6.628288</text:p>
          </table:table-cell>
          <table:table-cell table:formula="of:=AVERAGE([.B970:.B1019])" office:value-type="float" office:value="6.38534029032258" calcext:value-type="float">
            <text:p>6.385340290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47438" calcext:value-type="float">
            <text:p>6.547438</text:p>
          </table:table-cell>
          <table:table-cell table:formula="of:=AVERAGE([.B971:.B1020])" office:value-type="float" office:value="6.37724203333333" calcext:value-type="float">
            <text:p>6.3772420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462484" calcext:value-type="float">
            <text:p>6.462484</text:p>
          </table:table-cell>
          <table:table-cell table:formula="of:=AVERAGE([.B972:.B1021])" office:value-type="float" office:value="6.37137320689655" calcext:value-type="float">
            <text:p>6.371373206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384371" calcext:value-type="float">
            <text:p>6.384371</text:p>
          </table:table-cell>
          <table:table-cell table:formula="of:=AVERAGE([.B973:.B1022])" office:value-type="float" office:value="6.36811925" calcext:value-type="float">
            <text:p>6.3681192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322682" calcext:value-type="float">
            <text:p>6.322682</text:p>
          </table:table-cell>
          <table:table-cell table:formula="of:=AVERAGE([.B974:.B1023])" office:value-type="float" office:value="6.36751733333333" calcext:value-type="float">
            <text:p>6.367517333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284063" calcext:value-type="float">
            <text:p>6.284063</text:p>
          </table:table-cell>
          <table:table-cell table:formula="of:=AVERAGE([.B975:.B1024])" office:value-type="float" office:value="6.36924176923077" calcext:value-type="float">
            <text:p>6.369241769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271291" calcext:value-type="float">
            <text:p>6.271291</text:p>
          </table:table-cell>
          <table:table-cell table:formula="of:=AVERAGE([.B976:.B1025])" office:value-type="float" office:value="6.37264892" calcext:value-type="float">
            <text:p>6.3726489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283224" calcext:value-type="float">
            <text:p>6.283224</text:p>
          </table:table-cell>
          <table:table-cell table:formula="of:=AVERAGE([.B977:.B1026])" office:value-type="float" office:value="6.37687216666667" calcext:value-type="float">
            <text:p>6.3768721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315534" calcext:value-type="float">
            <text:p>6.315534</text:p>
          </table:table-cell>
          <table:table-cell table:formula="of:=AVERAGE([.B978:.B1027])" office:value-type="float" office:value="6.38094382608696" calcext:value-type="float">
            <text:p>6.3809438261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361931" calcext:value-type="float">
            <text:p>6.361931</text:p>
          </table:table-cell>
          <table:table-cell table:formula="of:=AVERAGE([.B979:.B1028])" office:value-type="float" office:value="6.383917" calcext:value-type="float">
            <text:p>6.38391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415459" calcext:value-type="float">
            <text:p>6.415459</text:p>
          </table:table-cell>
          <table:table-cell table:formula="of:=AVERAGE([.B980:.B1029])" office:value-type="float" office:value="6.38496395238095" calcext:value-type="float">
            <text:p>6.3849639524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469535" calcext:value-type="float">
            <text:p>6.469535</text:p>
          </table:table-cell>
          <table:table-cell table:formula="of:=AVERAGE([.B981:.B1030])" office:value-type="float" office:value="6.3834392" calcext:value-type="float">
            <text:p>6.3834392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18586" calcext:value-type="float">
            <text:p>6.518586</text:p>
          </table:table-cell>
          <table:table-cell table:formula="of:=AVERAGE([.B982:.B1031])" office:value-type="float" office:value="6.37890784210526" calcext:value-type="float">
            <text:p>6.378907842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58261" calcext:value-type="float">
            <text:p>6.558261</text:p>
          </table:table-cell>
          <table:table-cell table:formula="of:=AVERAGE([.B983:.B1032])" office:value-type="float" office:value="6.37114794444445" calcext:value-type="float">
            <text:p>6.371147944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85338" calcext:value-type="float">
            <text:p>6.585338</text:p>
          </table:table-cell>
          <table:table-cell table:formula="of:=AVERAGE([.B984:.B1033])" office:value-type="float" office:value="6.36014129411765" calcext:value-type="float">
            <text:p>6.360141294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97462" calcext:value-type="float">
            <text:p>6.597462</text:p>
          </table:table-cell>
          <table:table-cell table:formula="of:=AVERAGE([.B985:.B1034])" office:value-type="float" office:value="6.3460665" calcext:value-type="float">
            <text:p>6.346066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92893" calcext:value-type="float">
            <text:p>6.592893</text:p>
          </table:table-cell>
          <table:table-cell table:formula="of:=AVERAGE([.B986:.B1035])" office:value-type="float" office:value="6.3293068" calcext:value-type="float">
            <text:p>6.329306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570428" calcext:value-type="float">
            <text:p>6.570428</text:p>
          </table:table-cell>
          <table:table-cell table:formula="of:=AVERAGE([.B987:.B1036])" office:value-type="float" office:value="6.31047921428571" calcext:value-type="float">
            <text:p>6.3104792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29588" calcext:value-type="float">
            <text:p>6.529588</text:p>
          </table:table-cell>
          <table:table-cell table:formula="of:=AVERAGE([.B988:.B1037])" office:value-type="float" office:value="6.29048315384615" calcext:value-type="float">
            <text:p>6.290483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471107" calcext:value-type="float">
            <text:p>6.471107</text:p>
          </table:table-cell>
          <table:table-cell table:formula="of:=AVERAGE([.B989:.B1038])" office:value-type="float" office:value="6.27055775" calcext:value-type="float">
            <text:p>6.270557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397616" calcext:value-type="float">
            <text:p>6.397616</text:p>
          </table:table-cell>
          <table:table-cell table:formula="of:=AVERAGE([.B990:.B1039])" office:value-type="float" office:value="6.252326" calcext:value-type="float">
            <text:p>6.252326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314313" calcext:value-type="float">
            <text:p>6.314313</text:p>
          </table:table-cell>
          <table:table-cell table:formula="of:=AVERAGE([.B991:.B1040])" office:value-type="float" office:value="6.237797" calcext:value-type="float">
            <text:p>6.23779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22932" calcext:value-type="float">
            <text:p>6.22932</text:p>
          </table:table-cell>
          <table:table-cell table:formula="of:=AVERAGE([.B992:.B1041])" office:value-type="float" office:value="6.22929522222222" calcext:value-type="float">
            <text:p>6.229295222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153411" calcext:value-type="float">
            <text:p>6.153411</text:p>
          </table:table-cell>
          <table:table-cell table:formula="of:=AVERAGE([.B993:.B1042])" office:value-type="float" office:value="6.229292125" calcext:value-type="float">
            <text:p>6.229292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098859" calcext:value-type="float">
            <text:p>6.098859</text:p>
          </table:table-cell>
          <table:table-cell table:formula="of:=AVERAGE([.B994:.B1043])" office:value-type="float" office:value="6.24013228571429" calcext:value-type="float">
            <text:p>6.2401322857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077403" calcext:value-type="float">
            <text:p>6.077403</text:p>
          </table:table-cell>
          <table:table-cell table:formula="of:=AVERAGE([.B995:.B1044])" office:value-type="float" office:value="6.26367783333333" calcext:value-type="float">
            <text:p>6.2636778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0977" calcext:value-type="float">
            <text:p>6.0977</text:p>
          </table:table-cell>
          <table:table-cell table:formula="of:=AVERAGE([.B996:.B1045])" office:value-type="float" office:value="6.3009328" calcext:value-type="float">
            <text:p>6.300932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163012" calcext:value-type="float">
            <text:p>6.163012</text:p>
          </table:table-cell>
          <table:table-cell table:formula="of:=AVERAGE([.B997:.B1046])" office:value-type="float" office:value="6.351741" calcext:value-type="float">
            <text:p>6.351741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269963" calcext:value-type="float">
            <text:p>6.269963</text:p>
          </table:table-cell>
          <table:table-cell table:formula="of:=AVERAGE([.B998:.B1047])" office:value-type="float" office:value="6.41465066666667" calcext:value-type="float">
            <text:p>6.414650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408832" calcext:value-type="float">
            <text:p>6.408832</text:p>
          </table:table-cell>
          <table:table-cell table:formula="of:=AVERAGE([.B999:.B1048])" office:value-type="float" office:value="6.4869945" calcext:value-type="float">
            <text:p>6.486994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565157" calcext:value-type="float">
            <text:p>6.565157</text:p>
          </table:table-cell>
          <table:table-cell table:formula="of:=AVERAGE([.B1000:.B1049])" office:value-type="float" office:value="6.565157" calcext:value-type="float">
            <text:p>6.5651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00/00/00</text:date>, <text:time style:data-style-name="N2" text:time-value="01:28:16.6709977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7T01:33:18.77066879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181" meta:object-count="0"/>
  </office:meta>
</office:document-meta>
</file>